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8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5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8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1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9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0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2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3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6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8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2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3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4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7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9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2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6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8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9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9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6">
            <text:p>性別</text:p>
          </table:table-cell>
          <table:table-cell office:value-type="string" table:number-columns-spanned="1" table:number-rows-spanned="4" table:style-name="ce291">
            <text:p>總 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table:style-name="ce38"/>
          <table:table-cell table:number-columns-repeated="5" table:style-name="ce33"/>
          <table:table-cell table:number-columns-spanned="1" table:number-rows-spanned="3" table:style-name="ce289"/>
          <table:table-cell table:number-columns-spanned="1" table:number-rows-spanned="3" table:style-name="ce29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table:style-name="ce57"/>
          <table:table-cell table:style-name="ce54"/>
          <table:table-cell table:style-name="ce53"/>
          <table:table-cell table:number-columns-repeated="3" table:style-name="ce5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style-name="ce68"/>
          <table:table-cell table:style-name="ce69"/>
          <table:table-cell table:style-name="ce70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table:style-name="ce47"/>
          <table:table-cell table:style-name="ce72"/>
          <table:table-cell table:style-name="ce43"/>
          <table:table-cell table:number-columns-repeated="2" table:style-name="ce72"/>
          <table:table-cell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table:style-name="ce57"/>
          <table:table-cell table:style-name="ce74"/>
          <table:table-cell table:style-name="ce53"/>
          <table:table-cell table:number-columns-repeated="2" table:style-name="ce74"/>
          <table:table-cell table:style-name="ce54"/>
          <table:table-cell table:style-name="ce75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table:style-name="ce38"/>
          <table:table-cell table:number-columns-repeated="6" table:style-name="ce33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95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96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5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109">
            <text:p>計</text:p>
          </table:table-cell>
          <table:table-cell office:value-type="float" office:value="108946" table:style-name="ce101">
            <text:p><text:s text:c="3"/>108,946</text:p>
          </table:table-cell>
          <table:table-cell office:value-type="float" office:value="99139" table:style-name="ce101">
            <text:p><text:s text:c="3"/>99,13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108726" table:style-name="ce101">
            <text:p><text:s text:c="3"/>108,726</text:p>
          </table:table-cell>
          <table:table-cell office:value-type="float" office:value="98919" table:style-name="ce101">
            <text:p><text:s text:c="3"/>98,91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220" table:style-name="ce102">
            <text:p><text:s text:c="3"/>220</text:p>
          </table:table-cell>
          <table:table-cell office:value-type="float" office:value="220" table:style-name="ce101">
            <text:p><text:s text:c="3"/>2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110"/>
          <table:table-cell table:number-columns-repeated="16357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table:style-name="ce113"/>
          <table:table-cell table:style-name="ce114"/>
          <table:table-cell table:number-columns-repeated="3" table:style-name="ce113"/>
          <table:table-cell table:style-name="ce114"/>
          <table:table-cell table:style-name="ce113"/>
          <table:table-cell table:style-name="ce116"/>
          <table:table-cell table:style-name="ce110"/>
          <table:table-cell table:number-columns-repeated="16357"/>
        </table:table-row>
        <table:table-row table:style-name="ro7" table:visibility="collapse">
          <table:table-cell office:value-type="string" table:style-name="ce11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office:value-type="string" table:style-name="ce11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20">
            <text:p><text:s text:c="3"/>8,013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8796" table:style-name="ce119">
            <text:p><text:s text:c="3"/>8,796</text:p>
          </table:table-cell>
          <table:table-cell office:value-type="float" office:value="8009" table:style-name="ce120">
            <text:p><text:s text:c="3"/>8,009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20">
            <text:p><text:s text:c="3"/>4,314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00" table:style-name="ce125">
            <text:p><text:s text:c="3"/>4,400</text:p>
          </table:table-cell>
          <table:table-cell office:value-type="float" office:value="3699" table:style-name="ce126">
            <text:p><text:s text:c="3"/>3,699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697" table:style-name="ce126">
            <text:p><text:s text:c="3"/>3,697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10070" table:style-name="ce119">
            <text:p><text:s text:c="3"/>10,070</text:p>
          </table:table-cell>
          <table:table-cell office:value-type="float" office:value="9216" table:style-name="ce120">
            <text:p><text:s text:c="3"/>9,216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10044" table:style-name="ce119">
            <text:p><text:s text:c="3"/>10,044</text:p>
          </table:table-cell>
          <table:table-cell office:value-type="float" office:value="9190" table:style-name="ce120">
            <text:p><text:s text:c="3"/>9,190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20">
            <text:p><text:s text:c="3"/>4,94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5022" table:style-name="ce119">
            <text:p><text:s text:c="3"/>5,022</text:p>
          </table:table-cell>
          <table:table-cell office:value-type="float" office:value="4925" table:style-name="ce120">
            <text:p><text:s text:c="3"/>4,92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6">
            <text:p><text:s text:c="3"/>4,271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265" table:style-name="ce126">
            <text:p><text:s text:c="3"/>4,265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330" table:style-name="ce119">
            <text:p><text:s text:c="3"/>9,330</text:p>
          </table:table-cell>
          <table:table-cell office:value-type="float" office:value="8524" table:style-name="ce120">
            <text:p><text:s text:c="3"/>8,524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9292" table:style-name="ce119">
            <text:p><text:s text:c="3"/>9,292</text:p>
          </table:table-cell>
          <table:table-cell office:value-type="float" office:value="8486" table:style-name="ce120">
            <text:p><text:s text:c="3"/>8,486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20">
            <text:p><text:s text:c="3"/>4,570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646" table:style-name="ce119">
            <text:p><text:s text:c="3"/>4,646</text:p>
          </table:table-cell>
          <table:table-cell office:value-type="float" office:value="4556" table:style-name="ce120">
            <text:p><text:s text:c="3"/>4,556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20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6">
            <text:p><text:s text:c="3"/>3,954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125">
            <text:p><text:s text:c="3"/>4,646</text:p>
          </table:table-cell>
          <table:table-cell office:value-type="float" office:value="3930" table:style-name="ce126">
            <text:p><text:s text:c="3"/>3,930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4" table:style-name="ce113">
            <text:p><text:s text:c="3"/>8,804</text:p>
          </table:table-cell>
          <table:table-cell office:value-type="float" office:value="8028" table:style-name="ce114">
            <text:p><text:s text:c="3"/>8,028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772" table:style-name="ce113">
            <text:p><text:s text:c="3"/>8,772</text:p>
          </table:table-cell>
          <table:table-cell office:value-type="float" office:value="7996" table:style-name="ce114">
            <text:p><text:s text:c="3"/>7,996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4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20">
            <text:p><text:s text:c="3"/>4,31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386" table:style-name="ce119">
            <text:p><text:s text:c="3"/>4,386</text:p>
          </table:table-cell>
          <table:table-cell office:value-type="float" office:value="4291" table:style-name="ce120">
            <text:p><text:s text:c="3"/>4,29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717" table:style-name="ce126">
            <text:p><text:s text:c="3"/>3,717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386" table:style-name="ce125">
            <text:p><text:s text:c="3"/>4,386</text:p>
          </table:table-cell>
          <table:table-cell office:value-type="float" office:value="3705" table:style-name="ce126">
            <text:p><text:s text:c="3"/>3,705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9558" table:style-name="ce119">
            <text:p><text:s text:c="3"/>9,558</text:p>
          </table:table-cell>
          <table:table-cell office:value-type="float" office:value="8658" table:style-name="ce120">
            <text:p><text:s text:c="3"/>8,658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9516" table:style-name="ce119">
            <text:p><text:s text:c="3"/>9,516</text:p>
          </table:table-cell>
          <table:table-cell office:value-type="float" office:value="8616" table:style-name="ce120">
            <text:p><text:s text:c="3"/>8,616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2" table:style-name="ce120">
            <text:p><text:s text:c="3"/>4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20">
            <text:p><text:s text:c="3"/>4,677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758" table:style-name="ce119">
            <text:p><text:s text:c="3"/>4,758</text:p>
          </table:table-cell>
          <table:table-cell office:value-type="float" office:value="4655" table:style-name="ce120">
            <text:p><text:s text:c="3"/>4,65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6">
            <text:p><text:s text:c="3"/>3,98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4758" table:style-name="ce125">
            <text:p><text:s text:c="3"/>4,758</text:p>
          </table:table-cell>
          <table:table-cell office:value-type="float" office:value="3961" table:style-name="ce126">
            <text:p><text:s text:c="3"/>3,96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8952" table:style-name="ce119">
            <text:p><text:s text:c="3"/>8,952</text:p>
          </table:table-cell>
          <table:table-cell office:value-type="float" office:value="8173" table:style-name="ce120">
            <text:p><text:s text:c="3"/>8,173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8904" table:style-name="ce119">
            <text:p><text:s text:c="3"/>8,904</text:p>
          </table:table-cell>
          <table:table-cell office:value-type="float" office:value="8125" table:style-name="ce120">
            <text:p><text:s text:c="3"/>8,125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452" table:style-name="ce119">
            <text:p><text:s text:c="3"/>4,452</text:p>
          </table:table-cell>
          <table:table-cell office:value-type="float" office:value="4364" table:style-name="ce120">
            <text:p><text:s text:c="3"/>4,364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6">
            <text:p><text:s text:c="3"/>3,79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125">
            <text:p><text:s text:c="3"/>4,452</text:p>
          </table:table-cell>
          <table:table-cell office:value-type="float" office:value="3761" table:style-name="ce126">
            <text:p><text:s text:c="3"/>3,76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20">
            <text:p><text:s text:c="3"/>8,10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8844" table:style-name="ce119">
            <text:p><text:s text:c="3"/>8,844</text:p>
          </table:table-cell>
          <table:table-cell office:value-type="float" office:value="8074" table:style-name="ce120">
            <text:p><text:s text:c="3"/>8,07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30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422" table:style-name="ce119">
            <text:p><text:s text:c="3"/>4,422</text:p>
          </table:table-cell>
          <table:table-cell office:value-type="float" office:value="4308" table:style-name="ce120">
            <text:p><text:s text:c="3"/>4,30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48" table:style-name="ce125">
            <text:p><text:s text:c="3"/>4,448</text:p>
          </table:table-cell>
          <table:table-cell office:value-type="float" office:value="3792" table:style-name="ce126">
            <text:p><text:s text:c="3"/>3,792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422" table:style-name="ce125">
            <text:p><text:s text:c="3"/>4,422</text:p>
          </table:table-cell>
          <table:table-cell office:value-type="float" office:value="3766" table:style-name="ce126">
            <text:p><text:s text:c="3"/>3,766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09">
            <text:p>計</text:p>
          </table:table-cell>
          <table:table-cell office:value-type="float" office:value="103360" table:style-name="ce43">
            <text:p><text:s text:c="3"/>103,360</text:p>
          </table:table-cell>
          <table:table-cell office:value-type="float" office:value="96058" table:style-name="ce44">
            <text:p><text:s text:c="3"/>96,058</text:p>
          </table:table-cell>
          <table:table-cell office:value-type="float" office:value="3591" table:style-name="ce43">
            <text:p><text:s text:c="3"/>3,591</text:p>
          </table:table-cell>
          <table:table-cell office:value-type="float" office:value="3428" table:style-name="ce43">
            <text:p><text:s text:c="3"/>3,428</text:p>
          </table:table-cell>
          <table:table-cell office:value-type="float" office:value="163" table:style-name="ce43">
            <text:p><text:s text:c="3"/>163</text:p>
          </table:table-cell>
          <table:table-cell office:value-type="float" office:value="3711" table:style-name="ce44">
            <text:p><text:s text:c="3"/>3,711</text:p>
          </table:table-cell>
          <table:table-cell office:value-type="float" office:value="3251" table:style-name="ce43">
            <text:p><text:s text:c="3"/>3,251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102618" table:style-name="ce101">
            <text:p><text:s text:c="3"/>102,618</text:p>
          </table:table-cell>
          <table:table-cell office:value-type="float" office:value="95317" table:style-name="ce101">
            <text:p><text:s text:c="3"/>95,317</text:p>
          </table:table-cell>
          <table:table-cell office:value-type="float" office:value="3591" table:style-name="ce101">
            <text:p><text:s text:c="3"/>3,591</text:p>
          </table:table-cell>
          <table:table-cell office:value-type="float" office:value="3428" table:style-name="ce101">
            <text:p><text:s text:c="3"/>3,428</text:p>
          </table:table-cell>
          <table:table-cell office:value-type="float" office:value="163" table:style-name="ce101">
            <text:p><text:s text:c="3"/>163</text:p>
          </table:table-cell>
          <table:table-cell office:value-type="float" office:value="3710" table:style-name="ce101">
            <text:p><text:s text:c="3"/>3,710</text:p>
          </table:table-cell>
          <table:table-cell office:value-type="float" office:value="3251" table:style-name="ce101">
            <text:p><text:s text:c="3"/>3,251</text:p>
          </table:table-cell>
          <table:table-cell office:value-type="float" office:value="459" table:style-name="ce101">
            <text:p><text:s text:c="3"/>459</text:p>
          </table:table-cell>
          <table:table-cell office:value-type="float" office:value="742" table:style-name="ce101">
            <text:p><text:s text:c="3"/>742</text:p>
          </table:table-cell>
          <table:table-cell office:value-type="float" office:value="741" table:style-name="ce101">
            <text:p><text:s text:c="3"/>74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4">
            <text:p><text:s text:c="3"/>50,705</text:p>
          </table:table-cell>
          <table:table-cell office:value-type="float" office:value="254" table:style-name="ce43">
            <text:p><text:s text:c="3"/>254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550" table:style-name="ce44">
            <text:p><text:s text:c="3"/>550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52" table:style-name="ce33">
            <text:p><text:s text:c="3"/>352</text:p>
          </table:table-cell>
          <table:table-cell office:value-type="float" office:value="51309" table:style-name="ce101">
            <text:p><text:s text:c="3"/>51,309</text:p>
          </table:table-cell>
          <table:table-cell office:value-type="float" office:value="50505" table:style-name="ce101">
            <text:p><text:s text:c="3"/>50,505</text:p>
          </table:table-cell>
          <table:table-cell office:value-type="float" office:value="254" table:style-name="ce101">
            <text:p><text:s text:c="3"/>254</text:p>
          </table:table-cell>
          <table:table-cell office:value-type="float" office:value="182" table:style-name="ce101">
            <text:p><text:s text:c="3"/>182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550" table:style-name="ce101">
            <text:p><text:s text:c="3"/>550</text:p>
          </table:table-cell>
          <table:table-cell office:value-type="float" office:value="198" table:style-name="ce101">
            <text:p><text:s text:c="3"/>198</text:p>
          </table:table-cell>
          <table:table-cell office:value-type="float" office:value="352" table:style-name="ce101">
            <text:p><text:s text:c="3"/>352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女</text:p>
          </table:table-cell>
          <table:table-cell office:value-type="float" office:value="51851" table:style-name="ce43">
            <text:p><text:s text:c="3"/>51,851</text:p>
          </table:table-cell>
          <table:table-cell office:value-type="float" office:value="45353" table:style-name="ce44">
            <text:p><text:s text:c="3"/>45,353</text:p>
          </table:table-cell>
          <table:table-cell office:value-type="float" office:value="3337" table:style-name="ce43">
            <text:p><text:s text:c="3"/>3,337</text:p>
          </table:table-cell>
          <table:table-cell office:value-type="float" office:value="3246" table:style-name="ce43">
            <text:p><text:s text:c="3"/>3,246</text:p>
          </table:table-cell>
          <table:table-cell office:value-type="float" office:value="91" table:style-name="ce43">
            <text:p><text:s text:c="3"/>91</text:p>
          </table:table-cell>
          <table:table-cell office:value-type="float" office:value="3161" table:style-name="ce44">
            <text:p><text:s text:c="3"/>3,161</text:p>
          </table:table-cell>
          <table:table-cell office:value-type="float" office:value="3053" table:style-name="ce43">
            <text:p><text:s text:c="3"/>3,053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51309" table:style-name="ce105">
            <text:p><text:s text:c="3"/>51,309</text:p>
          </table:table-cell>
          <table:table-cell office:value-type="float" office:value="44812" table:style-name="ce105">
            <text:p><text:s text:c="3"/>44,812</text:p>
          </table:table-cell>
          <table:table-cell office:value-type="float" office:value="3337" table:style-name="ce105">
            <text:p><text:s text:c="3"/>3,337</text:p>
          </table:table-cell>
          <table:table-cell office:value-type="float" office:value="3246" table:style-name="ce105">
            <text:p><text:s text:c="3"/>3,246</text:p>
          </table:table-cell>
          <table:table-cell office:value-type="float" office:value="91" table:style-name="ce105">
            <text:p><text:s text:c="3"/>91</text:p>
          </table:table-cell>
          <table:table-cell office:value-type="float" office:value="3160" table:style-name="ce105">
            <text:p><text:s text:c="3"/>3,160</text:p>
          </table:table-cell>
          <table:table-cell office:value-type="float" office:value="3053" table:style-name="ce105">
            <text:p><text:s text:c="3"/>3,053</text:p>
          </table:table-cell>
          <table:table-cell office:value-type="float" office:value="107" table:style-name="ce105">
            <text:p><text:s text:c="3"/>107</text:p>
          </table:table-cell>
          <table:table-cell office:value-type="float" office:value="542" table:style-name="ce105">
            <text:p><text:s text:c="3"/>542</text:p>
          </table:table-cell>
          <table:table-cell office:value-type="float" office:value="541" table:style-name="ce105">
            <text:p><text:s text:c="3"/>54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7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 table:visibility="collapse">
          <table:table-cell table:style-name="ce135"/>
          <table:table-cell office:value-type="string" table:style-name="ce136">
            <text:p>計</text:p>
          </table:table-cell>
          <table:table-cell office:value-type="float" office:value="7344" table:style-name="ce113">
            <text:p><text:s text:c="3"/>7,344</text:p>
          </table:table-cell>
          <table:table-cell office:value-type="float" office:value="6734" table:style-name="ce114">
            <text:p><text:s text:c="3"/>6,734</text:p>
          </table:table-cell>
          <table:table-cell office:value-type="float" office:value="344" table:style-name="ce113">
            <text:p><text:s text:c="3"/>344</text:p>
          </table:table-cell>
          <table:table-cell office:value-type="float" office:value="322" table:style-name="ce113">
            <text:p><text:s text:c="3"/>322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7296" table:style-name="ce119">
            <text:p><text:s text:c="3"/>7,296</text:p>
          </table:table-cell>
          <table:table-cell office:value-type="float" office:value="6686" table:style-name="ce119">
            <text:p><text:s text:c="3"/>6,686</text:p>
          </table:table-cell>
          <table:table-cell office:value-type="float" office:value="344" table:style-name="ce119">
            <text:p><text:s text:c="3"/>344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20">
            <text:p><text:s text:c="3"/>3,569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555" table:style-name="ce119">
            <text:p><text:s text:c="3"/>3,555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20">
            <text:p><text:s text:c="3"/>3,165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131" table:style-name="ce119">
            <text:p><text:s text:c="3"/>3,131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36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4">
            <text:p><text:s text:c="3"/>7,854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4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8420" table:style-name="ce113">
            <text:p><text:s text:c="3"/>8,420</text:p>
          </table:table-cell>
          <table:table-cell office:value-type="float" office:value="7806" table:style-name="ce113">
            <text:p><text:s text:c="3"/>7,806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20">
            <text:p><text:s text:c="3"/>4,14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4133" table:style-name="ce119">
            <text:p><text:s text:c="3"/>4,13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20">
            <text:p><text:s text:c="3"/>3,707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20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3673" table:style-name="ce119">
            <text:p><text:s text:c="3"/>3,673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4">
            <text:p><text:s text:c="3"/>8,60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4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9248" table:style-name="ce113">
            <text:p><text:s text:c="3"/>9,248</text:p>
          </table:table-cell>
          <table:table-cell office:value-type="float" office:value="8543" table:style-name="ce113">
            <text:p><text:s text:c="3"/>8,54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20">
            <text:p><text:s text:c="3"/>4,5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541" table:style-name="ce119">
            <text:p><text:s text:c="3"/>4,54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20">
            <text:p><text:s text:c="3"/>4,04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20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002" table:style-name="ce119">
            <text:p><text:s text:c="3"/>4,00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4">
            <text:p><text:s text:c="3"/>7,51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4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978" table:style-name="ce113">
            <text:p><text:s text:c="3"/>7,978</text:p>
          </table:table-cell>
          <table:table-cell office:value-type="float" office:value="7442" table:style-name="ce113">
            <text:p><text:s text:c="3"/>7,44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20">
            <text:p><text:s text:c="3"/>3,958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936" table:style-name="ce119">
            <text:p><text:s text:c="3"/>3,936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20">
            <text:p><text:s text:c="3"/>3,554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506" table:style-name="ce119">
            <text:p><text:s text:c="3"/>3,506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4">
            <text:p><text:s text:c="3"/>8,310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4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8838" table:style-name="ce113">
            <text:p><text:s text:c="3"/>8,838</text:p>
          </table:table-cell>
          <table:table-cell office:value-type="float" office:value="8254" table:style-name="ce113">
            <text:p><text:s text:c="3"/>8,254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4372" table:style-name="ce119">
            <text:p><text:s text:c="3"/>4,37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20">
            <text:p><text:s text:c="3"/>3,928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20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3882" table:style-name="ce119">
            <text:p><text:s text:c="3"/>3,882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4">
            <text:p><text:s text:c="3"/>7,86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4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8470" table:style-name="ce113">
            <text:p><text:s text:c="3"/>8,470</text:p>
          </table:table-cell>
          <table:table-cell office:value-type="float" office:value="7820" table:style-name="ce113">
            <text:p><text:s text:c="3"/>7,820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20">
            <text:p><text:s text:c="3"/>4,17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4163" table:style-name="ce119">
            <text:p><text:s text:c="3"/>4,16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20">
            <text:p><text:s text:c="3"/>3,69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20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3657" table:style-name="ce119">
            <text:p><text:s text:c="3"/>3,657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4">
            <text:p><text:s text:c="3"/>9,174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4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734" table:style-name="ce113">
            <text:p><text:s text:c="3"/>9,734</text:p>
          </table:table-cell>
          <table:table-cell office:value-type="float" office:value="9098" table:style-name="ce113">
            <text:p><text:s text:c="3"/>9,09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20">
            <text:p><text:s text:c="3"/>4,8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867" table:style-name="ce119">
            <text:p><text:s text:c="3"/>4,867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24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6">
            <text:p><text:s text:c="3"/>4,346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867" table:style-name="ce125">
            <text:p><text:s text:c="3"/>4,867</text:p>
          </table:table-cell>
          <table:table-cell office:value-type="float" office:value="4284" table:style-name="ce125">
            <text:p><text:s text:c="3"/>4,284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18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20">
            <text:p><text:s text:c="3"/>8,145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8700" table:style-name="ce119">
            <text:p><text:s text:c="3"/>8,700</text:p>
          </table:table-cell>
          <table:table-cell office:value-type="float" office:value="8087" table:style-name="ce119">
            <text:p><text:s text:c="3"/>8,087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20">
            <text:p><text:s text:c="3"/>4,30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20">
            <text:p><text:s text:c="3"/>3,840</text:p>
          </table:table-cell>
          <table:table-cell office:value-type="float" office:value="305" table:style-name="ce119">
            <text:p><text:s text:c="3"/>305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3800" table:style-name="ce125">
            <text:p><text:s text:c="3"/>3,800</text:p>
          </table:table-cell>
          <table:table-cell office:value-type="float" office:value="305" table:style-name="ce125">
            <text:p><text:s text:c="3"/>305</text:p>
          </table:table-cell>
          <table:table-cell office:value-type="float" office:value="300" table:style-name="ce125">
            <text:p><text:s text:c="3"/>30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45" table:style-name="ce125">
            <text:p><text:s text:c="3"/>245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9032" table:style-name="ce143">
            <text:p><text:s text:c="3"/>9,032</text:p>
          </table:table-cell>
          <table:table-cell office:value-type="float" office:value="8412" table:style-name="ce143">
            <text:p><text:s text:c="3"/>8,412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97" table:style-name="ce143">
            <text:p><text:s text:c="3"/>297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78" table:style-name="ce143">
            <text:p><text:s text:c="3"/>278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8984" table:style-name="ce115">
            <text:p><text:s text:c="3"/>8,984</text:p>
          </table:table-cell>
          <table:table-cell office:value-type="float" office:value="8364" table:style-name="ce119">
            <text:p><text:s text:c="3"/>8,364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7" table:style-name="ce119">
            <text:p><text:s text:c="3"/>29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4502" table:style-name="ce145">
            <text:p><text:s text:c="3"/>4,502</text:p>
          </table:table-cell>
          <table:table-cell office:value-type="float" office:value="4449" table:style-name="ce145">
            <text:p><text:s text:c="3"/>4,44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4439" table:style-name="ce119">
            <text:p><text:s text:c="3"/>4,43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530" table:style-name="ce146">
            <text:p><text:s text:c="3"/>4,530</text:p>
          </table:table-cell>
          <table:table-cell office:value-type="float" office:value="3963" table:style-name="ce146">
            <text:p><text:s text:c="3"/>3,963</text:p>
          </table:table-cell>
          <table:table-cell office:value-type="float" office:value="288" table:style-name="ce146">
            <text:p><text:s text:c="3"/>288</text:p>
          </table:table-cell>
          <table:table-cell office:value-type="float" office:value="282" table:style-name="ce146">
            <text:p><text:s text:c="3"/>282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79" table:style-name="ce146">
            <text:p><text:s text:c="3"/>279</text:p>
          </table:table-cell>
          <table:table-cell office:value-type="float" office:value="269" table:style-name="ce146">
            <text:p><text:s text:c="3"/>269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3925" table:style-name="ce119">
            <text:p><text:s text:c="3"/>3,925</text:p>
          </table:table-cell>
          <table:table-cell office:value-type="float" office:value="288" table:style-name="ce119">
            <text:p><text:s text:c="3"/>288</text:p>
          </table:table-cell>
          <table:table-cell office:value-type="float" office:value="282" table:style-name="ce119">
            <text:p><text:s text:c="3"/>28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79" table:style-name="ce119">
            <text:p><text:s text:c="3"/>279</text:p>
          </table:table-cell>
          <table:table-cell office:value-type="float" office:value="269" table:style-name="ce119">
            <text:p><text:s text:c="3"/>26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086" table:style-name="ce143">
            <text:p><text:s text:c="3"/>8,086</text:p>
          </table:table-cell>
          <table:table-cell office:value-type="float" office:value="7532" table:style-name="ce143">
            <text:p><text:s text:c="3"/>7,532</text:p>
          </table:table-cell>
          <table:table-cell office:value-type="float" office:value="280" table:style-name="ce143">
            <text:p><text:s text:c="3"/>280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8034" table:style-name="ce115">
            <text:p><text:s text:c="3"/>8,034</text:p>
          </table:table-cell>
          <table:table-cell office:value-type="float" office:value="7480" table:style-name="ce113">
            <text:p><text:s text:c="3"/>7,480</text:p>
          </table:table-cell>
          <table:table-cell office:value-type="float" office:value="280" table:style-name="ce113">
            <text:p><text:s text:c="3"/>280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035" table:style-name="ce145">
            <text:p><text:s text:c="3"/>4,035</text:p>
          </table:table-cell>
          <table:table-cell office:value-type="float" office:value="3964" table:style-name="ce145">
            <text:p><text:s text:c="3"/>3,964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3" table:style-name="ce145">
            <text:p><text:s text:c="3"/>53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017" table:style-name="ce119">
            <text:p><text:s text:c="3"/>4,017</text:p>
          </table:table-cell>
          <table:table-cell office:value-type="float" office:value="3946" table:style-name="ce119">
            <text:p><text:s text:c="3"/>3,94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118">
            <text:p>女</text:p>
          </table:table-cell>
          <table:table-cell office:value-type="float" office:value="4051" table:style-name="ce146">
            <text:p><text:s text:c="3"/>4,051</text:p>
          </table:table-cell>
          <table:table-cell office:value-type="float" office:value="3568" table:style-name="ce146">
            <text:p><text:s text:c="3"/>3,568</text:p>
          </table:table-cell>
          <table:table-cell office:value-type="float" office:value="262" table:style-name="ce146">
            <text:p><text:s text:c="3"/>262</text:p>
          </table:table-cell>
          <table:table-cell office:value-type="float" office:value="253" table:style-name="ce146">
            <text:p><text:s text:c="3"/>253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21" table:style-name="ce146">
            <text:p><text:s text:c="3"/>221</text:p>
          </table:table-cell>
          <table:table-cell office:value-type="float" office:value="215" table:style-name="ce146">
            <text:p><text:s text:c="3"/>215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017" table:style-name="ce125">
            <text:p><text:s text:c="3"/>4,017</text:p>
          </table:table-cell>
          <table:table-cell office:value-type="float" office:value="3534" table:style-name="ce125">
            <text:p><text:s text:c="3"/>3,534</text:p>
          </table:table-cell>
          <table:table-cell office:value-type="float" office:value="262" table:style-name="ce125">
            <text:p><text:s text:c="3"/>262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2">
            <text:p>計</text:p>
          </table:table-cell>
          <table:table-cell office:value-type="float" office:value="8418" table:style-name="ce145">
            <text:p><text:s text:c="3"/>8,418</text:p>
          </table:table-cell>
          <table:table-cell office:value-type="float" office:value="7805" table:style-name="ce145">
            <text:p><text:s text:c="3"/>7,805</text:p>
          </table:table-cell>
          <table:table-cell office:value-type="float" office:value="306" table:style-name="ce145">
            <text:p><text:s text:c="3"/>306</text:p>
          </table:table-cell>
          <table:table-cell office:value-type="float" office:value="287" table:style-name="ce145">
            <text:p><text:s text:c="3"/>287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307" table:style-name="ce145">
            <text:p><text:s text:c="3"/>307</text:p>
          </table:table-cell>
          <table:table-cell office:value-type="float" office:value="262" table:style-name="ce145">
            <text:p><text:s text:c="3"/>262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8342" table:style-name="ce121">
            <text:p><text:s text:c="3"/>8,342</text:p>
          </table:table-cell>
          <table:table-cell office:value-type="float" office:value="7730" table:style-name="ce119">
            <text:p><text:s text:c="3"/>7,730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62" table:style-name="ce119">
            <text:p><text:s text:c="3"/>262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197" table:style-name="ce145">
            <text:p><text:s text:c="3"/>4,197</text:p>
          </table:table-cell>
          <table:table-cell office:value-type="float" office:value="4118" table:style-name="ce145">
            <text:p><text:s text:c="3"/>4,118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221" table:style-name="ce146">
            <text:p><text:s text:c="3"/>4,221</text:p>
          </table:table-cell>
          <table:table-cell office:value-type="float" office:value="3687" table:style-name="ce146">
            <text:p><text:s text:c="3"/>3,687</text:p>
          </table:table-cell>
          <table:table-cell office:value-type="float" office:value="276" table:style-name="ce146">
            <text:p><text:s text:c="3"/>276</text:p>
          </table:table-cell>
          <table:table-cell office:value-type="float" office:value="266" table:style-name="ce146">
            <text:p><text:s text:c="3"/>266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58" table:style-name="ce146">
            <text:p><text:s text:c="3"/>258</text:p>
          </table:table-cell>
          <table:table-cell office:value-type="float" office:value="244" table:style-name="ce146">
            <text:p><text:s text:c="3"/>244</text:p>
          </table:table-cell>
          <table:table-cell office:value-type="float" office:value="14" table:style-name="ce146">
            <text:p><text:s text:c="3"/>14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3638" table:style-name="ce125">
            <text:p><text:s text:c="3"/>3,638</text:p>
          </table:table-cell>
          <table:table-cell office:value-type="float" office:value="276" table:style-name="ce125">
            <text:p><text:s text:c="3"/>276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57" table:style-name="ce125">
            <text:p><text:s text:c="3"/>257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49" table:style-name="ce125">
            <text:p><text:s text:c="3"/>4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676" table:style-name="ce143">
            <text:p><text:s text:c="3"/>8,676</text:p>
          </table:table-cell>
          <table:table-cell office:value-type="float" office:value="8109" table:style-name="ce143">
            <text:p><text:s text:c="3"/>8,109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85" table:style-name="ce143">
            <text:p><text:s text:c="3"/>28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8574" table:style-name="ce115">
            <text:p><text:s text:c="3"/>8,574</text:p>
          </table:table-cell>
          <table:table-cell office:value-type="float" office:value="8007" table:style-name="ce113">
            <text:p><text:s text:c="3"/>8,007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0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4309" table:style-name="ce145">
            <text:p><text:s text:c="3"/>4,309</text:p>
          </table:table-cell>
          <table:table-cell office:value-type="float" office:value="4249" table:style-name="ce145">
            <text:p><text:s text:c="3"/>4,249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4227" table:style-name="ce119">
            <text:p><text:s text:c="3"/>4,22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67" table:style-name="ce145">
            <text:p><text:s text:c="3"/>4,367</text:p>
          </table:table-cell>
          <table:table-cell office:value-type="float" office:value="3860" table:style-name="ce145">
            <text:p><text:s text:c="3"/>3,860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46" table:style-name="ce145">
            <text:p><text:s text:c="3"/>246</text:p>
          </table:table-cell>
          <table:table-cell office:value-type="float" office:value="237" table:style-name="ce145">
            <text:p><text:s text:c="3"/>237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3780" table:style-name="ce119">
            <text:p><text:s text:c="3"/>3,780</text:p>
          </table:table-cell>
          <table:table-cell office:value-type="float" office:value="261" table:style-name="ce119">
            <text:p><text:s text:c="3"/>261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46" table:style-name="ce119">
            <text:p><text:s text:c="3"/>246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7月止</text:p>
          </table:table-cell>
          <table:table-cell office:value-type="string" table:style-name="ce148">
            <text:p>計</text:p>
          </table:table-cell>
          <table:table-cell office:value-type="float" office:value="53790" table:style-name="ce67">
            <text:p><text:s text:c="3"/>53,790</text:p>
          </table:table-cell>
          <table:table-cell office:value-type="float" office:value="49995" table:style-name="ce68">
            <text:p><text:s text:c="3"/>49,995</text:p>
          </table:table-cell>
          <table:table-cell office:value-type="float" office:value="1853" table:style-name="ce67">
            <text:p><text:s text:c="3"/>1,853</text:p>
          </table:table-cell>
          <table:table-cell office:value-type="float" office:value="1756" table:style-name="ce67">
            <text:p><text:s text:c="3"/>1,756</text:p>
          </table:table-cell>
          <table:table-cell office:value-type="float" office:value="97" table:style-name="ce67">
            <text:p><text:s text:c="3"/>97</text:p>
          </table:table-cell>
          <table:table-cell office:value-type="float" office:value="1942" table:style-name="ce68">
            <text:p><text:s text:c="3"/>1,942</text:p>
          </table:table-cell>
          <table:table-cell office:value-type="float" office:value="1661" table:style-name="ce67">
            <text:p><text:s text:c="3"/>1,661</text:p>
          </table:table-cell>
          <table:table-cell office:value-type="float" office:value="281" table:style-name="ce63">
            <text:p><text:s text:c="3"/>281</text:p>
          </table:table-cell>
          <table:table-cell office:value-type="float" office:value="53246" table:style-name="ce97">
            <text:p><text:s text:c="3"/>53,246</text:p>
          </table:table-cell>
          <table:table-cell office:value-type="float" office:value="49454" table:style-name="ce97">
            <text:p><text:s text:c="3"/>49,454</text:p>
          </table:table-cell>
          <table:table-cell office:value-type="float" office:value="1853" table:style-name="ce97">
            <text:p><text:s text:c="3"/>1,853</text:p>
          </table:table-cell>
          <table:table-cell office:value-type="float" office:value="1756" table:style-name="ce97">
            <text:p><text:s text:c="3"/>1,756</text:p>
          </table:table-cell>
          <table:table-cell office:value-type="float" office:value="97" table:style-name="ce97">
            <text:p><text:s text:c="3"/>97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1660" table:style-name="ce97">
            <text:p><text:s text:c="3"/>1,660</text:p>
          </table:table-cell>
          <table:table-cell office:value-type="float" office:value="279" table:style-name="ce97">
            <text:p><text:s text:c="3"/>279</text:p>
          </table:table-cell>
          <table:table-cell office:value-type="float" office:value="544" table:style-name="ce97">
            <text:p><text:s text:c="3"/>544</text:p>
          </table:table-cell>
          <table:table-cell office:value-type="float" office:value="541" table:style-name="ce97">
            <text:p><text:s text:c="3"/>541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2" table:style-name="ce99">
            <text:p><text:s text:c="3"/>2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26771" table:style-name="ce43">
            <text:p><text:s text:c="3"/>26,771</text:p>
          </table:table-cell>
          <table:table-cell office:value-type="float" office:value="26265" table:style-name="ce44">
            <text:p><text:s text:c="3"/>26,265</text:p>
          </table:table-cell>
          <table:table-cell office:value-type="float" office:value="170" table:style-name="ce43">
            <text:p><text:s text:c="3"/>170</text:p>
          </table:table-cell>
          <table:table-cell office:value-type="float" office:value="122" table:style-name="ce43">
            <text:p><text:s text:c="3"/>122</text:p>
          </table:table-cell>
          <table:table-cell office:value-type="float" office:value="48" table:style-name="ce43">
            <text:p><text:s text:c="3"/>48</text:p>
          </table:table-cell>
          <table:table-cell office:value-type="float" office:value="336" table:style-name="ce44">
            <text:p><text:s text:c="3"/>336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216" table:style-name="ce33">
            <text:p><text:s text:c="3"/>216</text:p>
          </table:table-cell>
          <table:table-cell office:value-type="float" office:value="26623" table:style-name="ce101">
            <text:p><text:s text:c="3"/>26,623</text:p>
          </table:table-cell>
          <table:table-cell office:value-type="float" office:value="26118" table:style-name="ce101">
            <text:p><text:s text:c="3"/>26,118</text:p>
          </table:table-cell>
          <table:table-cell office:value-type="float" office:value="170" table:style-name="ce101">
            <text:p><text:s text:c="3"/>170</text:p>
          </table:table-cell>
          <table:table-cell office:value-type="float" office:value="122" table:style-name="ce101">
            <text:p><text:s text:c="3"/>122</text:p>
          </table:table-cell>
          <table:table-cell office:value-type="float" office:value="48" table:style-name="ce101">
            <text:p><text:s text:c="3"/>48</text:p>
          </table:table-cell>
          <table:table-cell office:value-type="float" office:value="335" table:style-name="ce101">
            <text:p><text:s text:c="3"/>335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215" table:style-name="ce101">
            <text:p><text:s text:c="3"/>215</text:p>
          </table:table-cell>
          <table:table-cell office:value-type="float" office:value="148" table:style-name="ce101">
            <text:p><text:s text:c="3"/>148</text:p>
          </table:table-cell>
          <table:table-cell office:value-type="float" office:value="147" table:style-name="ce101">
            <text:p><text:s text:c="3"/>147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27019" table:style-name="ce53">
            <text:p><text:s text:c="3"/>27,019</text:p>
          </table:table-cell>
          <table:table-cell office:value-type="float" office:value="23730" table:style-name="ce54">
            <text:p><text:s text:c="3"/>23,730</text:p>
          </table:table-cell>
          <table:table-cell office:value-type="float" office:value="1683" table:style-name="ce53">
            <text:p><text:s text:c="3"/>1,683</text:p>
          </table:table-cell>
          <table:table-cell office:value-type="float" office:value="1634" table:style-name="ce53">
            <text:p><text:s text:c="3"/>1,634</text:p>
          </table:table-cell>
          <table:table-cell office:value-type="float" office:value="49" table:style-name="ce53">
            <text:p><text:s text:c="3"/>49</text:p>
          </table:table-cell>
          <table:table-cell office:value-type="float" office:value="1606" table:style-name="ce54">
            <text:p><text:s text:c="3"/>1,606</text:p>
          </table:table-cell>
          <table:table-cell office:value-type="float" office:value="1541" table:style-name="ce53">
            <text:p><text:s text:c="3"/>1,541</text:p>
          </table:table-cell>
          <table:table-cell office:value-type="float" office:value="65" table:style-name="ce82">
            <text:p><text:s text:c="3"/>65</text:p>
          </table:table-cell>
          <table:table-cell office:value-type="float" office:value="26623" table:style-name="ce105">
            <text:p><text:s text:c="3"/>26,623</text:p>
          </table:table-cell>
          <table:table-cell office:value-type="float" office:value="23336" table:style-name="ce105">
            <text:p><text:s text:c="3"/>23,336</text:p>
          </table:table-cell>
          <table:table-cell office:value-type="float" office:value="1683" table:style-name="ce105">
            <text:p><text:s text:c="3"/>1,683</text:p>
          </table:table-cell>
          <table:table-cell office:value-type="float" office:value="1634" table:style-name="ce105">
            <text:p><text:s text:c="3"/>1,634</text:p>
          </table:table-cell>
          <table:table-cell office:value-type="float" office:value="49" table:style-name="ce105">
            <text:p><text:s text:c="3"/>49</text:p>
          </table:table-cell>
          <table:table-cell office:value-type="float" office:value="1604" table:style-name="ce105">
            <text:p><text:s text:c="3"/>1,604</text:p>
          </table:table-cell>
          <table:table-cell office:value-type="float" office:value="1540" table:style-name="ce105">
            <text:p><text:s text:c="3"/>1,540</text:p>
          </table:table-cell>
          <table:table-cell office:value-type="float" office:value="64" table:style-name="ce105">
            <text:p><text:s text:c="3"/>64</text:p>
          </table:table-cell>
          <table:table-cell office:value-type="float" office:value="396" table:style-name="ce105">
            <text:p><text:s text:c="3"/>396</text:p>
          </table:table-cell>
          <table:table-cell office:value-type="float" office:value="394" table:style-name="ce105">
            <text:p><text:s text:c="3"/>394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table-cell table:style-name="ce135"/>
          <table:table-cell office:value-type="string" table:style-name="ce136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4">
            <text:p><text:s text:c="3"/>6,694</text:p>
          </table:table-cell>
          <table:table-cell office:value-type="float" office:value="259" table:style-name="ce113">
            <text:p><text:s text:c="3"/>259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49" table:style-name="ce114">
            <text:p><text:s text:c="3"/>24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7132" table:style-name="ce119">
            <text:p><text:s text:c="3"/>7,132</text:p>
          </table:table-cell>
          <table:table-cell office:value-type="float" office:value="6626" table:style-name="ce119">
            <text:p><text:s text:c="3"/>6,626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20">
            <text:p><text:s text:c="3"/>3,53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513" table:style-name="ce119">
            <text:p><text:s text:c="3"/>3,51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618" table:style-name="ce119">
            <text:p><text:s text:c="3"/>3,618</text:p>
          </table:table-cell>
          <table:table-cell office:value-type="float" office:value="3164" table:style-name="ce120">
            <text:p><text:s text:c="3"/>3,164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5" table:style-name="ce120">
            <text:p><text:s text:c="3"/>215</text:p>
          </table:table-cell>
          <table:table-cell office:value-type="float" office:value="207" table:style-name="ce119">
            <text:p><text:s text:c="3"/>20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113" table:style-name="ce119">
            <text:p><text:s text:c="3"/>3,113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206" table:style-name="ce119">
            <text:p><text:s text:c="3"/>20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36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4">
            <text:p><text:s text:c="3"/>6,28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6652" table:style-name="ce113">
            <text:p><text:s text:c="3"/>6,652</text:p>
          </table:table-cell>
          <table:table-cell office:value-type="float" office:value="6193" table:style-name="ce113">
            <text:p><text:s text:c="3"/>6,19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20">
            <text:p><text:s text:c="3"/>3,29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3268" table:style-name="ce119">
            <text:p><text:s text:c="3"/>3,26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392" table:style-name="ce119">
            <text:p><text:s text:c="3"/>3,392</text:p>
          </table:table-cell>
          <table:table-cell office:value-type="float" office:value="2991" table:style-name="ce120">
            <text:p><text:s text:c="3"/>2,99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20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2925" table:style-name="ce119">
            <text:p><text:s text:c="3"/>2,925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4">
            <text:p><text:s text:c="3"/>8,739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8" table:style-name="ce114">
            <text:p><text:s text:c="3"/>368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9338" table:style-name="ce113">
            <text:p><text:s text:c="3"/>9,338</text:p>
          </table:table-cell>
          <table:table-cell office:value-type="float" office:value="8640" table:style-name="ce113">
            <text:p><text:s text:c="3"/>8,640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7" table:style-name="ce113">
            <text:p><text:s text:c="3"/>367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100" table:style-name="ce113">
            <text:p><text:s text:c="3"/>100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20">
            <text:p><text:s text:c="3"/>4,61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588" table:style-name="ce119">
            <text:p><text:s text:c="3"/>4,588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747" table:style-name="ce119">
            <text:p><text:s text:c="3"/>4,747</text:p>
          </table:table-cell>
          <table:table-cell office:value-type="float" office:value="4129" table:style-name="ce120">
            <text:p><text:s text:c="3"/>4,129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1" table:style-name="ce120">
            <text:p><text:s text:c="3"/>311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052" table:style-name="ce119">
            <text:p><text:s text:c="3"/>4,052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460" table:style-name="ce143">
            <text:p><text:s text:c="3"/>8,460</text:p>
          </table:table-cell>
          <table:table-cell office:value-type="float" office:value="7866" table:style-name="ce143">
            <text:p><text:s text:c="3"/>7,866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61" table:style-name="ce143">
            <text:p><text:s text:c="3"/>261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15" table:style-name="ce143">
            <text:p><text:s text:c="3"/>315</text:p>
          </table:table-cell>
          <table:table-cell office:value-type="float" office:value="270" table:style-name="ce143">
            <text:p><text:s text:c="3"/>270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8380" table:style-name="ce113">
            <text:p><text:s text:c="3"/>8,380</text:p>
          </table:table-cell>
          <table:table-cell office:value-type="float" office:value="7786" table:style-name="ce113">
            <text:p><text:s text:c="3"/>7,786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45">
            <text:p><text:s text:c="3"/>4,218</text:p>
          </table:table-cell>
          <table:table-cell office:value-type="float" office:value="4120" table:style-name="ce145">
            <text:p><text:s text:c="3"/>4,120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242" table:style-name="ce146">
            <text:p><text:s text:c="3"/>4,242</text:p>
          </table:table-cell>
          <table:table-cell office:value-type="float" office:value="3746" table:style-name="ce146">
            <text:p><text:s text:c="3"/>3,746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3694" table:style-name="ce119">
            <text:p><text:s text:c="3"/>3,694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7750" table:style-name="ce143">
            <text:p><text:s text:c="3"/>7,750</text:p>
          </table:table-cell>
          <table:table-cell office:value-type="float" office:value="7214" table:style-name="ce143">
            <text:p><text:s text:c="3"/>7,214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246" table:style-name="ce143">
            <text:p><text:s text:c="3"/>246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7656" table:style-name="ce113">
            <text:p><text:s text:c="3"/>7,656</text:p>
          </table:table-cell>
          <table:table-cell office:value-type="float" office:value="7120" table:style-name="ce113">
            <text:p><text:s text:c="3"/>7,120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45">
            <text:p><text:s text:c="3"/>3,854</text:p>
          </table:table-cell>
          <table:table-cell office:value-type="float" office:value="3790" table:style-name="ce145">
            <text:p><text:s text:c="3"/>3,790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764" table:style-name="ce119">
            <text:p><text:s text:c="3"/>3,76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896" table:style-name="ce146">
            <text:p><text:s text:c="3"/>3,896</text:p>
          </table:table-cell>
          <table:table-cell office:value-type="float" office:value="3424" table:style-name="ce146">
            <text:p><text:s text:c="3"/>3,424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356" table:style-name="ce119">
            <text:p><text:s text:c="3"/>3,356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6512" table:style-name="ce143">
            <text:p><text:s text:c="3"/>6,512</text:p>
          </table:table-cell>
          <table:table-cell office:value-type="float" office:value="6065" table:style-name="ce143">
            <text:p><text:s text:c="3"/>6,065</text:p>
          </table:table-cell>
          <table:table-cell office:value-type="float" office:value="229" table:style-name="ce143">
            <text:p><text:s text:c="3"/>229</text:p>
          </table:table-cell>
          <table:table-cell office:value-type="float" office:value="214" table:style-name="ce143">
            <text:p><text:s text:c="3"/>214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181" table:style-name="ce143">
            <text:p><text:s text:c="3"/>181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6452" table:style-name="ce113">
            <text:p><text:s text:c="3"/>6,452</text:p>
          </table:table-cell>
          <table:table-cell office:value-type="float" office:value="6005" table:style-name="ce113">
            <text:p><text:s text:c="3"/>6,005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214" table:style-name="ce113">
            <text:p><text:s text:c="3"/>214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3240" table:style-name="ce145">
            <text:p><text:s text:c="3"/>3,240</text:p>
          </table:table-cell>
          <table:table-cell office:value-type="float" office:value="3172" table:style-name="ce145">
            <text:p><text:s text:c="3"/>3,172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3226" table:style-name="ce119">
            <text:p><text:s text:c="3"/>3,226</text:p>
          </table:table-cell>
          <table:table-cell office:value-type="float" office:value="3158" table:style-name="ce119">
            <text:p><text:s text:c="3"/>3,15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272" table:style-name="ce146">
            <text:p><text:s text:c="3"/>3,272</text:p>
          </table:table-cell>
          <table:table-cell office:value-type="float" office:value="2893" table:style-name="ce146">
            <text:p><text:s text:c="3"/>2,893</text:p>
          </table:table-cell>
          <table:table-cell office:value-type="float" office:value="199" table:style-name="ce146">
            <text:p><text:s text:c="3"/>199</text:p>
          </table:table-cell>
          <table:table-cell office:value-type="float" office:value="195" table:style-name="ce146">
            <text:p><text:s text:c="3"/>19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80" table:style-name="ce146">
            <text:p><text:s text:c="3"/>180</text:p>
          </table:table-cell>
          <table:table-cell office:value-type="float" office:value="169" table:style-name="ce146">
            <text:p><text:s text:c="3"/>169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3226" table:style-name="ce119">
            <text:p><text:s text:c="3"/>3,226</text:p>
          </table:table-cell>
          <table:table-cell office:value-type="float" office:value="2847" table:style-name="ce119">
            <text:p><text:s text:c="3"/>2,847</text:p>
          </table:table-cell>
          <table:table-cell office:value-type="float" office:value="199" table:style-name="ce119">
            <text:p><text:s text:c="3"/>199</text:p>
          </table:table-cell>
          <table:table-cell office:value-type="float" office:value="195" table:style-name="ce119">
            <text:p><text:s text:c="3"/>19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7686" table:style-name="ce143">
            <text:p><text:s text:c="3"/>7,686</text:p>
          </table:table-cell>
          <table:table-cell office:value-type="float" office:value="7134" table:style-name="ce143">
            <text:p><text:s text:c="3"/>7,134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7636" table:style-name="ce113">
            <text:p><text:s text:c="3"/>7,636</text:p>
          </table:table-cell>
          <table:table-cell office:value-type="float" office:value="7084" table:style-name="ce113">
            <text:p><text:s text:c="3"/>7,084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95" table:style-name="ce113">
            <text:p><text:s text:c="3"/>29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44" table:style-name="ce113">
            <text:p><text:s text:c="3"/>44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spanned="1" table:number-rows-spanned="3" table:style-name="ce149"/>
          <table:table-cell table:number-columns-repeated="16357"/>
        </table:table-row>
        <table:table-row table:style-name="ro7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3834" table:style-name="ce145">
            <text:p><text:s text:c="3"/>3,834</text:p>
          </table:table-cell>
          <table:table-cell office:value-type="float" office:value="3751" table:style-name="ce145">
            <text:p><text:s text:c="3"/>3,751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3818" table:style-name="ce119">
            <text:p><text:s text:c="3"/>3,818</text:p>
          </table:table-cell>
          <table:table-cell office:value-type="float" office:value="3735" table:style-name="ce119">
            <text:p><text:s text:c="3"/>3,73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40"/>
          <table:table-cell office:value-type="string" table:style-name="ce124">
            <text:p>女</text:p>
          </table:table-cell>
          <table:table-cell office:value-type="float" office:value="3852" table:style-name="ce146">
            <text:p><text:s text:c="3"/>3,852</text:p>
          </table:table-cell>
          <table:table-cell office:value-type="float" office:value="3383" table:style-name="ce146">
            <text:p><text:s text:c="3"/>3,383</text:p>
          </table:table-cell>
          <table:table-cell office:value-type="float" office:value="228" table:style-name="ce146">
            <text:p><text:s text:c="3"/>228</text:p>
          </table:table-cell>
          <table:table-cell office:value-type="float" office:value="218" table:style-name="ce146">
            <text:p><text:s text:c="3"/>218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231" table:style-name="ce146">
            <text:p><text:s text:c="3"/>231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818" table:style-name="ce125">
            <text:p><text:s text:c="3"/>3,818</text:p>
          </table:table-cell>
          <table:table-cell office:value-type="float" office:value="3349" table:style-name="ce125">
            <text:p><text:s text:c="3"/>3,349</text:p>
          </table:table-cell>
          <table:table-cell office:value-type="float" office:value="228" table:style-name="ce125">
            <text:p><text:s text:c="3"/>228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231" table:style-name="ce125">
            <text:p><text:s text:c="3"/>23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1">
            <text:p>較上年同月　　増減 (%)<text:s/></text:p>
          </table:table-cell>
          <table:table-cell office:value-type="string" table:style-name="ce151">
            <text:p>計</text:p>
          </table:table-cell>
          <table:table-cell office:value-type="float" office:value="-21.651376146788991" table:style-name="ce152">
            <text:p>–21.65</text:p>
          </table:table-cell>
          <table:table-cell office:value-type="float" office:value="-22.23675604970569" table:style-name="ce152">
            <text:p>–22.24</text:p>
          </table:table-cell>
          <table:table-cell office:value-type="float" office:value="-13.175675675675674" table:style-name="ce152">
            <text:p>–13.18</text:p>
          </table:table-cell>
          <table:table-cell office:value-type="float" office:value="-12.363636363636363" table:style-name="ce152">
            <text:p>–12.36</text:p>
          </table:table-cell>
          <table:table-cell office:value-type="float" office:value="-23.809523809523807" table:style-name="ce152">
            <text:p>–23.81</text:p>
          </table:table-cell>
          <table:table-cell office:value-type="float" office:value="-13.23529411764706" table:style-name="ce152">
            <text:p>–13.24</text:p>
          </table:table-cell>
          <table:table-cell office:value-type="float" office:value="-19.551282051282051" table:style-name="ce152">
            <text:p>–19.55</text:p>
          </table:table-cell>
          <table:table-cell office:value-type="float" office:value="57.142857142857139" table:style-name="ce152">
            <text:p>57.14</text:p>
          </table:table-cell>
          <table:table-cell office:value-type="float" office:value="-21.5533182658722" table:style-name="ce152">
            <text:p>–21.55</text:p>
          </table:table-cell>
          <table:table-cell office:value-type="float" office:value="-22.136733347988567" table:style-name="ce152">
            <text:p>–22.14</text:p>
          </table:table-cell>
          <table:table-cell office:value-type="float" office:value="-13.175675675675674" table:style-name="ce152">
            <text:p>–13.18</text:p>
          </table:table-cell>
          <table:table-cell office:value-type="float" office:value="-12.363636363636363" table:style-name="ce152">
            <text:p>–12.36</text:p>
          </table:table-cell>
          <table:table-cell office:value-type="float" office:value="-23.809523809523807" table:style-name="ce152">
            <text:p>–23.81</text:p>
          </table:table-cell>
          <table:table-cell office:value-type="float" office:value="-13.23529411764706" table:style-name="ce152">
            <text:p>–13.24</text:p>
          </table:table-cell>
          <table:table-cell office:value-type="float" office:value="-19.551282051282051" table:style-name="ce152">
            <text:p>–19.55</text:p>
          </table:table-cell>
          <table:table-cell office:value-type="float" office:value="57.142857142857139" table:style-name="ce152">
            <text:p>57.14</text:p>
          </table:table-cell>
          <table:table-cell office:value-type="float" office:value="-34.210526315789473" table:style-name="ce152">
            <text:p>–34.21</text:p>
          </table:table-cell>
          <table:table-cell office:value-type="float" office:value="-34.210526315789473" table:style-name="ce152">
            <text:p>–34.21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table:number-columns-spanned="1" table:number-rows-spanned="6" table:style-name="ce153"/>
          <table:table-cell table:number-columns-repeated="16357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-21.450522433927475" table:style-name="ce154">
            <text:p>–21.45</text:p>
          </table:table-cell>
          <table:table-cell office:value-type="float" office:value="-22.307373653686827" table:style-name="ce154">
            <text:p>–22.31</text:p>
          </table:table-cell>
          <table:table-cell office:value-type="float" office:value="81.25" table:style-name="ce154">
            <text:p>81.25</text:p>
          </table:table-cell>
          <table:table-cell office:value-type="float" office:value="130" table:style-name="ce154">
            <text:p>130.00</text:p>
          </table:table-cell>
          <table:table-cell office:value-type="float" office:value="0" table:style-name="ce154">
            <text:p>—</text:p>
          </table:table-cell>
          <table:table-cell office:value-type="float" office:value="45.945945945945951" table:style-name="ce154">
            <text:p>45.95</text:p>
          </table:table-cell>
          <table:table-cell office:value-type="float" office:value="42.857142857142854" table:style-name="ce154">
            <text:p>42.86</text:p>
          </table:table-cell>
          <table:table-cell office:value-type="float" office:value="47.826086956521742" table:style-name="ce154">
            <text:p>47.83</text:p>
          </table:table-cell>
          <table:table-cell office:value-type="float" office:value="-21.5533182658722" table:style-name="ce154">
            <text:p>–21.55</text:p>
          </table:table-cell>
          <table:table-cell office:value-type="float" office:value="-22.413793103448278" table:style-name="ce154">
            <text:p>–22.41</text:p>
          </table:table-cell>
          <table:table-cell office:value-type="float" office:value="81.25" table:style-name="ce154">
            <text:p>81.25</text:p>
          </table:table-cell>
          <table:table-cell office:value-type="float" office:value="130" table:style-name="ce154">
            <text:p>130.00</text:p>
          </table:table-cell>
          <table:table-cell office:value-type="float" office:value="0" table:style-name="ce154">
            <text:p>—</text:p>
          </table:table-cell>
          <table:table-cell office:value-type="float" office:value="45.945945945945951" table:style-name="ce154">
            <text:p>45.95</text:p>
          </table:table-cell>
          <table:table-cell office:value-type="float" office:value="42.857142857142854" table:style-name="ce154">
            <text:p>42.86</text:p>
          </table:table-cell>
          <table:table-cell office:value-type="float" office:value="47.826086956521742" table:style-name="ce154">
            <text:p>47.83</text:p>
          </table:table-cell>
          <table:table-cell office:value-type="float" office:value="14.285714285714285" table:style-name="ce154">
            <text:p>14.29</text:p>
          </table:table-cell>
          <table:table-cell office:value-type="float" office:value="14.285714285714285" table:style-name="ce154">
            <text:p>14.29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-21.850273889227022" table:style-name="ce156">
            <text:p>–21.85</text:p>
          </table:table-cell>
          <table:table-cell office:value-type="float" office:value="-22.158306488725266" table:style-name="ce156">
            <text:p>–22.16</text:p>
          </table:table-cell>
          <table:table-cell office:value-type="float" office:value="-18.571428571428573" table:style-name="ce156">
            <text:p>–18.57</text:p>
          </table:table-cell>
          <table:table-cell office:value-type="float" office:value="-17.735849056603772" table:style-name="ce156">
            <text:p>–17.74</text:p>
          </table:table-cell>
          <table:table-cell office:value-type="float" office:value="-33.333333333333329" table:style-name="ce156">
            <text:p>–33.33</text:p>
          </table:table-cell>
          <table:table-cell office:value-type="float" office:value="-20.462046204620464" table:style-name="ce156">
            <text:p>–20.46</text:p>
          </table:table-cell>
          <table:table-cell office:value-type="float" office:value="-22.483221476510067" table:style-name="ce156">
            <text:p>–22.48</text:p>
          </table:table-cell>
          <table:table-cell office:value-type="float" office:value="100" table:style-name="ce156">
            <text:p>100.00</text:p>
          </table:table-cell>
          <table:table-cell office:value-type="float" office:value="-21.5533182658722" table:style-name="ce156">
            <text:p>–21.55</text:p>
          </table:table-cell>
          <table:table-cell office:value-type="float" office:value="-21.825396825396826" table:style-name="ce156">
            <text:p>–21.83</text:p>
          </table:table-cell>
          <table:table-cell office:value-type="float" office:value="-18.571428571428573" table:style-name="ce156">
            <text:p>–18.57</text:p>
          </table:table-cell>
          <table:table-cell office:value-type="float" office:value="-17.735849056603772" table:style-name="ce156">
            <text:p>–17.74</text:p>
          </table:table-cell>
          <table:table-cell office:value-type="float" office:value="-33.333333333333329" table:style-name="ce156">
            <text:p>–33.33</text:p>
          </table:table-cell>
          <table:table-cell office:value-type="float" office:value="-20.462046204620464" table:style-name="ce156">
            <text:p>–20.46</text:p>
          </table:table-cell>
          <table:table-cell office:value-type="float" office:value="-22.483221476510067" table:style-name="ce156">
            <text:p>–22.48</text:p>
          </table:table-cell>
          <table:table-cell office:value-type="float" office:value="100" table:style-name="ce156">
            <text:p>100.00</text:p>
          </table:table-cell>
          <table:table-cell office:value-type="float" office:value="-45.161290322580641" table:style-name="ce156">
            <text:p>–45.16</text:p>
          </table:table-cell>
          <table:table-cell office:value-type="float" office:value="-45.161290322580641" table:style-name="ce156">
            <text:p>–45.16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2">
            <text:p>較上月 <text:s text:c="4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18.028255528255528" table:style-name="ce159">
            <text:p>18.03</text:p>
          </table:table-cell>
          <table:table-cell office:value-type="float" office:value="17.625721352019784" table:style-name="ce159">
            <text:p>17.63</text:p>
          </table:table-cell>
          <table:table-cell office:value-type="float" office:value="12.22707423580786" table:style-name="ce159">
            <text:p>12.23</text:p>
          </table:table-cell>
          <table:table-cell office:value-type="float" office:value="12.616822429906541" table:style-name="ce159">
            <text:p>12.62</text:p>
          </table:table-cell>
          <table:table-cell office:value-type="float" office:value="6.666666666666667" table:style-name="ce159">
            <text:p>6.67</text:p>
          </table:table-cell>
          <table:table-cell office:value-type="float" office:value="35.321100917431195" table:style-name="ce159">
            <text:p>35.32</text:p>
          </table:table-cell>
          <table:table-cell office:value-type="float" office:value="38.674033149171272" table:style-name="ce159">
            <text:p>38.67</text:p>
          </table:table-cell>
          <table:table-cell office:value-type="float" office:value="18.918918918918919" table:style-name="ce159">
            <text:p>18.92</text:p>
          </table:table-cell>
          <table:table-cell office:value-type="float" office:value="18.350898946063236" table:style-name="ce159">
            <text:p>18.35</text:p>
          </table:table-cell>
          <table:table-cell office:value-type="float" office:value="17.968359700249792" table:style-name="ce159">
            <text:p>17.97</text:p>
          </table:table-cell>
          <table:table-cell office:value-type="float" office:value="12.22707423580786" table:style-name="ce159">
            <text:p>12.23</text:p>
          </table:table-cell>
          <table:table-cell office:value-type="float" office:value="12.616822429906541" table:style-name="ce159">
            <text:p>12.62</text:p>
          </table:table-cell>
          <table:table-cell office:value-type="float" office:value="6.666666666666667" table:style-name="ce159">
            <text:p>6.67</text:p>
          </table:table-cell>
          <table:table-cell office:value-type="float" office:value="35.321100917431195" table:style-name="ce159">
            <text:p>35.32</text:p>
          </table:table-cell>
          <table:table-cell office:value-type="float" office:value="38.674033149171272" table:style-name="ce159">
            <text:p>38.67</text:p>
          </table:table-cell>
          <table:table-cell office:value-type="float" office:value="18.918918918918919" table:style-name="ce159">
            <text:p>18.92</text:p>
          </table:table-cell>
          <table:table-cell office:value-type="float" office:value="-16.666666666666664" table:style-name="ce159">
            <text:p>–16.67</text:p>
          </table:table-cell>
          <table:table-cell office:value-type="float" office:value="-16.666666666666664" table:style-name="ce159">
            <text:p>–16.67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0">
            <text:p>男</text:p>
          </table:table-cell>
          <table:table-cell office:value-type="float" office:value="18.333333333333332" table:style-name="ce154">
            <text:p>18.33</text:p>
          </table:table-cell>
          <table:table-cell office:value-type="float" office:value="18.253467843631778" table:style-name="ce154">
            <text:p>18.25</text:p>
          </table:table-cell>
          <table:table-cell office:value-type="float" office:value="-3.3333333333333335" table:style-name="ce154">
            <text:p>–3.33</text:p>
          </table:table-cell>
          <table:table-cell office:value-type="float" office:value="21.052631578947366" table:style-name="ce154">
            <text:p>21.05</text:p>
          </table:table-cell>
          <table:table-cell office:value-type="float" office:value="-45.454545454545453" table:style-name="ce154">
            <text:p>–45.45</text:p>
          </table:table-cell>
          <table:table-cell office:value-type="float" office:value="42.105263157894733" table:style-name="ce154">
            <text:p>42.11</text:p>
          </table:table-cell>
          <table:table-cell office:value-type="float" office:value="66.666666666666657" table:style-name="ce154">
            <text:p>66.67</text:p>
          </table:table-cell>
          <table:table-cell office:value-type="float" office:value="30.76923076923077" table:style-name="ce154">
            <text:p>30.77</text:p>
          </table:table-cell>
          <table:table-cell office:value-type="float" office:value="18.350898946063236" table:style-name="ce154">
            <text:p>18.35</text:p>
          </table:table-cell>
          <table:table-cell office:value-type="float" office:value="18.271057631412287" table:style-name="ce154">
            <text:p>18.27</text:p>
          </table:table-cell>
          <table:table-cell office:value-type="float" office:value="-3.3333333333333335" table:style-name="ce154">
            <text:p>–3.33</text:p>
          </table:table-cell>
          <table:table-cell office:value-type="float" office:value="21.052631578947366" table:style-name="ce154">
            <text:p>21.05</text:p>
          </table:table-cell>
          <table:table-cell office:value-type="float" office:value="-45.454545454545453" table:style-name="ce154">
            <text:p>–45.45</text:p>
          </table:table-cell>
          <table:table-cell office:value-type="float" office:value="42.105263157894733" table:style-name="ce154">
            <text:p>42.11</text:p>
          </table:table-cell>
          <table:table-cell office:value-type="float" office:value="66.666666666666657" table:style-name="ce154">
            <text:p>66.67</text:p>
          </table:table-cell>
          <table:table-cell office:value-type="float" office:value="30.76923076923077" table:style-name="ce154">
            <text:p>30.77</text:p>
          </table:table-cell>
          <table:table-cell office:value-type="float" office:value="14.285714285714285" table:style-name="ce154">
            <text:p>14.29</text:p>
          </table:table-cell>
          <table:table-cell office:value-type="float" office:value="14.285714285714285" table:style-name="ce154">
            <text:p>14.29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1">
            <text:p>女</text:p>
          </table:table-cell>
          <table:table-cell office:value-type="float" office:value="17.726161369193154" table:style-name="ce156">
            <text:p>17.73</text:p>
          </table:table-cell>
          <table:table-cell office:value-type="float" office:value="16.937435188385759" table:style-name="ce156">
            <text:p>16.94</text:p>
          </table:table-cell>
          <table:table-cell office:value-type="float" office:value="14.572864321608039" table:style-name="ce156">
            <text:p>14.57</text:p>
          </table:table-cell>
          <table:table-cell office:value-type="float" office:value="11.794871794871794" table:style-name="ce156">
            <text:p>11.79</text:p>
          </table:table-cell>
          <table:table-cell office:value-type="float" office:value="150" table:style-name="ce156">
            <text:p>150.00</text:p>
          </table:table-cell>
          <table:table-cell office:value-type="float" office:value="33.888888888888893" table:style-name="ce156">
            <text:p>33.89</text:p>
          </table:table-cell>
          <table:table-cell office:value-type="float" office:value="36.68639053254438" table:style-name="ce156">
            <text:p>36.69</text:p>
          </table:table-cell>
          <table:table-cell office:value-type="float" office:value="-9.0909090909090917" table:style-name="ce156">
            <text:p>–9.09</text:p>
          </table:table-cell>
          <table:table-cell office:value-type="float" office:value="18.350898946063236" table:style-name="ce156">
            <text:p>18.35</text:p>
          </table:table-cell>
          <table:table-cell office:value-type="float" office:value="17.632595714787495" table:style-name="ce156">
            <text:p>17.63</text:p>
          </table:table-cell>
          <table:table-cell office:value-type="float" office:value="14.572864321608039" table:style-name="ce156">
            <text:p>14.57</text:p>
          </table:table-cell>
          <table:table-cell office:value-type="float" office:value="11.794871794871794" table:style-name="ce156">
            <text:p>11.79</text:p>
          </table:table-cell>
          <table:table-cell office:value-type="float" office:value="150" table:style-name="ce156">
            <text:p>150.00</text:p>
          </table:table-cell>
          <table:table-cell office:value-type="float" office:value="33.888888888888893" table:style-name="ce156">
            <text:p>33.89</text:p>
          </table:table-cell>
          <table:table-cell office:value-type="float" office:value="36.68639053254438" table:style-name="ce156">
            <text:p>36.69</text:p>
          </table:table-cell>
          <table:table-cell office:value-type="float" office:value="-9.0909090909090917" table:style-name="ce156">
            <text:p>–9.09</text:p>
          </table:table-cell>
          <table:table-cell office:value-type="float" office:value="-26.086956521739129" table:style-name="ce156">
            <text:p>–26.09</text:p>
          </table:table-cell>
          <table:table-cell office:value-type="float" office:value="-26.086956521739129" table:style-name="ce156">
            <text:p>–26.09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64"/>
          <table:table-cell table:number-columns-repeated="2" table:style-name="ce165"/>
          <table:table-cell table:style-name="ce166"/>
          <table:table-cell table:number-columns-repeated="3" table:style-name="ce165"/>
          <table:table-cell table:number-columns-repeated="12" table:style-name="ce50"/>
          <table:table-cell office:value-type="string" table:style-name="ce166">
            <text:p>內政部戶政司 民國110年8月10日編製</text:p>
          </table:table-cell>
          <table:table-cell table:number-columns-repeated="16358" table:style-name="ce50"/>
        </table:table-row>
        <table:table-row table:style-name="ro10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4.表內列有「－」者表示無數字，「0.00」表示未滿百分之0.005。</text:p>
          </table:table-cell>
          <table:table-cell table:number-columns-repeated="16383" table:style-name="ce50"/>
        </table:table-row>
        <table:table-row table:style-name="ro10">
          <table:table-cell office:value-type="string" table:style-name="ce167">
            <text:p><text:s text:c="6"/>5.終止結婚(相同性別)資料係自108年5月24日起統計。</text:p>
          </table:table-cell>
          <table:table-cell table:number-columns-repeated="16383" table:style-name="ce50"/>
        </table:table-row>
        <table:table-row table:style-name="ro11">
          <table:table-cell table:style-name="ce169"/>
          <table:table-cell table:number-columns-repeated="16383" table:style-name="ce50"/>
        </table:table-row>
        <table:table-row table:number-rows-repeated="1048392" table:style-name="ro11">
          <table:table-cell table:number-columns-repeated="16384"/>
        </table:table-row>
        <table:named-expressions>
          <table:named-range table:name="Print_Area" table:cell-range-address="09離-年月別.$A$1:09離-年月別.$Z$183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170"/>
          <table:table-cell table:number-columns-repeated="2" table:style-name="ce171"/>
          <table:table-cell table:number-columns-repeated="2"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style-name="ce2"/>
          <table:table-cell office:value-type="string" table:style-name="ce170">
            <text:p>中華民國110年7月份</text:p>
          </table:table-cell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170"/>
          <table:table-cell table:number-columns-repeated="2" table:style-name="ce171"/>
          <table:table-cell table:style-name="ce170"/>
          <table:table-cell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office:value-type="string" table:style-name="ce172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291">
            <text:p>性<text:span text:style-name="T1"><text:s/></text:span>別</text:p>
          </table:table-cell>
          <table:table-cell office:value-type="string" table:number-columns-spanned="8" table:number-rows-spanned="1" table:style-name="ce29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4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1">
            <text:p>總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合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5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7686" table:style-name="ce67">
            <text:p><text:s text:c="3"/>7,686</text:p>
          </table:table-cell>
          <table:table-cell office:value-type="float" office:value="7134" table:style-name="ce67">
            <text:p><text:s text:c="3"/>7,134</text:p>
          </table:table-cell>
          <table:table-cell office:value-type="float" office:value="257" table:style-name="ce67">
            <text:p><text:s text:c="3"/>257</text:p>
          </table:table-cell>
          <table:table-cell office:value-type="float" office:value="241" table:style-name="ce67">
            <text:p><text:s text:c="3"/>241</text:p>
          </table:table-cell>
          <table:table-cell office:value-type="float" office:value="16" table:style-name="ce67">
            <text:p><text:s text:c="3"/>16</text:p>
          </table:table-cell>
          <table:table-cell office:value-type="float" office:value="295" table:style-name="ce67">
            <text:p><text:s text:c="3"/>295</text:p>
          </table:table-cell>
          <table:table-cell office:value-type="float" office:value="251" table:style-name="ce67">
            <text:p><text:s text:c="3"/>251</text:p>
          </table:table-cell>
          <table:table-cell office:value-type="float" office:value="44" table:style-name="ce67">
            <text:p><text:s text:c="3"/>44</text:p>
          </table:table-cell>
          <table:table-cell office:value-type="float" office:value="7636" table:style-name="ce67">
            <text:p><text:s text:c="3"/>7,636</text:p>
          </table:table-cell>
          <table:table-cell office:value-type="float" office:value="7084" table:style-name="ce65">
            <text:p><text:s text:c="3"/>7,084</text:p>
          </table:table-cell>
          <table:table-cell office:value-type="float" office:value="257" table:style-name="ce65">
            <text:p><text:s text:c="3"/>257</text:p>
          </table:table-cell>
          <table:table-cell office:value-type="float" office:value="241" table:style-name="ce65">
            <text:p><text:s text:c="3"/>241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295" table:style-name="ce65">
            <text:p><text:s text:c="3"/>295</text:p>
          </table:table-cell>
          <table:table-cell office:value-type="float" office:value="251" table:style-name="ce65">
            <text:p><text:s text:c="3"/>251</text:p>
          </table:table-cell>
          <table:table-cell office:value-type="float" office:value="44" table:style-name="ce65">
            <text:p><text:s text:c="3"/>44</text:p>
          </table:table-cell>
          <table:table-cell office:value-type="float" office:value="50" table:style-name="ce67">
            <text:p><text:s text:c="3"/>50</text:p>
          </table:table-cell>
          <table:table-cell office:value-type="float" office:value="50" table:style-name="ce65">
            <text:p><text:s text:c="3"/>50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25" table:style-name="ce177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834" table:style-name="ce43">
            <text:p><text:s text:c="3"/>3,834</text:p>
          </table:table-cell>
          <table:table-cell office:value-type="float" office:value="3751" table:style-name="ce43">
            <text:p><text:s text:c="3"/>3,751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4" table:style-name="ce43">
            <text:p><text:s text:c="3"/>54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3818" table:style-name="ce43">
            <text:p><text:s text:c="3"/>3,818</text:p>
          </table:table-cell>
          <table:table-cell office:value-type="float" office:value="3735" table:style-name="ce47">
            <text:p><text:s text:c="3"/>3,735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852" table:style-name="ce53">
            <text:p><text:s text:c="3"/>3,852</text:p>
          </table:table-cell>
          <table:table-cell office:value-type="float" office:value="3383" table:style-name="ce53">
            <text:p><text:s text:c="3"/>3,383</text:p>
          </table:table-cell>
          <table:table-cell office:value-type="float" office:value="228" table:style-name="ce53">
            <text:p><text:s text:c="3"/>228</text:p>
          </table:table-cell>
          <table:table-cell office:value-type="float" office:value="218" table:style-name="ce53">
            <text:p><text:s text:c="3"/>218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241" table:style-name="ce53">
            <text:p><text:s text:c="3"/>241</text:p>
          </table:table-cell>
          <table:table-cell office:value-type="float" office:value="231" table:style-name="ce53">
            <text:p><text:s text:c="3"/>231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3818" table:style-name="ce53">
            <text:p><text:s text:c="3"/>3,818</text:p>
          </table:table-cell>
          <table:table-cell office:value-type="float" office:value="3349" table:style-name="ce57">
            <text:p><text:s text:c="3"/>3,349</text:p>
          </table:table-cell>
          <table:table-cell office:value-type="float" office:value="228" table:style-name="ce57">
            <text:p><text:s text:c="3"/>228</text:p>
          </table:table-cell>
          <table:table-cell office:value-type="float" office:value="218" table:style-name="ce57">
            <text:p><text:s text:c="3"/>218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241" table:style-name="ce57">
            <text:p><text:s text:c="3"/>241</text:p>
          </table:table-cell>
          <table:table-cell office:value-type="float" office:value="231" table:style-name="ce57">
            <text:p><text:s text:c="3"/>231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5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1314" table:style-name="ce43">
            <text:p><text:s text:c="3"/>1,314</text:p>
          </table:table-cell>
          <table:table-cell office:value-type="float" office:value="1217" table:style-name="ce43">
            <text:p><text:s text:c="3"/>1,217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48" table:style-name="ce43">
            <text:p><text:s text:c="3"/>4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39" table:style-name="ce43">
            <text:p><text:s text:c="3"/>39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310" table:style-name="ce43">
            <text:p><text:s text:c="3"/>1,310</text:p>
          </table:table-cell>
          <table:table-cell office:value-type="float" office:value="1213" table:style-name="ce47">
            <text:p><text:s text:c="3"/>1,213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39" table:style-name="ce67">
            <text:p><text:s text:c="3"/>39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657" table:style-name="ce43">
            <text:p><text:s text:c="3"/>657</text:p>
          </table:table-cell>
          <table:table-cell office:value-type="float" office:value="644" table:style-name="ce43">
            <text:p><text:s text:c="3"/>644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655" table:style-name="ce43">
            <text:p><text:s text:c="3"/>655</text:p>
          </table:table-cell>
          <table:table-cell office:value-type="float" office:value="642" table:style-name="ce43">
            <text:p><text:s text:c="3"/>64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57" table:style-name="ce53">
            <text:p><text:s text:c="3"/>657</text:p>
          </table:table-cell>
          <table:table-cell office:value-type="float" office:value="573" table:style-name="ce53">
            <text:p><text:s text:c="3"/>573</text:p>
          </table:table-cell>
          <table:table-cell office:value-type="float" office:value="45" table:style-name="ce53">
            <text:p><text:s text:c="3"/>45</text:p>
          </table:table-cell>
          <table:table-cell office:value-type="float" office:value="44" table:style-name="ce53">
            <text:p><text:s text:c="3"/>4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9" table:style-name="ce53">
            <text:p><text:s text:c="3"/>39</text:p>
          </table:table-cell>
          <table:table-cell office:value-type="float" office:value="36" table:style-name="ce53">
            <text:p><text:s text:c="3"/>36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655" table:style-name="ce53">
            <text:p><text:s text:c="3"/>655</text:p>
          </table:table-cell>
          <table:table-cell office:value-type="float" office:value="571" table:style-name="ce53">
            <text:p><text:s text:c="3"/>571</text:p>
          </table:table-cell>
          <table:table-cell office:value-type="float" office:value="45" table:style-name="ce53">
            <text:p><text:s text:c="3"/>45</text:p>
          </table:table-cell>
          <table:table-cell office:value-type="float" office:value="44" table:style-name="ce53">
            <text:p><text:s text:c="3"/>4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9" table:style-name="ce53">
            <text:p><text:s text:c="3"/>39</text:p>
          </table:table-cell>
          <table:table-cell office:value-type="float" office:value="36" table:style-name="ce53">
            <text:p><text:s text:c="3"/>36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5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644" table:style-name="ce43">
            <text:p><text:s text:c="3"/>644</text:p>
          </table:table-cell>
          <table:table-cell office:value-type="float" office:value="590" table:style-name="ce43">
            <text:p><text:s text:c="3"/>590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642" table:style-name="ce43">
            <text:p><text:s text:c="3"/>642</text:p>
          </table:table-cell>
          <table:table-cell office:value-type="float" office:value="588" table:style-name="ce43">
            <text:p><text:s text:c="3"/>58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23" table:style-name="ce43">
            <text:p><text:s text:c="3"/>323</text:p>
          </table:table-cell>
          <table:table-cell office:value-type="float" office:value="307" table:style-name="ce43">
            <text:p><text:s text:c="3"/>307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321" table:style-name="ce43">
            <text:p><text:s text:c="3"/>321</text:p>
          </table:table-cell>
          <table:table-cell office:value-type="float" office:value="305" table:style-name="ce43">
            <text:p><text:s text:c="3"/>305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21" table:style-name="ce53">
            <text:p><text:s text:c="3"/>321</text:p>
          </table:table-cell>
          <table:table-cell office:value-type="float" office:value="283" table:style-name="ce53">
            <text:p><text:s text:c="3"/>283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6" table:style-name="ce53">
            <text:p><text:s text:c="3"/>16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21" table:style-name="ce53">
            <text:p><text:s text:c="3"/>321</text:p>
          </table:table-cell>
          <table:table-cell office:value-type="float" office:value="283" table:style-name="ce53">
            <text:p><text:s text:c="3"/>283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6" table:style-name="ce53">
            <text:p><text:s text:c="3"/>16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938" table:style-name="ce43">
            <text:p><text:s text:c="3"/>938</text:p>
          </table:table-cell>
          <table:table-cell office:value-type="float" office:value="862" table:style-name="ce43">
            <text:p><text:s text:c="3"/>862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9" table:style-name="ce43">
            <text:p><text:s text:c="3"/>49</text:p>
          </table:table-cell>
          <table:table-cell office:value-type="float" office:value="43" table:style-name="ce43">
            <text:p><text:s text:c="3"/>43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932" table:style-name="ce43">
            <text:p><text:s text:c="3"/>932</text:p>
          </table:table-cell>
          <table:table-cell office:value-type="float" office:value="856" table:style-name="ce43">
            <text:p><text:s text:c="3"/>856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43" table:style-name="ce43">
            <text:p><text:s text:c="3"/>43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桃園市</text:p>
          </table:table-cell>
          <table:table-cell office:value-type="string" table:style-name="ce109">
            <text:p>男</text:p>
          </table:table-cell>
          <table:table-cell office:value-type="float" office:value="466" table:style-name="ce43">
            <text:p><text:s text:c="3"/>466</text:p>
          </table:table-cell>
          <table:table-cell office:value-type="float" office:value="453" table:style-name="ce43">
            <text:p><text:s text:c="3"/>45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66" table:style-name="ce43">
            <text:p><text:s text:c="3"/>466</text:p>
          </table:table-cell>
          <table:table-cell office:value-type="float" office:value="453" table:style-name="ce43">
            <text:p><text:s text:c="3"/>45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472" table:style-name="ce53">
            <text:p><text:s text:c="3"/>472</text:p>
          </table:table-cell>
          <table:table-cell office:value-type="float" office:value="409" table:style-name="ce53">
            <text:p><text:s text:c="3"/>409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466" table:style-name="ce53">
            <text:p><text:s text:c="3"/>466</text:p>
          </table:table-cell>
          <table:table-cell office:value-type="float" office:value="403" table:style-name="ce53">
            <text:p><text:s text:c="3"/>403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980" table:style-name="ce43">
            <text:p><text:s text:c="3"/>980</text:p>
          </table:table-cell>
          <table:table-cell office:value-type="float" office:value="929" table:style-name="ce43">
            <text:p><text:s text:c="3"/>929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0" table:style-name="ce43">
            <text:p>—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970" table:style-name="ce43">
            <text:p><text:s text:c="3"/>970</text:p>
          </table:table-cell>
          <table:table-cell office:value-type="float" office:value="919" table:style-name="ce43">
            <text:p><text:s text:c="3"/>919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0" table:style-name="ce43">
            <text:p>—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中市</text:p>
          </table:table-cell>
          <table:table-cell office:value-type="string" table:style-name="ce109">
            <text:p>男</text:p>
          </table:table-cell>
          <table:table-cell office:value-type="float" office:value="485" table:style-name="ce43">
            <text:p><text:s text:c="3"/>485</text:p>
          </table:table-cell>
          <table:table-cell office:value-type="float" office:value="479" table:style-name="ce43">
            <text:p><text:s text:c="3"/>479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85" table:style-name="ce43">
            <text:p><text:s text:c="3"/>485</text:p>
          </table:table-cell>
          <table:table-cell office:value-type="float" office:value="479" table:style-name="ce43">
            <text:p><text:s text:c="3"/>479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495" table:style-name="ce53">
            <text:p><text:s text:c="3"/>495</text:p>
          </table:table-cell>
          <table:table-cell office:value-type="float" office:value="450" table:style-name="ce53">
            <text:p><text:s text:c="3"/>450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0" table:style-name="ce53">
            <text:p>—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16" table:style-name="ce53">
            <text:p><text:s text:c="3"/>16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485" table:style-name="ce53">
            <text:p><text:s text:c="3"/>485</text:p>
          </table:table-cell>
          <table:table-cell office:value-type="float" office:value="440" table:style-name="ce53">
            <text:p><text:s text:c="3"/>440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0" table:style-name="ce53">
            <text:p>—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16" table:style-name="ce53">
            <text:p><text:s text:c="3"/>16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574" table:style-name="ce43">
            <text:p><text:s text:c="3"/>574</text:p>
          </table:table-cell>
          <table:table-cell office:value-type="float" office:value="541" table:style-name="ce43">
            <text:p><text:s text:c="3"/>541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572" table:style-name="ce43">
            <text:p><text:s text:c="3"/>572</text:p>
          </table:table-cell>
          <table:table-cell office:value-type="float" office:value="539" table:style-name="ce43">
            <text:p><text:s text:c="3"/>539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南市</text:p>
          </table:table-cell>
          <table:table-cell office:value-type="string" table:style-name="ce109">
            <text:p>男</text:p>
          </table:table-cell>
          <table:table-cell office:value-type="float" office:value="288" table:style-name="ce43">
            <text:p><text:s text:c="3"/>288</text:p>
          </table:table-cell>
          <table:table-cell office:value-type="float" office:value="283" table:style-name="ce43">
            <text:p><text:s text:c="3"/>28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86" table:style-name="ce43">
            <text:p><text:s text:c="3"/>286</text:p>
          </table:table-cell>
          <table:table-cell office:value-type="float" office:value="281" table:style-name="ce43">
            <text:p><text:s text:c="3"/>28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286" table:style-name="ce53">
            <text:p><text:s text:c="3"/>286</text:p>
          </table:table-cell>
          <table:table-cell office:value-type="float" office:value="258" table:style-name="ce53">
            <text:p><text:s text:c="3"/>258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11" table:style-name="ce53">
            <text:p><text:s text:c="3"/>11</text:p>
          </table:table-cell>
          <table:table-cell office:value-type="float" office:value="11" table:style-name="ce53">
            <text:p><text:s text:c="3"/>11</text:p>
          </table:table-cell>
          <table:table-cell office:value-type="float" office:value="0" table:style-name="ce53">
            <text:p>—</text:p>
          </table:table-cell>
          <table:table-cell office:value-type="float" office:value="286" table:style-name="ce53">
            <text:p><text:s text:c="3"/>286</text:p>
          </table:table-cell>
          <table:table-cell office:value-type="float" office:value="258" table:style-name="ce53">
            <text:p><text:s text:c="3"/>258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11" table:style-name="ce53">
            <text:p><text:s text:c="3"/>11</text:p>
          </table:table-cell>
          <table:table-cell office:value-type="float" office:value="11" table:style-name="ce53">
            <text:p><text:s text:c="3"/>11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896" table:style-name="ce43">
            <text:p><text:s text:c="3"/>896</text:p>
          </table:table-cell>
          <table:table-cell office:value-type="float" office:value="819" table:style-name="ce43">
            <text:p><text:s text:c="3"/>819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2" table:style-name="ce43">
            <text:p><text:s text:c="3"/>42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884" table:style-name="ce43">
            <text:p><text:s text:c="3"/>884</text:p>
          </table:table-cell>
          <table:table-cell office:value-type="float" office:value="807" table:style-name="ce43">
            <text:p><text:s text:c="3"/>807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高雄市</text:p>
          </table:table-cell>
          <table:table-cell office:value-type="string" table:style-name="ce109">
            <text:p>男</text:p>
          </table:table-cell>
          <table:table-cell office:value-type="float" office:value="444" table:style-name="ce43">
            <text:p><text:s text:c="3"/>444</text:p>
          </table:table-cell>
          <table:table-cell office:value-type="float" office:value="435" table:style-name="ce43">
            <text:p><text:s text:c="3"/>43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42" table:style-name="ce43">
            <text:p><text:s text:c="3"/>442</text:p>
          </table:table-cell>
          <table:table-cell office:value-type="float" office:value="433" table:style-name="ce43">
            <text:p><text:s text:c="3"/>43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52">
            <text:p>女</text:p>
          </table:table-cell>
          <table:table-cell office:value-type="float" office:value="452" table:style-name="ce53">
            <text:p><text:s text:c="3"/>452</text:p>
          </table:table-cell>
          <table:table-cell office:value-type="float" office:value="384" table:style-name="ce53">
            <text:p><text:s text:c="3"/>384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442" table:style-name="ce53">
            <text:p><text:s text:c="3"/>442</text:p>
          </table:table-cell>
          <table:table-cell office:value-type="float" office:value="374" table:style-name="ce53">
            <text:p><text:s text:c="3"/>374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142">
            <text:p>計</text:p>
          </table:table-cell>
          <table:table-cell office:value-type="float" office:value="2302" table:style-name="ce183">
            <text:p><text:s text:c="3"/>2,302</text:p>
          </table:table-cell>
          <table:table-cell office:value-type="float" office:value="2142" table:style-name="ce183">
            <text:p><text:s text:c="3"/>2,142</text:p>
          </table:table-cell>
          <table:table-cell office:value-type="float" office:value="63" table:style-name="ce183">
            <text:p><text:s text:c="3"/>63</text:p>
          </table:table-cell>
          <table:table-cell office:value-type="float" office:value="59" table:style-name="ce183">
            <text:p><text:s text:c="3"/>59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97" table:style-name="ce43">
            <text:p><text:s text:c="3"/>97</text:p>
          </table:table-cell>
          <table:table-cell office:value-type="float" office:value="88" table:style-name="ce183">
            <text:p><text:s text:c="3"/>88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2288" table:style-name="ce183">
            <text:p><text:s text:c="3"/>2,288</text:p>
          </table:table-cell>
          <table:table-cell office:value-type="float" office:value="2128" table:style-name="ce183">
            <text:p><text:s text:c="3"/>2,128</text:p>
          </table:table-cell>
          <table:table-cell office:value-type="float" office:value="63" table:style-name="ce183">
            <text:p><text:s text:c="3"/>63</text:p>
          </table:table-cell>
          <table:table-cell office:value-type="float" office:value="59" table:style-name="ce183">
            <text:p><text:s text:c="3"/>59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97" table:style-name="ce183">
            <text:p><text:s text:c="3"/>97</text:p>
          </table:table-cell>
          <table:table-cell office:value-type="float" office:value="88" table:style-name="ce183">
            <text:p><text:s text:c="3"/>88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臺灣省</text:p>
          </table:table-cell>
          <table:table-cell office:value-type="string" table:style-name="ce118">
            <text:p>男</text:p>
          </table:table-cell>
          <table:table-cell office:value-type="float" office:value="1152" table:style-name="ce185">
            <text:p><text:s text:c="3"/>1,152</text:p>
          </table:table-cell>
          <table:table-cell office:value-type="float" office:value="1131" table:style-name="ce185">
            <text:p><text:s text:c="3"/>1,131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1144" table:style-name="ce185">
            <text:p><text:s text:c="3"/>1,144</text:p>
          </table:table-cell>
          <table:table-cell office:value-type="float" office:value="1123" table:style-name="ce185">
            <text:p><text:s text:c="3"/>1,123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24">
            <text:p>女</text:p>
          </table:table-cell>
          <table:table-cell office:value-type="float" office:value="1150" table:style-name="ce187">
            <text:p><text:s text:c="3"/>1,150</text:p>
          </table:table-cell>
          <table:table-cell office:value-type="float" office:value="1011" table:style-name="ce187">
            <text:p><text:s text:c="3"/>1,011</text:p>
          </table:table-cell>
          <table:table-cell office:value-type="float" office:value="54" table:style-name="ce187">
            <text:p><text:s text:c="3"/>54</text:p>
          </table:table-cell>
          <table:table-cell office:value-type="float" office:value="52" table:style-name="ce187">
            <text:p><text:s text:c="3"/>5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85" table:style-name="ce53">
            <text:p><text:s text:c="3"/>85</text:p>
          </table:table-cell>
          <table:table-cell office:value-type="float" office:value="83" table:style-name="ce187">
            <text:p><text:s text:c="3"/>83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144" table:style-name="ce187">
            <text:p><text:s text:c="3"/>1,144</text:p>
          </table:table-cell>
          <table:table-cell office:value-type="float" office:value="1005" table:style-name="ce187">
            <text:p><text:s text:c="3"/>1,005</text:p>
          </table:table-cell>
          <table:table-cell office:value-type="float" office:value="54" table:style-name="ce187">
            <text:p><text:s text:c="3"/>54</text:p>
          </table:table-cell>
          <table:table-cell office:value-type="float" office:value="52" table:style-name="ce187">
            <text:p><text:s text:c="3"/>5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85" table:style-name="ce187">
            <text:p><text:s text:c="3"/>85</text:p>
          </table:table-cell>
          <table:table-cell office:value-type="float" office:value="83" table:style-name="ce187">
            <text:p><text:s text:c="3"/>83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190">
            <text:p>計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2">
            <text:p>宜蘭縣</text:p>
          </table:table-cell>
          <table:table-cell office:value-type="string" table:style-name="ce118">
            <text:p>男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93"/>
          <table:table-cell office:value-type="string" table:style-name="ce124">
            <text:p>女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90">
            <text:p>計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97" table:style-name="ce119">
            <text:p><text:s text:c="3"/>19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0" table:style-name="ce119">
            <text:p>—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97" table:style-name="ce119">
            <text:p><text:s text:c="3"/>197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07" table:style-name="ce119">
            <text:p><text:s text:c="3"/>107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07" table:style-name="ce119">
            <text:p><text:s text:c="3"/>107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07" table:style-name="ce125">
            <text:p><text:s text:c="3"/>107</text:p>
          </table:table-cell>
          <table:table-cell office:value-type="float" office:value="92" table:style-name="ce125">
            <text:p><text:s text:c="3"/>92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07" table:style-name="ce125">
            <text:p><text:s text:c="3"/>107</text:p>
          </table:table-cell>
          <table:table-cell office:value-type="float" office:value="92" table:style-name="ce125">
            <text:p><text:s text:c="3"/>92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90">
            <text:p>計</text:p>
          </table:table-cell>
          <table:table-cell office:value-type="float" office:value="202" table:style-name="ce119">
            <text:p><text:s text:c="3"/>202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202" table:style-name="ce119">
            <text:p><text:s text:c="3"/>202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01" table:style-name="ce125">
            <text:p><text:s text:c="3"/>101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01" table:style-name="ce125">
            <text:p><text:s text:c="3"/>101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90">
            <text:p>計</text:p>
          </table:table-cell>
          <table:table-cell office:value-type="float" office:value="356" table:style-name="ce119">
            <text:p><text:s text:c="3"/>356</text:p>
          </table:table-cell>
          <table:table-cell office:value-type="float" office:value="337" table:style-name="ce119">
            <text:p><text:s text:c="3"/>33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54" table:style-name="ce119">
            <text:p><text:s text:c="3"/>354</text:p>
          </table:table-cell>
          <table:table-cell office:value-type="float" office:value="335" table:style-name="ce119">
            <text:p><text:s text:c="3"/>335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77" table:style-name="ce119">
            <text:p><text:s text:c="3"/>177</text:p>
          </table:table-cell>
          <table:table-cell office:value-type="float" office:value="174" table:style-name="ce119">
            <text:p><text:s text:c="3"/>1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7" table:style-name="ce119">
            <text:p><text:s text:c="3"/>177</text:p>
          </table:table-cell>
          <table:table-cell office:value-type="float" office:value="174" table:style-name="ce119">
            <text:p><text:s text:c="3"/>1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163" table:style-name="ce125">
            <text:p><text:s text:c="3"/>163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161" table:style-name="ce125">
            <text:p><text:s text:c="3"/>16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90">
            <text:p>計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91" table:style-name="ce119">
            <text:p><text:s text:c="3"/>91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91" table:style-name="ce119">
            <text:p><text:s text:c="3"/>91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91" table:style-name="ce125">
            <text:p><text:s text:c="3"/>91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91" table:style-name="ce125">
            <text:p><text:s text:c="3"/>91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42">
            <text:p>計</text:p>
          </table:table-cell>
          <table:table-cell office:value-type="float" office:value="158" table:style-name="ce113">
            <text:p><text:s text:c="3"/>158</text:p>
          </table:table-cell>
          <table:table-cell office:value-type="float" office:value="148" table:style-name="ce113">
            <text:p><text:s text:c="3"/>14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58" table:style-name="ce113">
            <text:p><text:s text:c="3"/>158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90">
            <text:p>計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2" table:style-name="ce125">
            <text:p><text:s text:c="3"/>72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2" table:style-name="ce125">
            <text:p><text:s text:c="3"/>72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90">
            <text:p>計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262" table:style-name="ce119">
            <text:p><text:s text:c="3"/>26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76" table:style-name="ce119">
            <text:p><text:s text:c="3"/>276</text:p>
          </table:table-cell>
          <table:table-cell office:value-type="float" office:value="260" table:style-name="ce119">
            <text:p><text:s text:c="3"/>260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135" table:style-name="ce119">
            <text:p><text:s text:c="3"/>13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38" table:style-name="ce125">
            <text:p><text:s text:c="3"/>138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138" table:style-name="ce125">
            <text:p><text:s text:c="3"/>138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90">
            <text:p>計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90">
            <text:p>計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90">
            <text:p>計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90">
            <text:p>計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49" table:style-name="ce119">
            <text:p><text:s text:c="3"/>14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145" table:style-name="ce119">
            <text:p><text:s text:c="3"/>145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2" table:style-name="ce119">
            <text:p><text:s text:c="3"/>82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90">
            <text:p>計</text:p>
          </table:table-cell>
          <table:table-cell office:value-type="float" office:value="154" table:style-name="ce119">
            <text:p><text:s text:c="3"/>154</text:p>
          </table:table-cell>
          <table:table-cell office:value-type="float" office:value="142" table:style-name="ce119">
            <text:p><text:s text:c="3"/>14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54" table:style-name="ce119">
            <text:p><text:s text:c="3"/>154</text:p>
          </table:table-cell>
          <table:table-cell office:value-type="float" office:value="142" table:style-name="ce119">
            <text:p><text:s text:c="3"/>142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90">
            <text:p>計</text:p>
          </table:table-cell>
          <table:table-cell office:value-type="float" office:value="82" table:style-name="ce119">
            <text:p><text:s text:c="3"/>82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71" table:style-name="ce119">
            <text:p><text:s text:c="3"/>71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39" table:style-name="ce125">
            <text:p><text:s text:c="3"/>39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9" table:style-name="ce125">
            <text:p><text:s text:c="3"/>39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4" table:style-name="ce67">
            <text:p><text:s text:c="3"/>34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90">
            <text:p>計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90">
            <text:p>計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94"/>
          <table:table-cell table:number-columns-repeated="2" table:style-name="ce195"/>
          <table:table-cell table:style-name="ce196"/>
          <table:table-cell table:number-columns-repeated="15" table:style-name="ce50"/>
          <table:table-cell office:value-type="string" table:style-name="ce196">
            <text:p>內政部戶政司 民國110年8月10日編製</text:p>
          </table:table-cell>
          <table:table-cell table:number-columns-repeated="16358"/>
        </table:table-row>
        <table:table-row table:style-name="ro7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7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9">
          <table:table-cell table:style-name="ce167"/>
          <table:table-cell table:number-columns-repeated="16383" table:style-name="ce50"/>
        </table:table-row>
        <table:table-row table:style-name="ro11">
          <table:table-cell table:style-name="ce167"/>
          <table:table-cell table:number-columns-repeated="16383" table:style-name="ce50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row table:style-name="ro12">
          <table:table-cell office:value-type="string" table:number-columns-spanned="21" table:number-rows-spanned="1" table:style-name="ce198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29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1"/>
          <table:table-cell table:style-name="ce202"/>
          <table:table-cell office:value-type="string" table:style-name="ce203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7"/>
          <table:table-cell office:value-type="string" table:style-name="ce203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8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13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0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4">
            <text:p>總 <text:s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4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5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0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table:style-name="ce2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220">
            <text:p>計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table:style-name="ce223"/>
          <table:table-cell table:number-columns-repeated="17" table:style-name="ce222"/>
          <table:table-cell table:style-name="ce224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table:style-name="ce229"/>
          <table:table-cell table:style-name="ce227"/>
          <table:table-cell table:number-columns-repeated="8" table:style-name="ce225"/>
          <table:table-cell table:number-columns-repeated="8" table:style-name="ce227"/>
          <table:table-cell table:style-name="ce23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table:style-name="ce236"/>
          <table:table-cell table:style-name="ce233"/>
          <table:table-cell table:number-columns-repeated="8" table:style-name="ce234"/>
          <table:table-cell table:number-columns-repeated="8" table:style-name="ce233"/>
          <table:table-cell table:style-name="ce23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220">
            <text:p>計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220">
            <text:p>計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table:style-name="ce239"/>
          <table:table-cell table:number-columns-repeated="17" table:style-name="ce238"/>
          <table:table-cell table:style-name="ce24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table:style-name="ce236"/>
          <table:table-cell table:number-columns-repeated="17" table:style-name="ce232"/>
          <table:table-cell table:style-name="ce24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220">
            <text:p>計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table:style-name="ce90"/>
          <table:table-cell table:number-columns-repeated="17" table:style-name="ce89"/>
          <table:table-cell table:style-name="ce242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0年</text:p>
          </table:table-cell>
          <table:table-cell office:value-type="string" table:style-name="ce220">
            <text:p>計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220">
            <text:p>計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220">
            <text:p>計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220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table:style-name="ce65"/>
          <table:table-cell table:number-columns-repeated="17" table:style-name="ce67"/>
          <table:table-cell table:style-name="ce9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table:style-name="ce47"/>
          <table:table-cell table:number-columns-repeated="17" table:style-name="ce43"/>
          <table:table-cell table:style-name="ce7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table:style-name="ce57"/>
          <table:table-cell table:number-columns-repeated="17" table:style-name="ce53"/>
          <table:table-cell table:style-name="ce8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214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6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9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99123" table:style-name="ce97">
            <text:p><text:s text:c="3"/>99,12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98903" table:style-name="ce97">
            <text:p><text:s text:c="3"/>98,90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53302" table:style-name="ce101">
            <text:p><text:s text:c="3"/>53,3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53202" table:style-name="ce101">
            <text:p><text:s text:c="3"/>53,2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5821" table:style-name="ce105">
            <text:p><text:s text:c="3"/>45,82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5701" table:style-name="ce105">
            <text:p><text:s text:c="3"/>45,70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3">
            <text:p><text:s text:c="3"/>8,691</text:p>
          </table:table-cell>
          <table:table-cell office:value-type="float" office:value="8687" table:style-name="ce113">
            <text:p><text:s text:c="3"/>8,68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69" table:style-name="ce113">
            <text:p><text:s text:c="3"/>369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67" table:style-name="ce113">
            <text:p><text:s text:c="3"/>6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5" table:style-name="ce113">
            <text:p><text:s text:c="3"/>65</text:p>
          </table:table-cell>
          <table:table-cell office:value-type="float" office:value="9550" table:style-name="ce247">
            <text:p><text:s text:c="3"/>9,550</text:p>
          </table:table-cell>
          <table:table-cell office:value-type="float" office:value="8691" table:style-name="ce248">
            <text:p><text:s text:c="3"/>8,691</text:p>
          </table:table-cell>
          <table:table-cell office:value-type="float" office:value="8687" table:style-name="ce248">
            <text:p><text:s text:c="3"/>8,68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72" table:style-name="ce248">
            <text:p><text:s text:c="3"/>472</text:p>
          </table:table-cell>
          <table:table-cell office:value-type="float" office:value="195" table:style-name="ce248">
            <text:p><text:s text:c="3"/>195</text:p>
          </table:table-cell>
          <table:table-cell office:value-type="float" office:value="277" table:style-name="ce248">
            <text:p><text:s text:c="3"/>277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69" table:style-name="ce248">
            <text:p><text:s text:c="3"/>369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302" table:style-name="ce248">
            <text:p><text:s text:c="3"/>302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67" table:style-name="ce248">
            <text:p><text:s text:c="3"/>67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65" table:style-name="ce248">
            <text:p><text:s text:c="3"/>6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19">
            <text:p><text:s text:c="3"/>4,673</text:p>
          </table:table-cell>
          <table:table-cell office:value-type="float" office:value="4671" table:style-name="ce119">
            <text:p><text:s text:c="3"/>4,67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4775" table:style-name="ce250">
            <text:p><text:s text:c="3"/>4,775</text:p>
          </table:table-cell>
          <table:table-cell office:value-type="float" office:value="4673" table:style-name="ce251">
            <text:p><text:s text:c="3"/>4,673</text:p>
          </table:table-cell>
          <table:table-cell office:value-type="float" office:value="4671" table:style-name="ce252">
            <text:p><text:s text:c="3"/>4,67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51" table:style-name="ce251">
            <text:p><text:s text:c="3"/>5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50" table:style-name="ce251">
            <text:p><text:s text:c="3"/>50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016" table:style-name="ce125">
            <text:p><text:s text:c="3"/>4,01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89" table:style-name="ce125">
            <text:p><text:s text:c="3"/>189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185" table:style-name="ce125">
            <text:p><text:s text:c="3"/>185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84" table:style-name="ce125">
            <text:p><text:s text:c="3"/>184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775" table:style-name="ce256">
            <text:p><text:s text:c="3"/>4,775</text:p>
          </table:table-cell>
          <table:table-cell office:value-type="float" office:value="4018" table:style-name="ce257">
            <text:p><text:s text:c="3"/>4,018</text:p>
          </table:table-cell>
          <table:table-cell office:value-type="float" office:value="4016" table:style-name="ce258">
            <text:p><text:s text:c="3"/>4,016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448" table:style-name="ce258">
            <text:p><text:s text:c="3"/>448</text:p>
          </table:table-cell>
          <table:table-cell office:value-type="float" office:value="189" table:style-name="ce258">
            <text:p><text:s text:c="3"/>189</text:p>
          </table:table-cell>
          <table:table-cell office:value-type="float" office:value="259" table:style-name="ce258">
            <text:p><text:s text:c="3"/>259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297" table:style-name="ce257">
            <text:p><text:s text:c="3"/>297</text:p>
          </table:table-cell>
          <table:table-cell office:value-type="float" office:value="185" table:style-name="ce257">
            <text:p><text:s text:c="3"/>185</text:p>
          </table:table-cell>
          <table:table-cell office:value-type="float" office:value="112" table:style-name="ce257">
            <text:p><text:s text:c="3"/>112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184" table:style-name="ce257">
            <text:p><text:s text:c="3"/>184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5" table:style-name="ce257">
            <text:p><text:s text:c="3"/>15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7010" table:style-name="ce113">
            <text:p><text:s text:c="3"/>7,010</text:p>
          </table:table-cell>
          <table:table-cell office:value-type="float" office:value="6368" table:style-name="ce113">
            <text:p><text:s text:c="3"/>6,368</text:p>
          </table:table-cell>
          <table:table-cell office:value-type="float" office:value="6367" table:style-name="ce113">
            <text:p><text:s text:c="3"/>6,36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42" table:style-name="ce113">
            <text:p><text:s text:c="3"/>342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7010" table:style-name="ce247">
            <text:p><text:s text:c="3"/>7,010</text:p>
          </table:table-cell>
          <table:table-cell office:value-type="float" office:value="6368" table:style-name="ce248">
            <text:p><text:s text:c="3"/>6,368</text:p>
          </table:table-cell>
          <table:table-cell office:value-type="float" office:value="6367" table:style-name="ce248">
            <text:p><text:s text:c="3"/>6,367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42" table:style-name="ce248">
            <text:p><text:s text:c="3"/>342</text:p>
          </table:table-cell>
          <table:table-cell office:value-type="float" office:value="133" table:style-name="ce248">
            <text:p><text:s text:c="3"/>133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284" table:style-name="ce248">
            <text:p><text:s text:c="3"/>284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46" table:style-name="ce248">
            <text:p><text:s text:c="3"/>46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5" table:style-name="ce248">
            <text:p><text:s text:c="3"/>4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19">
            <text:p><text:s text:c="3"/>3,439</text:p>
          </table:table-cell>
          <table:table-cell office:value-type="float" office:value="3438" table:style-name="ce119">
            <text:p><text:s text:c="3"/>3,43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505" table:style-name="ce250">
            <text:p><text:s text:c="3"/>3,505</text:p>
          </table:table-cell>
          <table:table-cell office:value-type="float" office:value="3439" table:style-name="ce251">
            <text:p><text:s text:c="3"/>3,439</text:p>
          </table:table-cell>
          <table:table-cell office:value-type="float" office:value="3438" table:style-name="ce252">
            <text:p><text:s text:c="3"/>3,43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43" table:style-name="ce251">
            <text:p><text:s text:c="3"/>4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0" table:style-name="ce125">
            <text:p>—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129" table:style-name="ce125">
            <text:p><text:s text:c="3"/>129</text:p>
          </table:table-cell>
          <table:table-cell office:value-type="float" office:value="197" table:style-name="ce125">
            <text:p><text:s text:c="3"/>19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505" table:style-name="ce256">
            <text:p><text:s text:c="3"/>3,505</text:p>
          </table:table-cell>
          <table:table-cell office:value-type="float" office:value="2929" table:style-name="ce257">
            <text:p><text:s text:c="3"/>2,929</text:p>
          </table:table-cell>
          <table:table-cell office:value-type="float" office:value="2929" table:style-name="ce258">
            <text:p><text:s text:c="3"/>2,929</text:p>
          </table:table-cell>
          <table:table-cell office:value-type="float" office:value="0" table:style-name="ce258">
            <text:p>—</text:p>
          </table:table-cell>
          <table:table-cell office:value-type="float" office:value="326" table:style-name="ce258">
            <text:p><text:s text:c="3"/>326</text:p>
          </table:table-cell>
          <table:table-cell office:value-type="float" office:value="129" table:style-name="ce258">
            <text:p><text:s text:c="3"/>129</text:p>
          </table:table-cell>
          <table:table-cell office:value-type="float" office:value="197" table:style-name="ce258">
            <text:p><text:s text:c="3"/>197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7" table:style-name="ce258">
            <text:p><text:s text:c="3"/>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229" table:style-name="ce257">
            <text:p><text:s text:c="3"/>229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70" table:style-name="ce257">
            <text:p><text:s text:c="3"/>70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0" table:style-name="ce257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0" table:style-name="ce119">
            <text:p>—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08" table:style-name="ce119">
            <text:p><text:s text:c="3"/>20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05" table:style-name="ce119">
            <text:p><text:s text:c="3"/>405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71" table:style-name="ce119">
            <text:p><text:s text:c="3"/>171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232" table:style-name="ce119">
            <text:p><text:s text:c="3"/>232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8912" table:style-name="ce250">
            <text:p><text:s text:c="3"/>8,912</text:p>
          </table:table-cell>
          <table:table-cell office:value-type="float" office:value="8039" table:style-name="ce251">
            <text:p><text:s text:c="3"/>8,039</text:p>
          </table:table-cell>
          <table:table-cell office:value-type="float" office:value="8039" table:style-name="ce252">
            <text:p><text:s text:c="3"/>8,039</text:p>
          </table:table-cell>
          <table:table-cell office:value-type="float" office:value="0" table:style-name="ce252">
            <text:p>—</text:p>
          </table:table-cell>
          <table:table-cell office:value-type="float" office:value="451" table:style-name="ce252">
            <text:p><text:s text:c="3"/>451</text:p>
          </table:table-cell>
          <table:table-cell office:value-type="float" office:value="243" table:style-name="ce252">
            <text:p><text:s text:c="3"/>243</text:p>
          </table:table-cell>
          <table:table-cell office:value-type="float" office:value="208" table:style-name="ce252">
            <text:p><text:s text:c="3"/>208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405" table:style-name="ce251">
            <text:p><text:s text:c="3"/>405</text:p>
          </table:table-cell>
          <table:table-cell office:value-type="float" office:value="234" table:style-name="ce251">
            <text:p><text:s text:c="3"/>234</text:p>
          </table:table-cell>
          <table:table-cell office:value-type="float" office:value="171" table:style-name="ce251">
            <text:p><text:s text:c="3"/>171</text:p>
          </table:table-cell>
          <table:table-cell office:value-type="float" office:value="345" table:style-name="ce251">
            <text:p><text:s text:c="3"/>345</text:p>
          </table:table-cell>
          <table:table-cell office:value-type="float" office:value="232" table:style-name="ce251">
            <text:p><text:s text:c="3"/>232</text:p>
          </table:table-cell>
          <table:table-cell office:value-type="float" office:value="113" table:style-name="ce251">
            <text:p><text:s text:c="3"/>11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58" table:style-name="ce251">
            <text:p><text:s text:c="3"/>58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4357" table:style-name="ce251">
            <text:p><text:s text:c="3"/>4,357</text:p>
          </table:table-cell>
          <table:table-cell office:value-type="float" office:value="4357" table:style-name="ce252">
            <text:p><text:s text:c="3"/>4,357</text:p>
          </table:table-cell>
          <table:table-cell office:value-type="float" office:value="0" table:style-name="ce252">
            <text:p>—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6" table:style-name="ce251">
            <text:p><text:s text:c="3"/>66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4" table:style-name="ce251">
            <text:p><text:s text:c="3"/>4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0" table:style-name="ce119">
            <text:p>—</text:p>
          </table:table-cell>
          <table:table-cell office:value-type="float" office:value="429" table:style-name="ce119">
            <text:p><text:s text:c="3"/>429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39" table:style-name="ce119">
            <text:p><text:s text:c="3"/>339</text:p>
          </table:table-cell>
          <table:table-cell office:value-type="float" office:value="228" table:style-name="ce119">
            <text:p><text:s text:c="3"/>228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3682" table:style-name="ce251">
            <text:p><text:s text:c="3"/>3,682</text:p>
          </table:table-cell>
          <table:table-cell office:value-type="float" office:value="3682" table:style-name="ce252">
            <text:p><text:s text:c="3"/>3,682</text:p>
          </table:table-cell>
          <table:table-cell office:value-type="float" office:value="0" table:style-name="ce252">
            <text:p>—</text:p>
          </table:table-cell>
          <table:table-cell office:value-type="float" office:value="429" table:style-name="ce252">
            <text:p><text:s text:c="3"/>429</text:p>
          </table:table-cell>
          <table:table-cell office:value-type="float" office:value="239" table:style-name="ce252">
            <text:p><text:s text:c="3"/>239</text:p>
          </table:table-cell>
          <table:table-cell office:value-type="float" office:value="190" table:style-name="ce252">
            <text:p><text:s text:c="3"/>190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339" table:style-name="ce251">
            <text:p><text:s text:c="3"/>339</text:p>
          </table:table-cell>
          <table:table-cell office:value-type="float" office:value="228" table:style-name="ce251">
            <text:p><text:s text:c="3"/>228</text:p>
          </table:table-cell>
          <table:table-cell office:value-type="float" office:value="111" table:style-name="ce251">
            <text:p><text:s text:c="3"/>111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27" table:style-name="ce251">
            <text:p><text:s text:c="3"/>227</text:p>
          </table:table-cell>
          <table:table-cell office:value-type="float" office:value="97" table:style-name="ce251">
            <text:p><text:s text:c="3"/>97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4" table:style-name="ce251">
            <text:p><text:s text:c="3"/>1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254" table:style-name="ce113">
            <text:p><text:s text:c="3"/>9,254</text:p>
          </table:table-cell>
          <table:table-cell office:value-type="float" office:value="8426" table:style-name="ce113">
            <text:p><text:s text:c="3"/>8,426</text:p>
          </table:table-cell>
          <table:table-cell office:value-type="float" office:value="8425" table:style-name="ce113">
            <text:p><text:s text:c="3"/>8,425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28" table:style-name="ce113">
            <text:p><text:s text:c="3"/>428</text:p>
          </table:table-cell>
          <table:table-cell office:value-type="float" office:value="210" table:style-name="ce113">
            <text:p><text:s text:c="3"/>210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319" table:style-name="ce113">
            <text:p><text:s text:c="3"/>319</text:p>
          </table:table-cell>
          <table:table-cell office:value-type="float" office:value="222" table:style-name="ce113">
            <text:p><text:s text:c="3"/>222</text:p>
          </table:table-cell>
          <table:table-cell office:value-type="float" office:value="97" table:style-name="ce113">
            <text:p><text:s text:c="3"/>97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9254" table:style-name="ce247">
            <text:p><text:s text:c="3"/>9,254</text:p>
          </table:table-cell>
          <table:table-cell office:value-type="float" office:value="8426" table:style-name="ce248">
            <text:p><text:s text:c="3"/>8,426</text:p>
          </table:table-cell>
          <table:table-cell office:value-type="float" office:value="8425" table:style-name="ce248">
            <text:p><text:s text:c="3"/>8,42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28" table:style-name="ce248">
            <text:p><text:s text:c="3"/>428</text:p>
          </table:table-cell>
          <table:table-cell office:value-type="float" office:value="210" table:style-name="ce248">
            <text:p><text:s text:c="3"/>210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82" table:style-name="ce248">
            <text:p><text:s text:c="3"/>382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59" table:style-name="ce248">
            <text:p><text:s text:c="3"/>159</text:p>
          </table:table-cell>
          <table:table-cell office:value-type="float" office:value="319" table:style-name="ce248">
            <text:p><text:s text:c="3"/>319</text:p>
          </table:table-cell>
          <table:table-cell office:value-type="float" office:value="222" table:style-name="ce248">
            <text:p><text:s text:c="3"/>222</text:p>
          </table:table-cell>
          <table:table-cell office:value-type="float" office:value="97" table:style-name="ce248">
            <text:p><text:s text:c="3"/>97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62" table:style-name="ce248">
            <text:p><text:s text:c="3"/>62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19">
            <text:p><text:s text:c="3"/>4,530</text:p>
          </table:table-cell>
          <table:table-cell office:value-type="float" office:value="4529" table:style-name="ce119">
            <text:p><text:s text:c="3"/>4,52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4627" table:style-name="ce250">
            <text:p><text:s text:c="3"/>4,627</text:p>
          </table:table-cell>
          <table:table-cell office:value-type="float" office:value="4530" table:style-name="ce251">
            <text:p><text:s text:c="3"/>4,530</text:p>
          </table:table-cell>
          <table:table-cell office:value-type="float" office:value="4529" table:style-name="ce252">
            <text:p><text:s text:c="3"/>4,52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64" table:style-name="ce251">
            <text:p><text:s text:c="3"/>64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52" table:style-name="ce251">
            <text:p><text:s text:c="3"/>52</text:p>
          </table:table-cell>
          <table:table-cell office:value-type="float" office:value="0" table:style-name="ce251">
            <text:p>—</text:p>
          </table:table-cell>
          <table:table-cell office:value-type="float" office:value="52" table:style-name="ce251">
            <text:p><text:s text:c="3"/>52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0" table:style-name="ce125">
            <text:p>—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204" table:style-name="ce125">
            <text:p><text:s text:c="3"/>20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627" table:style-name="ce256">
            <text:p><text:s text:c="3"/>4,627</text:p>
          </table:table-cell>
          <table:table-cell office:value-type="float" office:value="3896" table:style-name="ce257">
            <text:p><text:s text:c="3"/>3,896</text:p>
          </table:table-cell>
          <table:table-cell office:value-type="float" office:value="3896" table:style-name="ce258">
            <text:p><text:s text:c="3"/>3,896</text:p>
          </table:table-cell>
          <table:table-cell office:value-type="float" office:value="0" table:style-name="ce258">
            <text:p>—</text:p>
          </table:table-cell>
          <table:table-cell office:value-type="float" office:value="411" table:style-name="ce258">
            <text:p><text:s text:c="3"/>411</text:p>
          </table:table-cell>
          <table:table-cell office:value-type="float" office:value="207" table:style-name="ce258">
            <text:p><text:s text:c="3"/>207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14" table:style-name="ce257">
            <text:p><text:s text:c="3"/>314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303" table:style-name="ce257">
            <text:p><text:s text:c="3"/>303</text:p>
          </table:table-cell>
          <table:table-cell office:value-type="float" office:value="218" table:style-name="ce257">
            <text:p><text:s text:c="3"/>218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3">
            <text:p><text:s text:c="3"/>8,899</text:p>
          </table:table-cell>
          <table:table-cell office:value-type="float" office:value="8898" table:style-name="ce113">
            <text:p><text:s text:c="3"/>8,89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71" table:style-name="ce113">
            <text:p><text:s text:c="3"/>27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426" table:style-name="ce113">
            <text:p><text:s text:c="3"/>426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88" table:style-name="ce113">
            <text:p><text:s text:c="3"/>188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31" table:style-name="ce113">
            <text:p><text:s text:c="3"/>131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7" table:style-name="ce113">
            <text:p><text:s text:c="3"/>57</text:p>
          </table:table-cell>
          <table:table-cell office:value-type="float" office:value="9832" table:style-name="ce247">
            <text:p><text:s text:c="3"/>9,832</text:p>
          </table:table-cell>
          <table:table-cell office:value-type="float" office:value="8899" table:style-name="ce248">
            <text:p><text:s text:c="3"/>8,899</text:p>
          </table:table-cell>
          <table:table-cell office:value-type="float" office:value="8898" table:style-name="ce248">
            <text:p><text:s text:c="3"/>8,89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88" table:style-name="ce248">
            <text:p><text:s text:c="3"/>488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71" table:style-name="ce248">
            <text:p><text:s text:c="3"/>271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426" table:style-name="ce248">
            <text:p><text:s text:c="3"/>426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88" table:style-name="ce248">
            <text:p><text:s text:c="3"/>188</text:p>
          </table:table-cell>
          <table:table-cell office:value-type="float" office:value="368" table:style-name="ce248">
            <text:p><text:s text:c="3"/>368</text:p>
          </table:table-cell>
          <table:table-cell office:value-type="float" office:value="237" table:style-name="ce248">
            <text:p><text:s text:c="3"/>237</text:p>
          </table:table-cell>
          <table:table-cell office:value-type="float" office:value="131" table:style-name="ce248">
            <text:p><text:s text:c="3"/>131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7" table:style-name="ce248">
            <text:p><text:s text:c="3"/>57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19">
            <text:p><text:s text:c="3"/>4,804</text:p>
          </table:table-cell>
          <table:table-cell office:value-type="float" office:value="4803" table:style-name="ce119">
            <text:p><text:s text:c="3"/>4,80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916" table:style-name="ce250">
            <text:p><text:s text:c="3"/>4,916</text:p>
          </table:table-cell>
          <table:table-cell office:value-type="float" office:value="4804" table:style-name="ce251">
            <text:p><text:s text:c="3"/>4,804</text:p>
          </table:table-cell>
          <table:table-cell office:value-type="float" office:value="4803" table:style-name="ce252">
            <text:p><text:s text:c="3"/>4,80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50" table:style-name="ce251">
            <text:p><text:s text:c="3"/>50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0" table:style-name="ce125">
            <text:p>—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43" table:style-name="ce125">
            <text:p><text:s text:c="3"/>24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52" table:style-name="ce125">
            <text:p><text:s text:c="3"/>35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916" table:style-name="ce256">
            <text:p><text:s text:c="3"/>4,916</text:p>
          </table:table-cell>
          <table:table-cell office:value-type="float" office:value="4095" table:style-name="ce257">
            <text:p><text:s text:c="3"/>4,095</text:p>
          </table:table-cell>
          <table:table-cell office:value-type="float" office:value="4095" table:style-name="ce258">
            <text:p><text:s text:c="3"/>4,095</text:p>
          </table:table-cell>
          <table:table-cell office:value-type="float" office:value="0" table:style-name="ce258">
            <text:p>—</text:p>
          </table:table-cell>
          <table:table-cell office:value-type="float" office:value="458" table:style-name="ce258">
            <text:p><text:s text:c="3"/>458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43" table:style-name="ce258">
            <text:p><text:s text:c="3"/>243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352" table:style-name="ce257">
            <text:p><text:s text:c="3"/>352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19">
            <text:p><text:s text:c="3"/>8,013</text:p>
          </table:table-cell>
          <table:table-cell office:value-type="float" office:value="8011" table:style-name="ce119">
            <text:p><text:s text:c="3"/>8,0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78" table:style-name="ce119">
            <text:p><text:s text:c="3"/>378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8796" table:style-name="ce250">
            <text:p><text:s text:c="3"/>8,796</text:p>
          </table:table-cell>
          <table:table-cell office:value-type="float" office:value="8009" table:style-name="ce251">
            <text:p><text:s text:c="3"/>8,009</text:p>
          </table:table-cell>
          <table:table-cell office:value-type="float" office:value="8007" table:style-name="ce252">
            <text:p><text:s text:c="3"/>8,00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94" table:style-name="ce252">
            <text:p><text:s text:c="3"/>394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216" table:style-name="ce252">
            <text:p><text:s text:c="3"/>216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378" table:style-name="ce251">
            <text:p><text:s text:c="3"/>378</text:p>
          </table:table-cell>
          <table:table-cell office:value-type="float" office:value="238" table:style-name="ce251">
            <text:p><text:s text:c="3"/>238</text:p>
          </table:table-cell>
          <table:table-cell office:value-type="float" office:value="140" table:style-name="ce251">
            <text:p><text:s text:c="3"/>140</text:p>
          </table:table-cell>
          <table:table-cell office:value-type="float" office:value="316" table:style-name="ce251">
            <text:p><text:s text:c="3"/>316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19">
            <text:p><text:s text:c="3"/>4,314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4312" table:style-name="ce251">
            <text:p><text:s text:c="3"/>4,312</text:p>
          </table:table-cell>
          <table:table-cell office:value-type="float" office:value="4310" table:style-name="ce252">
            <text:p><text:s text:c="3"/>4,3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4" table:style-name="ce251">
            <text:p><text:s text:c="3"/>54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2" table:style-name="ce251">
            <text:p><text:s text:c="3"/>4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0" table:style-name="ce119">
            <text:p>—</text:p>
          </table:table-cell>
          <table:table-cell office:value-type="float" office:value="369" table:style-name="ce119">
            <text:p><text:s text:c="3"/>369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91" table:style-name="ce119">
            <text:p><text:s text:c="3"/>91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231" table:style-name="ce119">
            <text:p><text:s text:c="3"/>231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3697" table:style-name="ce251">
            <text:p><text:s text:c="3"/>3,697</text:p>
          </table:table-cell>
          <table:table-cell office:value-type="float" office:value="3697" table:style-name="ce252">
            <text:p><text:s text:c="3"/>3,697</text:p>
          </table:table-cell>
          <table:table-cell office:value-type="float" office:value="0" table:style-name="ce252">
            <text:p>—</text:p>
          </table:table-cell>
          <table:table-cell office:value-type="float" office:value="369" table:style-name="ce252">
            <text:p><text:s text:c="3"/>369</text:p>
          </table:table-cell>
          <table:table-cell office:value-type="float" office:value="175" table:style-name="ce252">
            <text:p><text:s text:c="3"/>17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91" table:style-name="ce251">
            <text:p><text:s text:c="3"/>91</text:p>
          </table:table-cell>
          <table:table-cell office:value-type="float" office:value="307" table:style-name="ce251">
            <text:p><text:s text:c="3"/>307</text:p>
          </table:table-cell>
          <table:table-cell office:value-type="float" office:value="231" table:style-name="ce251">
            <text:p><text:s text:c="3"/>231</text:p>
          </table:table-cell>
          <table:table-cell office:value-type="float" office:value="76" table:style-name="ce251">
            <text:p><text:s text:c="3"/>76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10070" table:style-name="ce113">
            <text:p><text:s text:c="3"/>10,070</text:p>
          </table:table-cell>
          <table:table-cell office:value-type="float" office:value="9216" table:style-name="ce113">
            <text:p><text:s text:c="3"/>9,216</text:p>
          </table:table-cell>
          <table:table-cell office:value-type="float" office:value="9214" table:style-name="ce113">
            <text:p><text:s text:c="3"/>9,21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57" table:style-name="ce113">
            <text:p><text:s text:c="3"/>457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224" table:style-name="ce113">
            <text:p><text:s text:c="3"/>22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72" table:style-name="ce113">
            <text:p><text:s text:c="3"/>372</text:p>
          </table:table-cell>
          <table:table-cell office:value-type="float" office:value="201" table:style-name="ce113">
            <text:p><text:s text:c="3"/>20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0044" table:style-name="ce247">
            <text:p><text:s text:c="3"/>10,044</text:p>
          </table:table-cell>
          <table:table-cell office:value-type="float" office:value="9190" table:style-name="ce248">
            <text:p><text:s text:c="3"/>9,190</text:p>
          </table:table-cell>
          <table:table-cell office:value-type="float" office:value="9188" table:style-name="ce248">
            <text:p><text:s text:c="3"/>9,188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57" table:style-name="ce248">
            <text:p><text:s text:c="3"/>457</text:p>
          </table:table-cell>
          <table:table-cell office:value-type="float" office:value="233" table:style-name="ce248">
            <text:p><text:s text:c="3"/>233</text:p>
          </table:table-cell>
          <table:table-cell office:value-type="float" office:value="224" table:style-name="ce248">
            <text:p><text:s text:c="3"/>224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12" table:style-name="ce248">
            <text:p><text:s text:c="3"/>12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72" table:style-name="ce248">
            <text:p><text:s text:c="3"/>372</text:p>
          </table:table-cell>
          <table:table-cell office:value-type="float" office:value="201" table:style-name="ce248">
            <text:p><text:s text:c="3"/>201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311" table:style-name="ce248">
            <text:p><text:s text:c="3"/>311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19">
            <text:p><text:s text:c="3"/>4,945</text:p>
          </table:table-cell>
          <table:table-cell office:value-type="float" office:value="4944" table:style-name="ce119">
            <text:p><text:s text:c="3"/>4,94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5022" table:style-name="ce250">
            <text:p><text:s text:c="3"/>5,022</text:p>
          </table:table-cell>
          <table:table-cell office:value-type="float" office:value="4925" table:style-name="ce251">
            <text:p><text:s text:c="3"/>4,925</text:p>
          </table:table-cell>
          <table:table-cell office:value-type="float" office:value="4924" table:style-name="ce252">
            <text:p><text:s text:c="3"/>4,924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7" table:style-name="ce251">
            <text:p><text:s text:c="3"/>4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6" table:style-name="ce251">
            <text:p><text:s text:c="3"/>46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5">
            <text:p><text:s text:c="3"/>4,271</text:p>
          </table:table-cell>
          <table:table-cell office:value-type="float" office:value="4270" table:style-name="ce125">
            <text:p><text:s text:c="3"/>4,27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206" table:style-name="ce125">
            <text:p><text:s text:c="3"/>20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1" table:style-name="ce125">
            <text:p><text:s text:c="3"/>111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96" table:style-name="ce125">
            <text:p><text:s text:c="3"/>196</text:p>
          </table:table-cell>
          <table:table-cell office:value-type="float" office:value="99" table:style-name="ce125">
            <text:p><text:s text:c="3"/>9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5022" table:style-name="ce256">
            <text:p><text:s text:c="3"/>5,022</text:p>
          </table:table-cell>
          <table:table-cell office:value-type="float" office:value="4265" table:style-name="ce257">
            <text:p><text:s text:c="3"/>4,265</text:p>
          </table:table-cell>
          <table:table-cell office:value-type="float" office:value="4264" table:style-name="ce258">
            <text:p><text:s text:c="3"/>4,264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435" table:style-name="ce258">
            <text:p><text:s text:c="3"/>435</text:p>
          </table:table-cell>
          <table:table-cell office:value-type="float" office:value="229" table:style-name="ce258">
            <text:p><text:s text:c="3"/>229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9" table:style-name="ce258">
            <text:p><text:s text:c="3"/>9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09" table:style-name="ce257">
            <text:p><text:s text:c="3"/>309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111" table:style-name="ce257">
            <text:p><text:s text:c="3"/>111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196" table:style-name="ce257">
            <text:p><text:s text:c="3"/>196</text:p>
          </table:table-cell>
          <table:table-cell office:value-type="float" office:value="99" table:style-name="ce257">
            <text:p><text:s text:c="3"/>99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330" table:style-name="ce113">
            <text:p><text:s text:c="3"/>9,330</text:p>
          </table:table-cell>
          <table:table-cell office:value-type="float" office:value="8524" table:style-name="ce113">
            <text:p><text:s text:c="3"/>8,524</text:p>
          </table:table-cell>
          <table:table-cell office:value-type="float" office:value="8522" table:style-name="ce113">
            <text:p><text:s text:c="3"/>8,52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02" table:style-name="ce113">
            <text:p><text:s text:c="3"/>402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86" table:style-name="ce113">
            <text:p><text:s text:c="3"/>386</text:p>
          </table:table-cell>
          <table:table-cell office:value-type="float" office:value="208" table:style-name="ce113">
            <text:p><text:s text:c="3"/>208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207" table:style-name="ce113">
            <text:p><text:s text:c="3"/>20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9292" table:style-name="ce247">
            <text:p><text:s text:c="3"/>9,292</text:p>
          </table:table-cell>
          <table:table-cell office:value-type="float" office:value="8486" table:style-name="ce248">
            <text:p><text:s text:c="3"/>8,486</text:p>
          </table:table-cell>
          <table:table-cell office:value-type="float" office:value="8484" table:style-name="ce248">
            <text:p><text:s text:c="3"/>8,48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02" table:style-name="ce248">
            <text:p><text:s text:c="3"/>402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86" table:style-name="ce248">
            <text:p><text:s text:c="3"/>386</text:p>
          </table:table-cell>
          <table:table-cell office:value-type="float" office:value="208" table:style-name="ce248">
            <text:p><text:s text:c="3"/>208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326" table:style-name="ce248">
            <text:p><text:s text:c="3"/>326</text:p>
          </table:table-cell>
          <table:table-cell office:value-type="float" office:value="207" table:style-name="ce248">
            <text:p><text:s text:c="3"/>20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9" table:style-name="ce248">
            <text:p><text:s text:c="3"/>59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8 月</text:p>
          </table:table-cell>
          <table:table-cell office:value-type="string" table:style-name="ce144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19">
            <text:p><text:s text:c="3"/>4,570</text:p>
          </table:table-cell>
          <table:table-cell office:value-type="float" office:value="4569" table:style-name="ce119">
            <text:p><text:s text:c="3"/>4,56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46" table:style-name="ce250">
            <text:p><text:s text:c="3"/>4,646</text:p>
          </table:table-cell>
          <table:table-cell office:value-type="float" office:value="4556" table:style-name="ce251">
            <text:p><text:s text:c="3"/>4,556</text:p>
          </table:table-cell>
          <table:table-cell office:value-type="float" office:value="4555" table:style-name="ce252">
            <text:p><text:s text:c="3"/>4,555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8" table:style-name="ce251">
            <text:p><text:s text:c="3"/>48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5">
            <text:p><text:s text:c="3"/>3,954</text:p>
          </table:table-cell>
          <table:table-cell office:value-type="float" office:value="3953" table:style-name="ce125">
            <text:p><text:s text:c="3"/>3,95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21" table:style-name="ce125">
            <text:p><text:s text:c="3"/>321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646" table:style-name="ce256">
            <text:p><text:s text:c="3"/>4,646</text:p>
          </table:table-cell>
          <table:table-cell office:value-type="float" office:value="3930" table:style-name="ce257">
            <text:p><text:s text:c="3"/>3,930</text:p>
          </table:table-cell>
          <table:table-cell office:value-type="float" office:value="3929" table:style-name="ce258">
            <text:p><text:s text:c="3"/>3,929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384" table:style-name="ce258">
            <text:p><text:s text:c="3"/>384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205" table:style-name="ce258">
            <text:p><text:s text:c="3"/>20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21" table:style-name="ce257">
            <text:p><text:s text:c="3"/>321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10" table:style-name="ce257">
            <text:p><text:s text:c="3"/>310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24" table:style-name="ce258">
            <text:p><text:s text:c="3"/>24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4" table:style-name="ce119">
            <text:p><text:s text:c="3"/>8,804</text:p>
          </table:table-cell>
          <table:table-cell office:value-type="float" office:value="8028" table:style-name="ce119">
            <text:p><text:s text:c="3"/>8,028</text:p>
          </table:table-cell>
          <table:table-cell office:value-type="float" office:value="8026" table:style-name="ce119">
            <text:p><text:s text:c="3"/>8,02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2" table:style-name="ce119">
            <text:p><text:s text:c="3"/>382</text:p>
          </table:table-cell>
          <table:table-cell office:value-type="float" office:value="165" table:style-name="ce119">
            <text:p><text:s text:c="3"/>165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75" table:style-name="ce119">
            <text:p><text:s text:c="3"/>375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04" table:style-name="ce119">
            <text:p><text:s text:c="3"/>10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0" table:style-name="ce119">
            <text:p>—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8772" table:style-name="ce250">
            <text:p><text:s text:c="3"/>8,772</text:p>
          </table:table-cell>
          <table:table-cell office:value-type="float" office:value="7996" table:style-name="ce251">
            <text:p><text:s text:c="3"/>7,996</text:p>
          </table:table-cell>
          <table:table-cell office:value-type="float" office:value="7994" table:style-name="ce252">
            <text:p><text:s text:c="3"/>7,99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82" table:style-name="ce252">
            <text:p><text:s text:c="3"/>382</text:p>
          </table:table-cell>
          <table:table-cell office:value-type="float" office:value="165" table:style-name="ce252">
            <text:p><text:s text:c="3"/>165</text:p>
          </table:table-cell>
          <table:table-cell office:value-type="float" office:value="217" table:style-name="ce252">
            <text:p><text:s text:c="3"/>217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375" table:style-name="ce251">
            <text:p><text:s text:c="3"/>375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53" table:style-name="ce251">
            <text:p><text:s text:c="3"/>153</text:p>
          </table:table-cell>
          <table:table-cell office:value-type="float" office:value="326" table:style-name="ce251">
            <text:p><text:s text:c="3"/>326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04" table:style-name="ce251">
            <text:p><text:s text:c="3"/>10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1">
            <text:p>—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2" table:style-name="ce251">
            <text:p><text:s text:c="3"/>32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19">
            <text:p><text:s text:c="3"/>4,311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4291" table:style-name="ce251">
            <text:p><text:s text:c="3"/>4,291</text:p>
          </table:table-cell>
          <table:table-cell office:value-type="float" office:value="4289" table:style-name="ce252">
            <text:p><text:s text:c="3"/>4,28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61" table:style-name="ce251">
            <text:p><text:s text:c="3"/>61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9" table:style-name="ce251">
            <text:p><text:s text:c="3"/>19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0" table:style-name="ce119">
            <text:p>—</text:p>
          </table:table-cell>
          <table:table-cell office:value-type="float" office:value="357" table:style-name="ce119">
            <text:p><text:s text:c="3"/>357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4" table:style-name="ce119">
            <text:p><text:s text:c="3"/>314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303" table:style-name="ce119">
            <text:p><text:s text:c="3"/>303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3705" table:style-name="ce251">
            <text:p><text:s text:c="3"/>3,705</text:p>
          </table:table-cell>
          <table:table-cell office:value-type="float" office:value="3705" table:style-name="ce252">
            <text:p><text:s text:c="3"/>3,705</text:p>
          </table:table-cell>
          <table:table-cell office:value-type="float" office:value="0" table:style-name="ce252">
            <text:p>—</text:p>
          </table:table-cell>
          <table:table-cell office:value-type="float" office:value="357" table:style-name="ce252">
            <text:p><text:s text:c="3"/>357</text:p>
          </table:table-cell>
          <table:table-cell office:value-type="float" office:value="163" table:style-name="ce252">
            <text:p><text:s text:c="3"/>163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4" table:style-name="ce251">
            <text:p><text:s text:c="3"/>314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96" table:style-name="ce251">
            <text:p><text:s text:c="3"/>96</text:p>
          </table:table-cell>
          <table:table-cell office:value-type="float" office:value="303" table:style-name="ce251">
            <text:p><text:s text:c="3"/>303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85" table:style-name="ce251">
            <text:p><text:s text:c="3"/>85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0" table:style-name="ce251">
            <text:p>—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8" table:style-name="ce113">
            <text:p><text:s text:c="3"/>9,5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0" table:style-name="ce113">
            <text:p>—</text:p>
          </table:table-cell>
          <table:table-cell office:value-type="float" office:value="456" table:style-name="ce113">
            <text:p><text:s text:c="3"/>45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407" table:style-name="ce113">
            <text:p><text:s text:c="3"/>407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0" table:style-name="ce113">
            <text:p>—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9516" table:style-name="ce247">
            <text:p><text:s text:c="3"/>9,5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0" table:style-name="ce248">
            <text:p>—</text:p>
          </table:table-cell>
          <table:table-cell office:value-type="float" office:value="456" table:style-name="ce248">
            <text:p><text:s text:c="3"/>456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21" table:style-name="ce248">
            <text:p><text:s text:c="3"/>21</text:p>
          </table:table-cell>
          <table:table-cell office:value-type="float" office:value="407" table:style-name="ce248">
            <text:p><text:s text:c="3"/>407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28" table:style-name="ce248">
            <text:p><text:s text:c="3"/>128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0" table:style-name="ce248">
            <text:p>—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42" table:style-name="ce247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0" table:style-name="ce119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758" table:style-name="ce250">
            <text:p><text:s text:c="3"/>4,758</text:p>
          </table:table-cell>
          <table:table-cell office:value-type="float" office:value="4655" table:style-name="ce251">
            <text:p><text:s text:c="3"/>4,655</text:p>
          </table:table-cell>
          <table:table-cell office:value-type="float" office:value="4655" table:style-name="ce252">
            <text:p><text:s text:c="3"/>4,655</text:p>
          </table:table-cell>
          <table:table-cell office:value-type="float" office:value="0" table:style-name="ce252">
            <text:p>—</text:p>
          </table:table-cell>
          <table:table-cell office:value-type="float" office:value="27" table:style-name="ce252">
            <text:p><text:s text:c="3"/>2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0" table:style-name="ce251">
            <text:p>—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0" table:style-name="ce125">
            <text:p>—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14" table:style-name="ce125">
            <text:p><text:s text:c="3"/>21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4758" table:style-name="ce256">
            <text:p><text:s text:c="3"/>4,758</text:p>
          </table:table-cell>
          <table:table-cell office:value-type="float" office:value="3961" table:style-name="ce257">
            <text:p><text:s text:c="3"/>3,961</text:p>
          </table:table-cell>
          <table:table-cell office:value-type="float" office:value="3961" table:style-name="ce258">
            <text:p><text:s text:c="3"/>3,961</text:p>
          </table:table-cell>
          <table:table-cell office:value-type="float" office:value="0" table:style-name="ce258">
            <text:p>—</text:p>
          </table:table-cell>
          <table:table-cell office:value-type="float" office:value="429" table:style-name="ce258">
            <text:p><text:s text:c="3"/>429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14" table:style-name="ce258">
            <text:p><text:s text:c="3"/>214</text:p>
          </table:table-cell>
          <table:table-cell office:value-type="float" office:value="24" table:style-name="ce259">
            <text:p><text:s text:c="3"/>24</text:p>
          </table:table-cell>
          <table:table-cell office:value-type="float" office:value="13" table:style-name="ce258">
            <text:p><text:s text:c="3"/>13</text:p>
          </table:table-cell>
          <table:table-cell office:value-type="float" office:value="11" table:style-name="ce260">
            <text:p><text:s text:c="3"/>11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0" table:style-name="ce256">
            <text:p><text:s text:c="3"/>20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20" table:style-name="ce258">
            <text:p><text:s text:c="3"/>2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8952" table:style-name="ce113">
            <text:p><text:s text:c="3"/>8,952</text:p>
          </table:table-cell>
          <table:table-cell office:value-type="float" office:value="8173" table:style-name="ce113">
            <text:p><text:s text:c="3"/>8,173</text:p>
          </table:table-cell>
          <table:table-cell office:value-type="float" office:value="8172" table:style-name="ce113">
            <text:p><text:s text:c="3"/>8,17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7" table:style-name="ce113">
            <text:p><text:s text:c="3"/>17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06" table:style-name="ce113">
            <text:p><text:s text:c="3"/>206</text:p>
          </table:table-cell>
          <table:table-cell office:value-type="float" office:value="147" table:style-name="ce113">
            <text:p><text:s text:c="3"/>147</text:p>
          </table:table-cell>
          <table:table-cell office:value-type="float" office:value="301" table:style-name="ce113">
            <text:p><text:s text:c="3"/>301</text:p>
          </table:table-cell>
          <table:table-cell office:value-type="float" office:value="205" table:style-name="ce113">
            <text:p><text:s text:c="3"/>205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8904" table:style-name="ce247">
            <text:p><text:s text:c="3"/>8,904</text:p>
          </table:table-cell>
          <table:table-cell office:value-type="float" office:value="8125" table:style-name="ce248">
            <text:p><text:s text:c="3"/>8,125</text:p>
          </table:table-cell>
          <table:table-cell office:value-type="float" office:value="8124" table:style-name="ce248">
            <text:p><text:s text:c="3"/>8,12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01" table:style-name="ce248">
            <text:p><text:s text:c="3"/>401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7" table:style-name="ce248">
            <text:p><text:s text:c="3"/>17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06" table:style-name="ce248">
            <text:p><text:s text:c="3"/>206</text:p>
          </table:table-cell>
          <table:table-cell office:value-type="float" office:value="147" table:style-name="ce248">
            <text:p><text:s text:c="3"/>147</text:p>
          </table:table-cell>
          <table:table-cell office:value-type="float" office:value="301" table:style-name="ce248">
            <text:p><text:s text:c="3"/>301</text:p>
          </table:table-cell>
          <table:table-cell office:value-type="float" office:value="205" table:style-name="ce248">
            <text:p><text:s text:c="3"/>205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1" table:style-name="ce248">
            <text:p><text:s text:c="3"/>5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1" table:style-name="ce119">
            <text:p><text:s text:c="3"/>4,38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4452" table:style-name="ce250">
            <text:p><text:s text:c="3"/>4,452</text:p>
          </table:table-cell>
          <table:table-cell office:value-type="float" office:value="4364" table:style-name="ce251">
            <text:p><text:s text:c="3"/>4,364</text:p>
          </table:table-cell>
          <table:table-cell office:value-type="float" office:value="4363" table:style-name="ce252">
            <text:p><text:s text:c="3"/>4,36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3" table:style-name="ce251">
            <text:p><text:s text:c="3"/>5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6" table:style-name="ce251">
            <text:p><text:s text:c="3"/>36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1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0" table:style-name="ce125">
            <text:p>—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87" table:style-name="ce125">
            <text:p><text:s text:c="3"/>187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452" table:style-name="ce256">
            <text:p><text:s text:c="3"/>4,452</text:p>
          </table:table-cell>
          <table:table-cell office:value-type="float" office:value="3761" table:style-name="ce257">
            <text:p><text:s text:c="3"/>3,761</text:p>
          </table:table-cell>
          <table:table-cell office:value-type="float" office:value="3761" table:style-name="ce258">
            <text:p><text:s text:c="3"/>3,761</text:p>
          </table:table-cell>
          <table:table-cell office:value-type="float" office:value="0" table:style-name="ce258">
            <text:p>—</text:p>
          </table:table-cell>
          <table:table-cell office:value-type="float" office:value="382" table:style-name="ce258">
            <text:p><text:s text:c="3"/>382</text:p>
          </table:table-cell>
          <table:table-cell office:value-type="float" office:value="187" table:style-name="ce258">
            <text:p><text:s text:c="3"/>187</text:p>
          </table:table-cell>
          <table:table-cell office:value-type="float" office:value="195" table:style-name="ce258">
            <text:p><text:s text:c="3"/>195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4" table:style-name="ce258">
            <text:p><text:s text:c="3"/>4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30" table:style-name="ce256">
            <text:p><text:s text:c="3"/>30</text:p>
          </table:table-cell>
          <table:table-cell office:value-type="float" office:value="30" table:style-name="ce257">
            <text:p><text:s text:c="3"/>30</text:p>
          </table:table-cell>
          <table:table-cell office:value-type="float" office:value="30" table:style-name="ce258">
            <text:p><text:s text:c="3"/>3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0" table:style-name="ce119">
            <text:p>—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201" table:style-name="ce119">
            <text:p><text:s text:c="3"/>201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7" table:style-name="ce119">
            <text:p><text:s text:c="3"/>347</text:p>
          </table:table-cell>
          <table:table-cell office:value-type="float" office:value="196" table:style-name="ce119">
            <text:p><text:s text:c="3"/>196</text:p>
          </table:table-cell>
          <table:table-cell office:value-type="float" office:value="151" table:style-name="ce119">
            <text:p><text:s text:c="3"/>151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8844" table:style-name="ce250">
            <text:p><text:s text:c="3"/>8,844</text:p>
          </table:table-cell>
          <table:table-cell office:value-type="float" office:value="8074" table:style-name="ce251">
            <text:p><text:s text:c="3"/>8,074</text:p>
          </table:table-cell>
          <table:table-cell office:value-type="float" office:value="8074" table:style-name="ce252">
            <text:p><text:s text:c="3"/>8,074</text:p>
          </table:table-cell>
          <table:table-cell office:value-type="float" office:value="0" table:style-name="ce252">
            <text:p>—</text:p>
          </table:table-cell>
          <table:table-cell office:value-type="float" office:value="395" table:style-name="ce252">
            <text:p><text:s text:c="3"/>39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201" table:style-name="ce252">
            <text:p><text:s text:c="3"/>201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17" table:style-name="ce254">
            <text:p><text:s text:c="3"/>17</text:p>
          </table:table-cell>
          <table:table-cell office:value-type="float" office:value="347" table:style-name="ce251">
            <text:p><text:s text:c="3"/>347</text:p>
          </table:table-cell>
          <table:table-cell office:value-type="float" office:value="196" table:style-name="ce251">
            <text:p><text:s text:c="3"/>196</text:p>
          </table:table-cell>
          <table:table-cell office:value-type="float" office:value="151" table:style-name="ce251">
            <text:p><text:s text:c="3"/>151</text:p>
          </table:table-cell>
          <table:table-cell office:value-type="float" office:value="273" table:style-name="ce251">
            <text:p><text:s text:c="3"/>273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0" table:style-name="ce119">
            <text:p>—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4308" table:style-name="ce251">
            <text:p><text:s text:c="3"/>4,308</text:p>
          </table:table-cell>
          <table:table-cell office:value-type="float" office:value="4308" table:style-name="ce252">
            <text:p><text:s text:c="3"/>4,308</text:p>
          </table:table-cell>
          <table:table-cell office:value-type="float" office:value="0" table:style-name="ce252">
            <text:p>—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77" table:style-name="ce251">
            <text:p><text:s text:c="3"/>77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0" table:style-name="ce251">
            <text:p>—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8" table:style-name="ce251">
            <text:p><text:s text:c="3"/>58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0" table:style-name="ce119">
            <text:p>—</text:p>
          </table:table-cell>
          <table:table-cell office:value-type="float" office:value="371" table:style-name="ce119">
            <text:p><text:s text:c="3"/>371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70" table:style-name="ce119">
            <text:p><text:s text:c="3"/>270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3766" table:style-name="ce251">
            <text:p><text:s text:c="3"/>3,766</text:p>
          </table:table-cell>
          <table:table-cell office:value-type="float" office:value="3766" table:style-name="ce252">
            <text:p><text:s text:c="3"/>3,766</text:p>
          </table:table-cell>
          <table:table-cell office:value-type="float" office:value="0" table:style-name="ce252">
            <text:p>—</text:p>
          </table:table-cell>
          <table:table-cell office:value-type="float" office:value="371" table:style-name="ce252">
            <text:p><text:s text:c="3"/>371</text:p>
          </table:table-cell>
          <table:table-cell office:value-type="float" office:value="191" table:style-name="ce252">
            <text:p><text:s text:c="3"/>191</text:p>
          </table:table-cell>
          <table:table-cell office:value-type="float" office:value="180" table:style-name="ce252">
            <text:p><text:s text:c="3"/>180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270" table:style-name="ce251">
            <text:p><text:s text:c="3"/>270</text:p>
          </table:table-cell>
          <table:table-cell office:value-type="float" office:value="191" table:style-name="ce251">
            <text:p><text:s text:c="3"/>191</text:p>
          </table:table-cell>
          <table:table-cell office:value-type="float" office:value="79" table:style-name="ce251">
            <text:p><text:s text:c="3"/>79</text:p>
          </table:table-cell>
          <table:table-cell office:value-type="float" office:value="259" table:style-name="ce251">
            <text:p><text:s text:c="3"/>259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69" table:style-name="ce251">
            <text:p><text:s text:c="3"/>69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0" table:style-name="ce251">
            <text:p><text:s text:c="3"/>10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42">
            <text:p>計</text:p>
          </table:table-cell>
          <table:table-cell office:value-type="float" office:value="103360" table:style-name="ce67">
            <text:p><text:s text:c="3"/>103,360</text:p>
          </table:table-cell>
          <table:table-cell office:value-type="float" office:value="96058" table:style-name="ce67">
            <text:p><text:s text:c="3"/>96,058</text:p>
          </table:table-cell>
          <table:table-cell office:value-type="float" office:value="96051" table:style-name="ce67">
            <text:p><text:s text:c="3"/>96,051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3428" table:style-name="ce67">
            <text:p><text:s text:c="3"/>3,428</text:p>
          </table:table-cell>
          <table:table-cell office:value-type="float" office:value="1881" table:style-name="ce67">
            <text:p><text:s text:c="3"/>1,881</text:p>
          </table:table-cell>
          <table:table-cell office:value-type="float" office:value="1547" table:style-name="ce67">
            <text:p><text:s text:c="3"/>1,547</text:p>
          </table:table-cell>
          <table:table-cell office:value-type="float" office:value="163" table:style-name="ce67">
            <text:p><text:s text:c="3"/>163</text:p>
          </table:table-cell>
          <table:table-cell office:value-type="float" office:value="101" table:style-name="ce67">
            <text:p><text:s text:c="3"/>101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3711" table:style-name="ce67">
            <text:p><text:s text:c="3"/>3,711</text:p>
          </table:table-cell>
          <table:table-cell office:value-type="float" office:value="2235" table:style-name="ce67">
            <text:p><text:s text:c="3"/>2,235</text:p>
          </table:table-cell>
          <table:table-cell office:value-type="float" office:value="1476" table:style-name="ce67">
            <text:p><text:s text:c="3"/>1,476</text:p>
          </table:table-cell>
          <table:table-cell office:value-type="float" office:value="3251" table:style-name="ce67">
            <text:p><text:s text:c="3"/>3,251</text:p>
          </table:table-cell>
          <table:table-cell office:value-type="float" office:value="2218" table:style-name="ce67">
            <text:p><text:s text:c="3"/>2,218</text:p>
          </table:table-cell>
          <table:table-cell office:value-type="float" office:value="1033" table:style-name="ce67">
            <text:p><text:s text:c="3"/>1,033</text:p>
          </table:table-cell>
          <table:table-cell office:value-type="float" office:value="460" table:style-name="ce67">
            <text:p><text:s text:c="3"/>460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443" table:style-name="ce67">
            <text:p><text:s text:c="3"/>443</text:p>
          </table:table-cell>
          <table:table-cell office:value-type="float" office:value="102618" table:style-name="ce222">
            <text:p><text:s text:c="3"/>102,618</text:p>
          </table:table-cell>
          <table:table-cell office:value-type="float" office:value="95317" table:style-name="ce222">
            <text:p><text:s text:c="3"/>95,317</text:p>
          </table:table-cell>
          <table:table-cell office:value-type="float" office:value="95310" table:style-name="ce222">
            <text:p><text:s text:c="3"/>95,3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3428" table:style-name="ce222">
            <text:p><text:s text:c="3"/>3,428</text:p>
          </table:table-cell>
          <table:table-cell office:value-type="float" office:value="1881" table:style-name="ce222">
            <text:p><text:s text:c="3"/>1,881</text:p>
          </table:table-cell>
          <table:table-cell office:value-type="float" office:value="1547" table:style-name="ce222">
            <text:p><text:s text:c="3"/>1,547</text:p>
          </table:table-cell>
          <table:table-cell office:value-type="float" office:value="163" table:style-name="ce222">
            <text:p><text:s text:c="3"/>163</text:p>
          </table:table-cell>
          <table:table-cell office:value-type="float" office:value="101" table:style-name="ce222">
            <text:p><text:s text:c="3"/>101</text:p>
          </table:table-cell>
          <table:table-cell office:value-type="float" office:value="62" table:style-name="ce222">
            <text:p><text:s text:c="3"/>62</text:p>
          </table:table-cell>
          <table:table-cell office:value-type="float" office:value="3710" table:style-name="ce222">
            <text:p><text:s text:c="3"/>3,710</text:p>
          </table:table-cell>
          <table:table-cell office:value-type="float" office:value="2235" table:style-name="ce222">
            <text:p><text:s text:c="3"/>2,235</text:p>
          </table:table-cell>
          <table:table-cell office:value-type="float" office:value="1475" table:style-name="ce222">
            <text:p><text:s text:c="3"/>1,475</text:p>
          </table:table-cell>
          <table:table-cell office:value-type="float" office:value="3251" table:style-name="ce222">
            <text:p><text:s text:c="3"/>3,251</text:p>
          </table:table-cell>
          <table:table-cell office:value-type="float" office:value="2218" table:style-name="ce222">
            <text:p><text:s text:c="3"/>2,218</text:p>
          </table:table-cell>
          <table:table-cell office:value-type="float" office:value="1033" table:style-name="ce222">
            <text:p><text:s text:c="3"/>1,033</text:p>
          </table:table-cell>
          <table:table-cell office:value-type="float" office:value="459" table:style-name="ce222">
            <text:p><text:s text:c="3"/>459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442" table:style-name="ce222">
            <text:p><text:s text:c="3"/>442</text:p>
          </table:table-cell>
          <table:table-cell office:value-type="float" office:value="742" table:style-name="ce222">
            <text:p><text:s text:c="3"/>742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3">
            <text:p><text:s text:c="3"/>50,705</text:p>
          </table:table-cell>
          <table:table-cell office:value-type="float" office:value="50699" table:style-name="ce43">
            <text:p><text:s text:c="3"/>50,69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145" table:style-name="ce43">
            <text:p><text:s text:c="3"/>145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550" table:style-name="ce43">
            <text:p><text:s text:c="3"/>550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505" table:style-name="ce43">
            <text:p><text:s text:c="3"/>505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64" table:style-name="ce43">
            <text:p><text:s text:c="3"/>164</text:p>
          </table:table-cell>
          <table:table-cell office:value-type="float" office:value="352" table:style-name="ce43">
            <text:p><text:s text:c="3"/>352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341" table:style-name="ce43">
            <text:p><text:s text:c="3"/>341</text:p>
          </table:table-cell>
          <table:table-cell office:value-type="float" office:value="51309" table:style-name="ce227">
            <text:p><text:s text:c="3"/>51,309</text:p>
          </table:table-cell>
          <table:table-cell office:value-type="float" office:value="50505" table:style-name="ce227">
            <text:p><text:s text:c="3"/>50,505</text:p>
          </table:table-cell>
          <table:table-cell office:value-type="float" office:value="50499" table:style-name="ce227">
            <text:p><text:s text:c="3"/>50,499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182" table:style-name="ce227">
            <text:p><text:s text:c="3"/>182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145" table:style-name="ce227">
            <text:p><text:s text:c="3"/>145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38" table:style-name="ce227">
            <text:p><text:s text:c="3"/>3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550" table:style-name="ce227">
            <text:p><text:s text:c="3"/>550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505" table:style-name="ce227">
            <text:p><text:s text:c="3"/>505</text:p>
          </table:table-cell>
          <table:table-cell office:value-type="float" office:value="198" table:style-name="ce227">
            <text:p><text:s text:c="3"/>19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164" table:style-name="ce227">
            <text:p><text:s text:c="3"/>164</text:p>
          </table:table-cell>
          <table:table-cell office:value-type="float" office:value="352" table:style-name="ce227">
            <text:p><text:s text:c="3"/>352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341" table:style-name="ce227">
            <text:p><text:s text:c="3"/>341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43">
            <text:p>—</text:p>
          </table:table-cell>
          <table:table-cell office:value-type="float" office:value="0" table:style-name="ce243">
            <text:p>—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3">
            <text:p><text:s text:c="3"/>45,353</text:p>
          </table:table-cell>
          <table:table-cell office:value-type="float" office:value="45352" table:style-name="ce53">
            <text:p><text:s text:c="3"/>45,35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1844" table:style-name="ce53">
            <text:p><text:s text:c="3"/>1,844</text:p>
          </table:table-cell>
          <table:table-cell office:value-type="float" office:value="1402" table:style-name="ce53">
            <text:p><text:s text:c="3"/>1,402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63" table:style-name="ce53">
            <text:p><text:s text:c="3"/>63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161" table:style-name="ce53">
            <text:p><text:s text:c="3"/>3,161</text:p>
          </table:table-cell>
          <table:table-cell office:value-type="float" office:value="2190" table:style-name="ce53">
            <text:p><text:s text:c="3"/>2,190</text:p>
          </table:table-cell>
          <table:table-cell office:value-type="float" office:value="971" table:style-name="ce53">
            <text:p><text:s text:c="3"/>97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2184" table:style-name="ce53">
            <text:p><text:s text:c="3"/>2,184</text:p>
          </table:table-cell>
          <table:table-cell office:value-type="float" office:value="869" table:style-name="ce53">
            <text:p><text:s text:c="3"/>869</text:p>
          </table:table-cell>
          <table:table-cell office:value-type="float" office:value="108" table:style-name="ce53">
            <text:p><text:s text:c="3"/>108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102" table:style-name="ce53">
            <text:p><text:s text:c="3"/>102</text:p>
          </table:table-cell>
          <table:table-cell office:value-type="float" office:value="51309" table:style-name="ce233">
            <text:p><text:s text:c="3"/>51,309</text:p>
          </table:table-cell>
          <table:table-cell office:value-type="float" office:value="44812" table:style-name="ce233">
            <text:p><text:s text:c="3"/>44,812</text:p>
          </table:table-cell>
          <table:table-cell office:value-type="float" office:value="44811" table:style-name="ce233">
            <text:p><text:s text:c="3"/>44,81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3246" table:style-name="ce233">
            <text:p><text:s text:c="3"/>3,246</text:p>
          </table:table-cell>
          <table:table-cell office:value-type="float" office:value="1844" table:style-name="ce233">
            <text:p><text:s text:c="3"/>1,844</text:p>
          </table:table-cell>
          <table:table-cell office:value-type="float" office:value="1402" table:style-name="ce233">
            <text:p><text:s text:c="3"/>1,402</text:p>
          </table:table-cell>
          <table:table-cell office:value-type="float" office:value="91" table:style-name="ce233">
            <text:p><text:s text:c="3"/>91</text:p>
          </table:table-cell>
          <table:table-cell office:value-type="float" office:value="63" table:style-name="ce233">
            <text:p><text:s text:c="3"/>63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3160" table:style-name="ce233">
            <text:p><text:s text:c="3"/>3,160</text:p>
          </table:table-cell>
          <table:table-cell office:value-type="float" office:value="2190" table:style-name="ce233">
            <text:p><text:s text:c="3"/>2,190</text:p>
          </table:table-cell>
          <table:table-cell office:value-type="float" office:value="970" table:style-name="ce233">
            <text:p><text:s text:c="3"/>970</text:p>
          </table:table-cell>
          <table:table-cell office:value-type="float" office:value="3053" table:style-name="ce233">
            <text:p><text:s text:c="3"/>3,053</text:p>
          </table:table-cell>
          <table:table-cell office:value-type="float" office:value="2184" table:style-name="ce233">
            <text:p><text:s text:c="3"/>2,184</text:p>
          </table:table-cell>
          <table:table-cell office:value-type="float" office:value="869" table:style-name="ce233">
            <text:p><text:s text:c="3"/>869</text:p>
          </table:table-cell>
          <table:table-cell office:value-type="float" office:value="107" table:style-name="ce233">
            <text:p><text:s text:c="3"/>107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01" table:style-name="ce233">
            <text:p><text:s text:c="3"/>101</text:p>
          </table:table-cell>
          <table:table-cell office:value-type="float" office:value="542" table:style-name="ce233">
            <text:p><text:s text:c="3"/>542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44">
            <text:p>—</text:p>
          </table:table-cell>
          <table:table-cell office:value-type="float" office:value="1" table:style-name="ce24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8">
            <text:p>計</text:p>
          </table:table-cell>
          <table:table-cell office:value-type="float" office:value="7344" table:style-name="ce119">
            <text:p><text:s text:c="3"/>7,34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0" table:style-name="ce119">
            <text:p>—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179" table:style-name="ce119">
            <text:p><text:s text:c="3"/>17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7296" table:style-name="ce250">
            <text:p><text:s text:c="3"/>7,29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0" table:style-name="ce250">
            <text:p>—</text:p>
          </table:table-cell>
          <table:table-cell office:value-type="float" office:value="322" table:style-name="ce250">
            <text:p><text:s text:c="3"/>322</text:p>
          </table:table-cell>
          <table:table-cell office:value-type="float" office:value="143" table:style-name="ce250">
            <text:p><text:s text:c="3"/>143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66" table:style-name="ce250">
            <text:p><text:s text:c="3"/>266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89" table:style-name="ce250">
            <text:p><text:s text:c="3"/>89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65"/>
          <table:table-cell table:number-columns-repeated="16324"/>
        </table:table-row>
        <table:table-row table:style-name="ro7" table:visibility="collapse">
          <table:table-cell office:value-type="string" table:style-name="ce26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0" table:style-name="ce119">
            <text:p>—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0" table:style-name="ce250">
            <text:p>—</text:p>
          </table:table-cell>
          <table:table-cell office:value-type="float" office:value="302" table:style-name="ce250">
            <text:p><text:s text:c="3"/>302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124" table:style-name="ce250">
            <text:p><text:s text:c="3"/>124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8420" table:style-name="ce247">
            <text:p><text:s text:c="3"/>8,420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0" table:style-name="ce247">
            <text:p>—</text:p>
          </table:table-cell>
          <table:table-cell office:value-type="float" office:value="266" table:style-name="ce247">
            <text:p><text:s text:c="3"/>266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36" table:style-name="ce247">
            <text:p><text:s text:c="3"/>336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153" table:style-name="ce247">
            <text:p><text:s text:c="3"/>153</text:p>
          </table:table-cell>
          <table:table-cell office:value-type="float" office:value="288" table:style-name="ce247">
            <text:p><text:s text:c="3"/>288</text:p>
          </table:table-cell>
          <table:table-cell office:value-type="float" office:value="182" table:style-name="ce247">
            <text:p><text:s text:c="3"/>182</text:p>
          </table:table-cell>
          <table:table-cell office:value-type="float" office:value="106" table:style-name="ce247">
            <text:p><text:s text:c="3"/>106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47" table:style-name="ce247">
            <text:p><text:s text:c="3"/>47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0" table:style-name="ce250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0" table:style-name="ce119">
            <text:p>—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131" table:style-name="ce119">
            <text:p><text:s text:c="3"/>131</text:p>
          </table:table-cell>
          <table:table-cell office:value-type="float" office:value="118" table:style-name="ce119">
            <text:p><text:s text:c="3"/>11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2" table:style-name="ce119">
            <text:p><text:s text:c="3"/>9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0" table:style-name="ce250">
            <text:p>—</text:p>
          </table:table-cell>
          <table:table-cell office:value-type="float" office:value="249" table:style-name="ce250">
            <text:p><text:s text:c="3"/>249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0" table:style-name="ce250">
            <text:p><text:s text:c="3"/>280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273" table:style-name="ce250">
            <text:p><text:s text:c="3"/>273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68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3">
            <text:p><text:s text:c="3"/>8,603</text:p>
          </table:table-cell>
          <table:table-cell office:value-type="float" office:value="8600" table:style-name="ce113">
            <text:p><text:s text:c="3"/>8,60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76" table:style-name="ce113">
            <text:p><text:s text:c="3"/>176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172" table:style-name="ce113">
            <text:p><text:s text:c="3"/>172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215" table:style-name="ce113">
            <text:p><text:s text:c="3"/>215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9248" table:style-name="ce247">
            <text:p><text:s text:c="3"/>9,248</text:p>
          </table:table-cell>
          <table:table-cell office:value-type="float" office:value="8543" table:style-name="ce247">
            <text:p><text:s text:c="3"/>8,543</text:p>
          </table:table-cell>
          <table:table-cell office:value-type="float" office:value="8540" table:style-name="ce247">
            <text:p><text:s text:c="3"/>8,54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305" table:style-name="ce247">
            <text:p><text:s text:c="3"/>305</text:p>
          </table:table-cell>
          <table:table-cell office:value-type="float" office:value="176" table:style-name="ce247">
            <text:p><text:s text:c="3"/>176</text:p>
          </table:table-cell>
          <table:table-cell office:value-type="float" office:value="129" table:style-name="ce247">
            <text:p><text:s text:c="3"/>129</text:p>
          </table:table-cell>
          <table:table-cell office:value-type="float" office:value="11" table:style-name="ce247">
            <text:p><text:s text:c="3"/>11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89" table:style-name="ce247">
            <text:p><text:s text:c="3"/>389</text:p>
          </table:table-cell>
          <table:table-cell office:value-type="float" office:value="217" table:style-name="ce247">
            <text:p><text:s text:c="3"/>217</text:p>
          </table:table-cell>
          <table:table-cell office:value-type="float" office:value="172" table:style-name="ce247">
            <text:p><text:s text:c="3"/>172</text:p>
          </table:table-cell>
          <table:table-cell office:value-type="float" office:value="329" table:style-name="ce247">
            <text:p><text:s text:c="3"/>329</text:p>
          </table:table-cell>
          <table:table-cell office:value-type="float" office:value="215" table:style-name="ce247">
            <text:p><text:s text:c="3"/>215</text:p>
          </table:table-cell>
          <table:table-cell office:value-type="float" office:value="114" table:style-name="ce247">
            <text:p><text:s text:c="3"/>114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58" table:style-name="ce247">
            <text:p><text:s text:c="3"/>58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19">
            <text:p><text:s text:c="3"/>4,561</text:p>
          </table:table-cell>
          <table:table-cell office:value-type="float" office:value="4558" table:style-name="ce119">
            <text:p><text:s text:c="3"/>4,55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541" table:style-name="ce250">
            <text:p><text:s text:c="3"/>4,541</text:p>
          </table:table-cell>
          <table:table-cell office:value-type="float" office:value="4538" table:style-name="ce250">
            <text:p><text:s text:c="3"/>4,53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0" table:style-name="ce119">
            <text:p>—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15" table:style-name="ce119">
            <text:p><text:s text:c="3"/>115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0" table:style-name="ce250">
            <text:p>—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117" table:style-name="ce250">
            <text:p><text:s text:c="3"/>117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9" table:style-name="ce250">
            <text:p><text:s text:c="3"/>32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319" table:style-name="ce250">
            <text:p><text:s text:c="3"/>31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0" table:style-name="ce113">
            <text:p>—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0" table:style-name="ce113">
            <text:p>—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109" table:style-name="ce113">
            <text:p><text:s text:c="3"/>10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0" table:style-name="ce113">
            <text:p>—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978" table:style-name="ce247">
            <text:p><text:s text:c="3"/>7,978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0" table:style-name="ce247">
            <text:p>—</text:p>
          </table:table-cell>
          <table:table-cell office:value-type="float" office:value="253" table:style-name="ce247">
            <text:p><text:s text:c="3"/>253</text:p>
          </table:table-cell>
          <table:table-cell office:value-type="float" office:value="151" table:style-name="ce247">
            <text:p><text:s text:c="3"/>151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0" table:style-name="ce247">
            <text:p>—</text:p>
          </table:table-cell>
          <table:table-cell office:value-type="float" office:value="274" table:style-name="ce247">
            <text:p><text:s text:c="3"/>274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109" table:style-name="ce247">
            <text:p><text:s text:c="3"/>109</text:p>
          </table:table-cell>
          <table:table-cell office:value-type="float" office:value="249" table:style-name="ce247">
            <text:p><text:s text:c="3"/>249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84" table:style-name="ce247">
            <text:p><text:s text:c="3"/>84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0" table:style-name="ce247">
            <text:p>—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0" table:style-name="ce250">
            <text:p>—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0" table:style-name="ce250">
            <text:p>—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0" table:style-name="ce119">
            <text:p>—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0" table:style-name="ce250">
            <text:p>—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240" table:style-name="ce250">
            <text:p><text:s text:c="3"/>240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34" table:style-name="ce250">
            <text:p><text:s text:c="3"/>234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0" table:style-name="ce113">
            <text:p>—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74" table:style-name="ce113">
            <text:p><text:s text:c="3"/>174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8838" table:style-name="ce247">
            <text:p><text:s text:c="3"/>8,838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0" table:style-name="ce247">
            <text:p>—</text:p>
          </table:table-cell>
          <table:table-cell office:value-type="float" office:value="287" table:style-name="ce247">
            <text:p><text:s text:c="3"/>287</text:p>
          </table:table-cell>
          <table:table-cell office:value-type="float" office:value="174" table:style-name="ce247">
            <text:p><text:s text:c="3"/>174</text:p>
          </table:table-cell>
          <table:table-cell office:value-type="float" office:value="113" table:style-name="ce247">
            <text:p><text:s text:c="3"/>113</text:p>
          </table:table-cell>
          <table:table-cell office:value-type="float" office:value="13" table:style-name="ce247">
            <text:p><text:s text:c="3"/>13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284" table:style-name="ce247">
            <text:p><text:s text:c="3"/>284</text:p>
          </table:table-cell>
          <table:table-cell office:value-type="float" office:value="185" table:style-name="ce247">
            <text:p><text:s text:c="3"/>185</text:p>
          </table:table-cell>
          <table:table-cell office:value-type="float" office:value="99" table:style-name="ce247">
            <text:p><text:s text:c="3"/>99</text:p>
          </table:table-cell>
          <table:table-cell office:value-type="float" office:value="261" table:style-name="ce247">
            <text:p><text:s text:c="3"/>261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78" table:style-name="ce247">
            <text:p><text:s text:c="3"/>78</text:p>
          </table:table-cell>
          <table:table-cell office:value-type="float" office:value="23" table:style-name="ce247">
            <text:p><text:s text:c="3"/>2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0" table:style-name="ce119">
            <text:p>—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0" table:style-name="ce250">
            <text:p>—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254" table:style-name="ce250">
            <text:p><text:s text:c="3"/>25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3">
            <text:p><text:s text:c="3"/>7,868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164" table:style-name="ce113">
            <text:p><text:s text:c="3"/>164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6" table:style-name="ce113">
            <text:p><text:s text:c="3"/>126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470" table:style-name="ce247">
            <text:p><text:s text:c="3"/>8,470</text:p>
          </table:table-cell>
          <table:table-cell office:value-type="float" office:value="7820" table:style-name="ce247">
            <text:p><text:s text:c="3"/>7,820</text:p>
          </table:table-cell>
          <table:table-cell office:value-type="float" office:value="7818" table:style-name="ce247">
            <text:p><text:s text:c="3"/>7,818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92" table:style-name="ce247">
            <text:p><text:s text:c="3"/>292</text:p>
          </table:table-cell>
          <table:table-cell office:value-type="float" office:value="164" table:style-name="ce247">
            <text:p><text:s text:c="3"/>164</text:p>
          </table:table-cell>
          <table:table-cell office:value-type="float" office:value="128" table:style-name="ce247">
            <text:p><text:s text:c="3"/>12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54" table:style-name="ce247">
            <text:p><text:s text:c="3"/>354</text:p>
          </table:table-cell>
          <table:table-cell office:value-type="float" office:value="228" table:style-name="ce247">
            <text:p><text:s text:c="3"/>228</text:p>
          </table:table-cell>
          <table:table-cell office:value-type="float" office:value="126" table:style-name="ce247">
            <text:p><text:s text:c="3"/>126</text:p>
          </table:table-cell>
          <table:table-cell office:value-type="float" office:value="311" table:style-name="ce247">
            <text:p><text:s text:c="3"/>311</text:p>
          </table:table-cell>
          <table:table-cell office:value-type="float" office:value="226" table:style-name="ce247">
            <text:p><text:s text:c="3"/>226</text:p>
          </table:table-cell>
          <table:table-cell office:value-type="float" office:value="85" table:style-name="ce247">
            <text:p><text:s text:c="3"/>85</text:p>
          </table:table-cell>
          <table:table-cell office:value-type="float" office:value="43" table:style-name="ce247">
            <text:p><text:s text:c="3"/>4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41" table:style-name="ce247">
            <text:p><text:s text:c="3"/>4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19">
            <text:p><text:s text:c="3"/>4,175</text:p>
          </table:table-cell>
          <table:table-cell office:value-type="float" office:value="4174" table:style-name="ce119">
            <text:p><text:s text:c="3"/>4,1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0" table:style-name="ce119">
            <text:p>—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4163" table:style-name="ce250">
            <text:p><text:s text:c="3"/>4,163</text:p>
          </table:table-cell>
          <table:table-cell office:value-type="float" office:value="4162" table:style-name="ce250">
            <text:p><text:s text:c="3"/>4,16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0" table:style-name="ce250">
            <text:p>—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19">
            <text:p><text:s text:c="3"/>3,693</text:p>
          </table:table-cell>
          <table:table-cell office:value-type="float" office:value="3692" table:style-name="ce119">
            <text:p><text:s text:c="3"/>3,69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12" table:style-name="ce119">
            <text:p><text:s text:c="3"/>1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3657" table:style-name="ce250">
            <text:p><text:s text:c="3"/>3,657</text:p>
          </table:table-cell>
          <table:table-cell office:value-type="float" office:value="3656" table:style-name="ce250">
            <text:p><text:s text:c="3"/>3,65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291" table:style-name="ce250">
            <text:p><text:s text:c="3"/>291</text:p>
          </table:table-cell>
          <table:table-cell office:value-type="float" office:value="221" table:style-name="ce250">
            <text:p><text:s text:c="3"/>221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0" table:style-name="ce113">
            <text:p>—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155" table:style-name="ce113">
            <text:p><text:s text:c="3"/>155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0" table:style-name="ce113">
            <text:p>—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734" table:style-name="ce247">
            <text:p><text:s text:c="3"/>9,734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0" table:style-name="ce247">
            <text:p>—</text:p>
          </table:table-cell>
          <table:table-cell office:value-type="float" office:value="275" table:style-name="ce247">
            <text:p><text:s text:c="3"/>275</text:p>
          </table:table-cell>
          <table:table-cell office:value-type="float" office:value="155" table:style-name="ce247">
            <text:p><text:s text:c="3"/>155</text:p>
          </table:table-cell>
          <table:table-cell office:value-type="float" office:value="120" table:style-name="ce247">
            <text:p><text:s text:c="3"/>120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40" table:style-name="ce247">
            <text:p><text:s text:c="3"/>340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111" table:style-name="ce247">
            <text:p><text:s text:c="3"/>111</text:p>
          </table:table-cell>
          <table:table-cell office:value-type="float" office:value="312" table:style-name="ce247">
            <text:p><text:s text:c="3"/>312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83" table:style-name="ce247">
            <text:p><text:s text:c="3"/>83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0" table:style-name="ce247">
            <text:p>—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0" table:style-name="ce119">
            <text:p>—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867" table:style-name="ce250">
            <text:p><text:s text:c="3"/>4,867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0" table:style-name="ce250">
            <text:p>—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8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0" table:style-name="ce125">
            <text:p>—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867" table:style-name="ce256">
            <text:p><text:s text:c="3"/>4,867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0" table:style-name="ce256">
            <text:p>—</text:p>
          </table:table-cell>
          <table:table-cell office:value-type="float" office:value="265" table:style-name="ce256">
            <text:p><text:s text:c="3"/>265</text:p>
          </table:table-cell>
          <table:table-cell office:value-type="float" office:value="152" table:style-name="ce256">
            <text:p><text:s text:c="3"/>152</text:p>
          </table:table-cell>
          <table:table-cell office:value-type="float" office:value="113" table:style-name="ce256">
            <text:p><text:s text:c="3"/>113</text:p>
          </table:table-cell>
          <table:table-cell office:value-type="float" office:value="15" table:style-name="ce256">
            <text:p><text:s text:c="3"/>15</text:p>
          </table:table-cell>
          <table:table-cell office:value-type="float" office:value="13" table:style-name="ce256">
            <text:p><text:s text:c="3"/>13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303" table:style-name="ce256">
            <text:p><text:s text:c="3"/>303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98" table:style-name="ce256">
            <text:p><text:s text:c="3"/>298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0" table:style-name="ce119">
            <text:p>—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41" table:style-name="ce119">
            <text:p><text:s text:c="3"/>14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8700" table:style-name="ce250">
            <text:p><text:s text:c="3"/>8,700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0" table:style-name="ce250">
            <text:p>—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41" table:style-name="ce250">
            <text:p><text:s text:c="3"/>14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2" table:style-name="ce250">
            <text:p><text:s text:c="3"/>292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0" table:style-name="ce119">
            <text:p>—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161" table:style-name="ce119">
            <text:p><text:s text:c="3"/>161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3800" table:style-name="ce257">
            <text:p><text:s text:c="3"/>3,800</text:p>
          </table:table-cell>
          <table:table-cell office:value-type="float" office:value="3800" table:style-name="ce256">
            <text:p><text:s text:c="3"/>3,800</text:p>
          </table:table-cell>
          <table:table-cell office:value-type="float" office:value="0" table:style-name="ce256">
            <text:p>—</text:p>
          </table:table-cell>
          <table:table-cell office:value-type="float" office:value="300" table:style-name="ce256">
            <text:p><text:s text:c="3"/>300</text:p>
          </table:table-cell>
          <table:table-cell office:value-type="float" office:value="170" table:style-name="ce256">
            <text:p><text:s text:c="3"/>170</text:p>
          </table:table-cell>
          <table:table-cell office:value-type="float" office:value="130" table:style-name="ce256">
            <text:p><text:s text:c="3"/>130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245" table:style-name="ce256">
            <text:p><text:s text:c="3"/>245</text:p>
          </table:table-cell>
          <table:table-cell office:value-type="float" office:value="161" table:style-name="ce256">
            <text:p><text:s text:c="3"/>161</text:p>
          </table:table-cell>
          <table:table-cell office:value-type="float" office:value="84" table:style-name="ce256">
            <text:p><text:s text:c="3"/>84</text:p>
          </table:table-cell>
          <table:table-cell office:value-type="float" office:value="233" table:style-name="ce256">
            <text:p><text:s text:c="3"/>233</text:p>
          </table:table-cell>
          <table:table-cell office:value-type="float" office:value="160" table:style-name="ce256">
            <text:p><text:s text:c="3"/>160</text:p>
          </table:table-cell>
          <table:table-cell office:value-type="float" office:value="73" table:style-name="ce256">
            <text:p><text:s text:c="3"/>73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11" table:style-name="ce256">
            <text:p><text:s text:c="3"/>11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9032" table:style-name="ce113">
            <text:p><text:s text:c="3"/>9,032</text:p>
          </table:table-cell>
          <table:table-cell office:value-type="float" office:value="8412" table:style-name="ce113">
            <text:p><text:s text:c="3"/>8,412</text:p>
          </table:table-cell>
          <table:table-cell office:value-type="float" office:value="8411" table:style-name="ce113">
            <text:p><text:s text:c="3"/>8,41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97" table:style-name="ce113">
            <text:p><text:s text:c="3"/>297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8984" table:style-name="ce247">
            <text:p><text:s text:c="3"/>8,984</text:p>
          </table:table-cell>
          <table:table-cell office:value-type="float" office:value="8364" table:style-name="ce250">
            <text:p><text:s text:c="3"/>8,364</text:p>
          </table:table-cell>
          <table:table-cell office:value-type="float" office:value="8363" table:style-name="ce250">
            <text:p><text:s text:c="3"/>8,36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7" table:style-name="ce250">
            <text:p><text:s text:c="3"/>297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10" table:style-name="ce250">
            <text:p><text:s text:c="3"/>310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0" table:style-name="ce250">
            <text:p>—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502" table:style-name="ce119">
            <text:p><text:s text:c="3"/>4,502</text:p>
          </table:table-cell>
          <table:table-cell office:value-type="float" office:value="4449" table:style-name="ce119">
            <text:p><text:s text:c="3"/>4,449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492" table:style-name="ce250">
            <text:p><text:s text:c="3"/>4,492</text:p>
          </table:table-cell>
          <table:table-cell office:value-type="float" office:value="4439" table:style-name="ce250">
            <text:p><text:s text:c="3"/>4,439</text:p>
          </table:table-cell>
          <table:table-cell office:value-type="float" office:value="4438" table:style-name="ce250">
            <text:p><text:s text:c="3"/>4,43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0" table:style-name="ce125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68" table:style-name="ce125">
            <text:p><text:s text:c="3"/>168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79" table:style-name="ce125">
            <text:p><text:s text:c="3"/>27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269" table:style-name="ce125">
            <text:p><text:s text:c="3"/>26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492" table:style-name="ce256">
            <text:p><text:s text:c="3"/>4,492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0" table:style-name="ce250">
            <text:p>—</text:p>
          </table:table-cell>
          <table:table-cell office:value-type="float" office:value="282" table:style-name="ce250">
            <text:p><text:s text:c="3"/>282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14" table:style-name="ce250">
            <text:p><text:s text:c="3"/>1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086" table:style-name="ce113">
            <text:p><text:s text:c="3"/>8,086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0" table:style-name="ce113">
            <text:p>—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95" table:style-name="ce113">
            <text:p><text:s text:c="3"/>95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8034" table:style-name="ce247">
            <text:p><text:s text:c="3"/>8,034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0" table:style-name="ce248">
            <text:p>—</text:p>
          </table:table-cell>
          <table:table-cell office:value-type="float" office:value="265" table:style-name="ce248">
            <text:p><text:s text:c="3"/>265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74" table:style-name="ce248">
            <text:p><text:s text:c="3"/>274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95" table:style-name="ce248">
            <text:p><text:s text:c="3"/>95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64" table:style-name="ce248">
            <text:p><text:s text:c="3"/>6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52" table:style-name="ce247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035" table:style-name="ce119">
            <text:p><text:s text:c="3"/>4,035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4017" table:style-name="ce250">
            <text:p><text:s text:c="3"/>4,017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7" table:style-name="ce251">
            <text:p><text:s text:c="3"/>2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51" table:style-name="ce125">
            <text:p><text:s text:c="3"/>4,051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0" table:style-name="ce125">
            <text:p>—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017" table:style-name="ce256">
            <text:p><text:s text:c="3"/>4,017</text:p>
          </table:table-cell>
          <table:table-cell office:value-type="float" office:value="3534" table:style-name="ce257">
            <text:p><text:s text:c="3"/>3,534</text:p>
          </table:table-cell>
          <table:table-cell office:value-type="float" office:value="3534" table:style-name="ce256">
            <text:p><text:s text:c="3"/>3,534</text:p>
          </table:table-cell>
          <table:table-cell office:value-type="float" office:value="0" table:style-name="ce256">
            <text:p>—</text:p>
          </table:table-cell>
          <table:table-cell office:value-type="float" office:value="253" table:style-name="ce256">
            <text:p><text:s text:c="3"/>253</text:p>
          </table:table-cell>
          <table:table-cell office:value-type="float" office:value="139" table:style-name="ce256">
            <text:p><text:s text:c="3"/>139</text:p>
          </table:table-cell>
          <table:table-cell office:value-type="float" office:value="114" table:style-name="ce256">
            <text:p><text:s text:c="3"/>11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221" table:style-name="ce256">
            <text:p><text:s text:c="3"/>221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8" table:style-name="ce256">
            <text:p><text:s text:c="3"/>48</text:p>
          </table:table-cell>
          <table:table-cell office:value-type="float" office:value="215" table:style-name="ce256">
            <text:p><text:s text:c="3"/>215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2" table:style-name="ce256">
            <text:p><text:s text:c="3"/>4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418" table:style-name="ce113">
            <text:p><text:s text:c="3"/>8,418</text:p>
          </table:table-cell>
          <table:table-cell office:value-type="float" office:value="7805" table:style-name="ce113">
            <text:p><text:s text:c="3"/>7,805</text:p>
          </table:table-cell>
          <table:table-cell office:value-type="float" office:value="7804" table:style-name="ce113">
            <text:p><text:s text:c="3"/>7,80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52" table:style-name="ce113">
            <text:p><text:s text:c="3"/>152</text:p>
          </table:table-cell>
          <table:table-cell office:value-type="float" office:value="135" table:style-name="ce113">
            <text:p><text:s text:c="3"/>135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07" table:style-name="ce113">
            <text:p><text:s text:c="3"/>307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342" table:style-name="ce247">
            <text:p><text:s text:c="3"/>8,342</text:p>
          </table:table-cell>
          <table:table-cell office:value-type="float" office:value="7730" table:style-name="ce248">
            <text:p><text:s text:c="3"/>7,730</text:p>
          </table:table-cell>
          <table:table-cell office:value-type="float" office:value="7729" table:style-name="ce248">
            <text:p><text:s text:c="3"/>7,72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87" table:style-name="ce248">
            <text:p><text:s text:c="3"/>287</text:p>
          </table:table-cell>
          <table:table-cell office:value-type="float" office:value="152" table:style-name="ce248">
            <text:p><text:s text:c="3"/>152</text:p>
          </table:table-cell>
          <table:table-cell office:value-type="float" office:value="135" table:style-name="ce248">
            <text:p><text:s text:c="3"/>135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06" table:style-name="ce248">
            <text:p><text:s text:c="3"/>306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62" table:style-name="ce248">
            <text:p><text:s text:c="3"/>262</text:p>
          </table:table-cell>
          <table:table-cell office:value-type="float" office:value="175" table:style-name="ce248">
            <text:p><text:s text:c="3"/>175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197" table:style-name="ce119">
            <text:p><text:s text:c="3"/>4,197</text:p>
          </table:table-cell>
          <table:table-cell office:value-type="float" office:value="4118" table:style-name="ce119">
            <text:p><text:s text:c="3"/>4,118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4171" table:style-name="ce250">
            <text:p><text:s text:c="3"/>4,171</text:p>
          </table:table-cell>
          <table:table-cell office:value-type="float" office:value="4092" table:style-name="ce250">
            <text:p><text:s text:c="3"/>4,092</text:p>
          </table:table-cell>
          <table:table-cell office:value-type="float" office:value="4091" table:style-name="ce250">
            <text:p><text:s text:c="3"/>4,09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31" table:style-name="ce251">
            <text:p><text:s text:c="3"/>31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9" table:style-name="ce251">
            <text:p><text:s text:c="3"/>29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221" table:style-name="ce125">
            <text:p><text:s text:c="3"/>4,221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0" table:style-name="ce125">
            <text:p>—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47" table:style-name="ce125">
            <text:p><text:s text:c="3"/>147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58" table:style-name="ce125">
            <text:p><text:s text:c="3"/>258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171" table:style-name="ce256">
            <text:p><text:s text:c="3"/>4,171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0" table:style-name="ce256">
            <text:p>—</text:p>
          </table:table-cell>
          <table:table-cell office:value-type="float" office:value="266" table:style-name="ce256">
            <text:p><text:s text:c="3"/>266</text:p>
          </table:table-cell>
          <table:table-cell office:value-type="float" office:value="147" table:style-name="ce256">
            <text:p><text:s text:c="3"/>147</text:p>
          </table:table-cell>
          <table:table-cell office:value-type="float" office:value="119" table:style-name="ce256">
            <text:p><text:s text:c="3"/>119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257" table:style-name="ce256">
            <text:p><text:s text:c="3"/>257</text:p>
          </table:table-cell>
          <table:table-cell office:value-type="float" office:value="177" table:style-name="ce256">
            <text:p><text:s text:c="3"/>177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44" table:style-name="ce256">
            <text:p><text:s text:c="3"/>244</text:p>
          </table:table-cell>
          <table:table-cell office:value-type="float" office:value="175" table:style-name="ce256">
            <text:p><text:s text:c="3"/>175</text:p>
          </table:table-cell>
          <table:table-cell office:value-type="float" office:value="69" table:style-name="ce256">
            <text:p><text:s text:c="3"/>69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0" table:style-name="ce256">
            <text:p><text:s text:c="3"/>50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676" table:style-name="ce113">
            <text:p><text:s text:c="3"/>8,676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3" table:style-name="ce113">
            <text:p><text:s text:c="3"/>103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8574" table:style-name="ce247">
            <text:p><text:s text:c="3"/>8,574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0" table:style-name="ce248">
            <text:p>—</text:p>
          </table:table-cell>
          <table:table-cell office:value-type="float" office:value="266" table:style-name="ce248">
            <text:p><text:s text:c="3"/>266</text:p>
          </table:table-cell>
          <table:table-cell office:value-type="float" office:value="151" table:style-name="ce248">
            <text:p><text:s text:c="3"/>15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85" table:style-name="ce248">
            <text:p><text:s text:c="3"/>28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103" table:style-name="ce248">
            <text:p><text:s text:c="3"/>103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70" table:style-name="ce248">
            <text:p><text:s text:c="3"/>70</text:p>
          </table:table-cell>
          <table:table-cell office:value-type="float" office:value="34" table:style-name="ce248">
            <text:p><text:s text:c="3"/>3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367" table:style-name="ce125">
            <text:p><text:s text:c="3"/>4,367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0" table:style-name="ce125">
            <text:p>—</text:p>
          </table:table-cell>
          <table:table-cell office:value-type="float" office:value="254" table:style-name="ce125">
            <text:p><text:s text:c="3"/>254</text:p>
          </table:table-cell>
          <table:table-cell office:value-type="float" office:value="148" table:style-name="ce125">
            <text:p><text:s text:c="3"/>148</text:p>
          </table:table-cell>
          <table:table-cell office:value-type="float" office:value="106" table:style-name="ce125">
            <text:p><text:s text:c="3"/>10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6" table:style-name="ce125">
            <text:p><text:s text:c="3"/>246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37" table:style-name="ce125">
            <text:p><text:s text:c="3"/>237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287" table:style-name="ce256">
            <text:p><text:s text:c="3"/>4,287</text:p>
          </table:table-cell>
          <table:table-cell office:value-type="float" office:value="3780" table:style-name="ce257">
            <text:p><text:s text:c="3"/>3,780</text:p>
          </table:table-cell>
          <table:table-cell office:value-type="float" office:value="3780" table:style-name="ce256">
            <text:p><text:s text:c="3"/>3,780</text:p>
          </table:table-cell>
          <table:table-cell office:value-type="float" office:value="0" table:style-name="ce256">
            <text:p>—</text:p>
          </table:table-cell>
          <table:table-cell office:value-type="float" office:value="254" table:style-name="ce256">
            <text:p><text:s text:c="3"/>254</text:p>
          </table:table-cell>
          <table:table-cell office:value-type="float" office:value="148" table:style-name="ce256">
            <text:p><text:s text:c="3"/>148</text:p>
          </table:table-cell>
          <table:table-cell office:value-type="float" office:value="106" table:style-name="ce256">
            <text:p><text:s text:c="3"/>106</text:p>
          </table:table-cell>
          <table:table-cell office:value-type="float" office:value="7" table:style-name="ce256">
            <text:p><text:s text:c="3"/>7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246" table:style-name="ce256">
            <text:p><text:s text:c="3"/>246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67" table:style-name="ce256">
            <text:p><text:s text:c="3"/>67</text:p>
          </table:table-cell>
          <table:table-cell office:value-type="float" office:value="237" table:style-name="ce256">
            <text:p><text:s text:c="3"/>237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58" table:style-name="ce256">
            <text:p><text:s text:c="3"/>58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7月止</text:p>
          </table:table-cell>
          <table:table-cell office:value-type="string" table:style-name="ce142">
            <text:p>計</text:p>
          </table:table-cell>
          <table:table-cell office:value-type="float" office:value="53790" table:style-name="ce67">
            <text:p><text:s text:c="3"/>53,790</text:p>
          </table:table-cell>
          <table:table-cell office:value-type="float" office:value="49995" table:style-name="ce67">
            <text:p><text:s text:c="3"/>49,995</text:p>
          </table:table-cell>
          <table:table-cell office:value-type="float" office:value="49988" table:style-name="ce67">
            <text:p><text:s text:c="3"/>49,988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1756" table:style-name="ce67">
            <text:p><text:s text:c="3"/>1,756</text:p>
          </table:table-cell>
          <table:table-cell office:value-type="float" office:value="910" table:style-name="ce67">
            <text:p><text:s text:c="3"/>910</text:p>
          </table:table-cell>
          <table:table-cell office:value-type="float" office:value="846" table:style-name="ce67">
            <text:p><text:s text:c="3"/>846</text:p>
          </table:table-cell>
          <table:table-cell office:value-type="float" office:value="97" table:style-name="ce67">
            <text:p><text:s text:c="3"/>97</text:p>
          </table:table-cell>
          <table:table-cell office:value-type="float" office:value="51" table:style-name="ce67">
            <text:p><text:s text:c="3"/>51</text:p>
          </table:table-cell>
          <table:table-cell office:value-type="float" office:value="46" table:style-name="ce67">
            <text:p><text:s text:c="3"/>46</text:p>
          </table:table-cell>
          <table:table-cell office:value-type="float" office:value="1942" table:style-name="ce67">
            <text:p><text:s text:c="3"/>1,942</text:p>
          </table:table-cell>
          <table:table-cell office:value-type="float" office:value="1109" table:style-name="ce67">
            <text:p><text:s text:c="3"/>1,109</text:p>
          </table:table-cell>
          <table:table-cell office:value-type="float" office:value="833" table:style-name="ce67">
            <text:p><text:s text:c="3"/>833</text:p>
          </table:table-cell>
          <table:table-cell office:value-type="float" office:value="1661" table:style-name="ce67">
            <text:p><text:s text:c="3"/>1,661</text:p>
          </table:table-cell>
          <table:table-cell office:value-type="float" office:value="1095" table:style-name="ce67">
            <text:p><text:s text:c="3"/>1,095</text:p>
          </table:table-cell>
          <table:table-cell office:value-type="float" office:value="566" table:style-name="ce67">
            <text:p><text:s text:c="3"/>566</text:p>
          </table:table-cell>
          <table:table-cell office:value-type="float" office:value="281" table:style-name="ce67">
            <text:p><text:s text:c="3"/>281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267" table:style-name="ce67">
            <text:p><text:s text:c="3"/>267</text:p>
          </table:table-cell>
          <table:table-cell office:value-type="float" office:value="53246" table:style-name="ce222">
            <text:p><text:s text:c="3"/>53,246</text:p>
          </table:table-cell>
          <table:table-cell office:value-type="float" office:value="49454" table:style-name="ce222">
            <text:p><text:s text:c="3"/>49,454</text:p>
          </table:table-cell>
          <table:table-cell office:value-type="float" office:value="49447" table:style-name="ce222">
            <text:p><text:s text:c="3"/>49,44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1756" table:style-name="ce222">
            <text:p><text:s text:c="3"/>1,756</text:p>
          </table:table-cell>
          <table:table-cell office:value-type="float" office:value="910" table:style-name="ce222">
            <text:p><text:s text:c="3"/>910</text:p>
          </table:table-cell>
          <table:table-cell office:value-type="float" office:value="846" table:style-name="ce222">
            <text:p><text:s text:c="3"/>846</text:p>
          </table:table-cell>
          <table:table-cell office:value-type="float" office:value="97" table:style-name="ce222">
            <text:p><text:s text:c="3"/>97</text:p>
          </table:table-cell>
          <table:table-cell office:value-type="float" office:value="51" table:style-name="ce222">
            <text:p><text:s text:c="3"/>51</text:p>
          </table:table-cell>
          <table:table-cell office:value-type="float" office:value="46" table:style-name="ce222">
            <text:p><text:s text:c="3"/>46</text:p>
          </table:table-cell>
          <table:table-cell office:value-type="float" office:value="1939" table:style-name="ce222">
            <text:p><text:s text:c="3"/>1,939</text:p>
          </table:table-cell>
          <table:table-cell office:value-type="float" office:value="1108" table:style-name="ce222">
            <text:p><text:s text:c="3"/>1,108</text:p>
          </table:table-cell>
          <table:table-cell office:value-type="float" office:value="831" table:style-name="ce222">
            <text:p><text:s text:c="3"/>831</text:p>
          </table:table-cell>
          <table:table-cell office:value-type="float" office:value="1660" table:style-name="ce222">
            <text:p><text:s text:c="3"/>1,660</text:p>
          </table:table-cell>
          <table:table-cell office:value-type="float" office:value="1094" table:style-name="ce222">
            <text:p><text:s text:c="3"/>1,094</text:p>
          </table:table-cell>
          <table:table-cell office:value-type="float" office:value="566" table:style-name="ce222">
            <text:p><text:s text:c="3"/>566</text:p>
          </table:table-cell>
          <table:table-cell office:value-type="float" office:value="279" table:style-name="ce222">
            <text:p><text:s text:c="3"/>279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265" table:style-name="ce222">
            <text:p><text:s text:c="3"/>265</text:p>
          </table:table-cell>
          <table:table-cell office:value-type="float" office:value="544" table:style-name="ce222">
            <text:p><text:s text:c="3"/>544</text:p>
          </table:table-cell>
          <table:table-cell office:value-type="float" office:value="541" table:style-name="ce222">
            <text:p><text:s text:c="3"/>541</text:p>
          </table:table-cell>
          <table:table-cell office:value-type="float" office:value="541" table:style-name="ce222">
            <text:p><text:s text:c="3"/>54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6771" table:style-name="ce43">
            <text:p><text:s text:c="3"/>26,771</text:p>
          </table:table-cell>
          <table:table-cell office:value-type="float" office:value="26265" table:style-name="ce43">
            <text:p><text:s text:c="3"/>26,265</text:p>
          </table:table-cell>
          <table:table-cell office:value-type="float" office:value="26259" table:style-name="ce43">
            <text:p><text:s text:c="3"/>26,25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22" table:style-name="ce43">
            <text:p><text:s text:c="3"/>122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103" table:style-name="ce43">
            <text:p><text:s text:c="3"/>103</text:p>
          </table:table-cell>
          <table:table-cell office:value-type="float" office:value="48" table:style-name="ce43">
            <text:p><text:s text:c="3"/>48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336" table:style-name="ce43">
            <text:p><text:s text:c="3"/>336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311" table:style-name="ce43">
            <text:p><text:s text:c="3"/>311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106" table:style-name="ce43">
            <text:p><text:s text:c="3"/>106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205" table:style-name="ce43">
            <text:p><text:s text:c="3"/>205</text:p>
          </table:table-cell>
          <table:table-cell office:value-type="float" office:value="26623" table:style-name="ce227">
            <text:p><text:s text:c="3"/>26,623</text:p>
          </table:table-cell>
          <table:table-cell office:value-type="float" office:value="26118" table:style-name="ce227">
            <text:p><text:s text:c="3"/>26,118</text:p>
          </table:table-cell>
          <table:table-cell office:value-type="float" office:value="26112" table:style-name="ce227">
            <text:p><text:s text:c="3"/>26,112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122" table:style-name="ce227">
            <text:p><text:s text:c="3"/>122</text:p>
          </table:table-cell>
          <table:table-cell office:value-type="float" office:value="19" table:style-name="ce227">
            <text:p><text:s text:c="3"/>19</text:p>
          </table:table-cell>
          <table:table-cell office:value-type="float" office:value="103" table:style-name="ce227">
            <text:p><text:s text:c="3"/>103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0" table:style-name="ce227">
            <text:p><text:s text:c="3"/>20</text:p>
          </table:table-cell>
          <table:table-cell office:value-type="float" office:value="28" table:style-name="ce227">
            <text:p><text:s text:c="3"/>28</text:p>
          </table:table-cell>
          <table:table-cell office:value-type="float" office:value="335" table:style-name="ce227">
            <text:p><text:s text:c="3"/>335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310" table:style-name="ce227">
            <text:p><text:s text:c="3"/>310</text:p>
          </table:table-cell>
          <table:table-cell office:value-type="float" office:value="120" table:style-name="ce227">
            <text:p><text:s text:c="3"/>120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106" table:style-name="ce227">
            <text:p><text:s text:c="3"/>106</text:p>
          </table:table-cell>
          <table:table-cell office:value-type="float" office:value="215" table:style-name="ce227">
            <text:p><text:s text:c="3"/>215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204" table:style-name="ce227">
            <text:p><text:s text:c="3"/>204</text:p>
          </table:table-cell>
          <table:table-cell office:value-type="float" office:value="148" table:style-name="ce227">
            <text:p><text:s text:c="3"/>148</text:p>
          </table:table-cell>
          <table:table-cell office:value-type="float" office:value="147" table:style-name="ce227">
            <text:p><text:s text:c="3"/>147</text:p>
          </table:table-cell>
          <table:table-cell office:value-type="float" office:value="147" table:style-name="ce227">
            <text:p><text:s text:c="3"/>147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43">
            <text:p>—</text:p>
          </table:table-cell>
          <table:table-cell office:value-type="float" office:value="1" table:style-name="ce243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7019" table:style-name="ce53">
            <text:p><text:s text:c="3"/>27,019</text:p>
          </table:table-cell>
          <table:table-cell office:value-type="float" office:value="23730" table:style-name="ce53">
            <text:p><text:s text:c="3"/>23,730</text:p>
          </table:table-cell>
          <table:table-cell office:value-type="float" office:value="23729" table:style-name="ce53">
            <text:p><text:s text:c="3"/>23,729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634" table:style-name="ce53">
            <text:p><text:s text:c="3"/>1,634</text:p>
          </table:table-cell>
          <table:table-cell office:value-type="float" office:value="891" table:style-name="ce53">
            <text:p><text:s text:c="3"/>891</text:p>
          </table:table-cell>
          <table:table-cell office:value-type="float" office:value="743" table:style-name="ce53">
            <text:p><text:s text:c="3"/>743</text:p>
          </table:table-cell>
          <table:table-cell office:value-type="float" office:value="49" table:style-name="ce53">
            <text:p><text:s text:c="3"/>49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606" table:style-name="ce53">
            <text:p><text:s text:c="3"/>1,606</text:p>
          </table:table-cell>
          <table:table-cell office:value-type="float" office:value="1084" table:style-name="ce53">
            <text:p><text:s text:c="3"/>1,084</text:p>
          </table:table-cell>
          <table:table-cell office:value-type="float" office:value="522" table:style-name="ce53">
            <text:p><text:s text:c="3"/>522</text:p>
          </table:table-cell>
          <table:table-cell office:value-type="float" office:value="1541" table:style-name="ce53">
            <text:p><text:s text:c="3"/>1,541</text:p>
          </table:table-cell>
          <table:table-cell office:value-type="float" office:value="1081" table:style-name="ce53">
            <text:p><text:s text:c="3"/>1,081</text:p>
          </table:table-cell>
          <table:table-cell office:value-type="float" office:value="460" table:style-name="ce53">
            <text:p><text:s text:c="3"/>460</text:p>
          </table:table-cell>
          <table:table-cell office:value-type="float" office:value="65" table:style-name="ce53">
            <text:p><text:s text:c="3"/>65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62" table:style-name="ce53">
            <text:p><text:s text:c="3"/>62</text:p>
          </table:table-cell>
          <table:table-cell office:value-type="float" office:value="26623" table:style-name="ce233">
            <text:p><text:s text:c="3"/>26,623</text:p>
          </table:table-cell>
          <table:table-cell office:value-type="float" office:value="23336" table:style-name="ce233">
            <text:p><text:s text:c="3"/>23,336</text:p>
          </table:table-cell>
          <table:table-cell office:value-type="float" office:value="23335" table:style-name="ce233">
            <text:p><text:s text:c="3"/>23,335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634" table:style-name="ce233">
            <text:p><text:s text:c="3"/>1,634</text:p>
          </table:table-cell>
          <table:table-cell office:value-type="float" office:value="891" table:style-name="ce233">
            <text:p><text:s text:c="3"/>891</text:p>
          </table:table-cell>
          <table:table-cell office:value-type="float" office:value="743" table:style-name="ce233">
            <text:p><text:s text:c="3"/>743</text:p>
          </table:table-cell>
          <table:table-cell office:value-type="float" office:value="49" table:style-name="ce233">
            <text:p><text:s text:c="3"/>49</text:p>
          </table:table-cell>
          <table:table-cell office:value-type="float" office:value="31" table:style-name="ce233">
            <text:p><text:s text:c="3"/>31</text:p>
          </table:table-cell>
          <table:table-cell office:value-type="float" office:value="18" table:style-name="ce233">
            <text:p><text:s text:c="3"/>18</text:p>
          </table:table-cell>
          <table:table-cell office:value-type="float" office:value="1604" table:style-name="ce233">
            <text:p><text:s text:c="3"/>1,604</text:p>
          </table:table-cell>
          <table:table-cell office:value-type="float" office:value="1083" table:style-name="ce233">
            <text:p><text:s text:c="3"/>1,083</text:p>
          </table:table-cell>
          <table:table-cell office:value-type="float" office:value="521" table:style-name="ce233">
            <text:p><text:s text:c="3"/>521</text:p>
          </table:table-cell>
          <table:table-cell office:value-type="float" office:value="1540" table:style-name="ce233">
            <text:p><text:s text:c="3"/>1,540</text:p>
          </table:table-cell>
          <table:table-cell office:value-type="float" office:value="1080" table:style-name="ce233">
            <text:p><text:s text:c="3"/>1,080</text:p>
          </table:table-cell>
          <table:table-cell office:value-type="float" office:value="460" table:style-name="ce233">
            <text:p><text:s text:c="3"/>460</text:p>
          </table:table-cell>
          <table:table-cell office:value-type="float" office:value="64" table:style-name="ce233">
            <text:p><text:s text:c="3"/>6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61" table:style-name="ce233">
            <text:p><text:s text:c="3"/>61</text:p>
          </table:table-cell>
          <table:table-cell office:value-type="float" office:value="396" table:style-name="ce233">
            <text:p><text:s text:c="3"/>396</text:p>
          </table:table-cell>
          <table:table-cell office:value-type="float" office:value="394" table:style-name="ce233">
            <text:p><text:s text:c="3"/>394</text:p>
          </table:table-cell>
          <table:table-cell office:value-type="float" office:value="394" table:style-name="ce233">
            <text:p><text:s text:c="3"/>394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44">
            <text:p>—</text:p>
          </table:table-cell>
          <table:table-cell office:value-type="float" office:value="1" table:style-name="ce24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8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0" table:style-name="ce113">
            <text:p>—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36" table:style-name="ce113">
            <text:p><text:s text:c="3"/>136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43" table:style-name="ce113">
            <text:p><text:s text:c="3"/>143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41" table:style-name="ce113">
            <text:p><text:s text:c="3"/>14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" table:style-name="ce113">
            <text:p><text:s text:c="3"/>29</text:p>
          </table:table-cell>
          <table:table-cell office:value-type="float" office:value="7132" table:style-name="ce247">
            <text:p><text:s text:c="3"/>7,132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0" table:style-name="ce248">
            <text:p>—</text:p>
          </table:table-cell>
          <table:table-cell office:value-type="float" office:value="248" table:style-name="ce248">
            <text:p><text:s text:c="3"/>248</text:p>
          </table:table-cell>
          <table:table-cell office:value-type="float" office:value="136" table:style-name="ce248">
            <text:p><text:s text:c="3"/>136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47" table:style-name="ce248">
            <text:p><text:s text:c="3"/>247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05" table:style-name="ce248">
            <text:p><text:s text:c="3"/>105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140" table:style-name="ce248">
            <text:p><text:s text:c="3"/>140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30" table:style-name="ce248">
            <text:p><text:s text:c="3"/>3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table-cell office:value-type="string" table:style-name="ce26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566" table:style-name="ce250">
            <text:p><text:s text:c="3"/>3,566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0" table:style-name="ce251">
            <text:p>—</text:p>
          </table:table-cell>
          <table:table-cell office:value-type="float" office:value="1" table:style-name="ce255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618" table:style-name="ce125">
            <text:p><text:s text:c="3"/>3,618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0" table:style-name="ce125">
            <text:p>—</text:p>
          </table:table-cell>
          <table:table-cell office:value-type="float" office:value="234" table:style-name="ce125">
            <text:p><text:s text:c="3"/>234</text:p>
          </table:table-cell>
          <table:table-cell office:value-type="float" office:value="136" table:style-name="ce125">
            <text:p><text:s text:c="3"/>136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138" table:style-name="ce125">
            <text:p><text:s text:c="3"/>138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566" table:style-name="ce256">
            <text:p><text:s text:c="3"/>3,566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0" table:style-name="ce146">
            <text:p>—</text:p>
          </table:table-cell>
          <table:table-cell office:value-type="float" office:value="234" table:style-name="ce146">
            <text:p><text:s text:c="3"/>234</text:p>
          </table:table-cell>
          <table:table-cell office:value-type="float" office:value="136" table:style-name="ce146">
            <text:p><text:s text:c="3"/>136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14" table:style-name="ce146">
            <text:p><text:s text:c="3"/>214</text:p>
          </table:table-cell>
          <table:table-cell office:value-type="float" office:value="138" table:style-name="ce146">
            <text:p><text:s text:c="3"/>138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206" table:style-name="ce146">
            <text:p><text:s text:c="3"/>206</text:p>
          </table:table-cell>
          <table:table-cell office:value-type="float" office:value="137" table:style-name="ce146">
            <text:p><text:s text:c="3"/>137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8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3">
            <text:p><text:s text:c="3"/>6,283</text:p>
          </table:table-cell>
          <table:table-cell office:value-type="float" office:value="6282" table:style-name="ce113">
            <text:p><text:s text:c="3"/>6,28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88" table:style-name="ce113">
            <text:p><text:s text:c="3"/>8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7" table:style-name="ce113">
            <text:p><text:s text:c="3"/>27</text:p>
          </table:table-cell>
          <table:table-cell office:value-type="float" office:value="6652" table:style-name="ce247">
            <text:p><text:s text:c="3"/>6,652</text:p>
          </table:table-cell>
          <table:table-cell office:value-type="float" office:value="6193" table:style-name="ce248">
            <text:p><text:s text:c="3"/>6,193</text:p>
          </table:table-cell>
          <table:table-cell office:value-type="float" office:value="6192" table:style-name="ce248">
            <text:p><text:s text:c="3"/>6,19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26" table:style-name="ce248">
            <text:p><text:s text:c="3"/>226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88" table:style-name="ce248">
            <text:p><text:s text:c="3"/>88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29" table:style-name="ce248">
            <text:p><text:s text:c="3"/>129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7" table:style-name="ce248">
            <text:p><text:s text:c="3"/>27</text:p>
          </table:table-cell>
          <table:table-cell office:value-type="float" office:value="90" table:style-name="ce247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19">
            <text:p><text:s text:c="3"/>3,292</text:p>
          </table:table-cell>
          <table:table-cell office:value-type="float" office:value="3291" table:style-name="ce119">
            <text:p><text:s text:c="3"/>3,29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326" table:style-name="ce250">
            <text:p><text:s text:c="3"/>3,326</text:p>
          </table:table-cell>
          <table:table-cell office:value-type="float" office:value="3268" table:style-name="ce145">
            <text:p><text:s text:c="3"/>3,268</text:p>
          </table:table-cell>
          <table:table-cell office:value-type="float" office:value="3267" table:style-name="ce145">
            <text:p><text:s text:c="3"/>3,26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392" table:style-name="ce125">
            <text:p><text:s text:c="3"/>3,392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0" table:style-name="ce125">
            <text:p>—</text:p>
          </table:table-cell>
          <table:table-cell office:value-type="float" office:value="213" table:style-name="ce125">
            <text:p><text:s text:c="3"/>213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326" table:style-name="ce256">
            <text:p><text:s text:c="3"/>3,326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0" table:style-name="ce146">
            <text:p>—</text:p>
          </table:table-cell>
          <table:table-cell office:value-type="float" office:value="213" table:style-name="ce146">
            <text:p><text:s text:c="3"/>213</text:p>
          </table:table-cell>
          <table:table-cell office:value-type="float" office:value="108" table:style-name="ce146">
            <text:p><text:s text:c="3"/>108</text:p>
          </table:table-cell>
          <table:table-cell office:value-type="float" office:value="105" table:style-name="ce146">
            <text:p><text:s text:c="3"/>105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78" table:style-name="ce146">
            <text:p><text:s text:c="3"/>178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66" table:style-name="ce25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268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3">
            <text:p><text:s text:c="3"/>8,739</text:p>
          </table:table-cell>
          <table:table-cell office:value-type="float" office:value="8738" table:style-name="ce113">
            <text:p><text:s text:c="3"/>8,73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199" table:style-name="ce113">
            <text:p><text:s text:c="3"/>199</text:p>
          </table:table-cell>
          <table:table-cell office:value-type="float" office:value="169" table:style-name="ce113">
            <text:p><text:s text:c="3"/>169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9338" table:style-name="ce247">
            <text:p><text:s text:c="3"/>9,338</text:p>
          </table:table-cell>
          <table:table-cell office:value-type="float" office:value="8640" table:style-name="ce248">
            <text:p><text:s text:c="3"/>8,640</text:p>
          </table:table-cell>
          <table:table-cell office:value-type="float" office:value="8639" table:style-name="ce248">
            <text:p><text:s text:c="3"/>8,63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20" table:style-name="ce248">
            <text:p><text:s text:c="3"/>320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367" table:style-name="ce248">
            <text:p><text:s text:c="3"/>367</text:p>
          </table:table-cell>
          <table:table-cell office:value-type="float" office:value="199" table:style-name="ce248">
            <text:p><text:s text:c="3"/>199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312" table:style-name="ce248">
            <text:p><text:s text:c="3"/>312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4" table:style-name="ce248">
            <text:p><text:s text:c="3"/>114</text:p>
          </table:table-cell>
          <table:table-cell office:value-type="float" office:value="55" table:style-name="ce248">
            <text:p><text:s text:c="3"/>5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100" table:style-name="ce247">
            <text:p><text:s text:c="3"/>100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19">
            <text:p><text:s text:c="3"/>4,610</text:p>
          </table:table-cell>
          <table:table-cell office:value-type="float" office:value="4609" table:style-name="ce119">
            <text:p><text:s text:c="3"/>4,60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669" table:style-name="ce250">
            <text:p><text:s text:c="3"/>4,669</text:p>
          </table:table-cell>
          <table:table-cell office:value-type="float" office:value="4588" table:style-name="ce145">
            <text:p><text:s text:c="3"/>4,588</text:p>
          </table:table-cell>
          <table:table-cell office:value-type="float" office:value="4587" table:style-name="ce145">
            <text:p><text:s text:c="3"/>4,58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7" table:style-name="ce145">
            <text:p><text:s text:c="3"/>5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6" table:style-name="ce145">
            <text:p><text:s text:c="3"/>5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41" table:style-name="ce251">
            <text:p><text:s text:c="3"/>4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4747" table:style-name="ce125">
            <text:p><text:s text:c="3"/>4,747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0" table:style-name="ce125">
            <text:p>—</text:p>
          </table:table-cell>
          <table:table-cell office:value-type="float" office:value="302" table:style-name="ce125">
            <text:p><text:s text:c="3"/>302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11" table:style-name="ce125">
            <text:p><text:s text:c="3"/>311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669" table:style-name="ce256">
            <text:p><text:s text:c="3"/>4,669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0" table:style-name="ce146">
            <text:p>—</text:p>
          </table:table-cell>
          <table:table-cell office:value-type="float" office:value="302" table:style-name="ce146">
            <text:p><text:s text:c="3"/>302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10" table:style-name="ce146">
            <text:p><text:s text:c="3"/>310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112" table:style-name="ce146">
            <text:p><text:s text:c="3"/>112</text:p>
          </table:table-cell>
          <table:table-cell office:value-type="float" office:value="296" table:style-name="ce146">
            <text:p><text:s text:c="3"/>296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78" table:style-name="ce256">
            <text:p><text:s text:c="3"/>78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8460" table:style-name="ce113">
            <text:p><text:s text:c="3"/>8,460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7863" table:style-name="ce113">
            <text:p><text:s text:c="3"/>7,86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38" table:style-name="ce113">
            <text:p><text:s text:c="3"/>138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8380" table:style-name="ce247">
            <text:p><text:s text:c="3"/>8,380</text:p>
          </table:table-cell>
          <table:table-cell office:value-type="float" office:value="7786" table:style-name="ce248">
            <text:p><text:s text:c="3"/>7,786</text:p>
          </table:table-cell>
          <table:table-cell office:value-type="float" office:value="7783" table:style-name="ce248">
            <text:p><text:s text:c="3"/>7,783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61" table:style-name="ce248">
            <text:p><text:s text:c="3"/>261</text:p>
          </table:table-cell>
          <table:table-cell office:value-type="float" office:value="138" table:style-name="ce248">
            <text:p><text:s text:c="3"/>138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315" table:style-name="ce248">
            <text:p><text:s text:c="3"/>315</text:p>
          </table:table-cell>
          <table:table-cell office:value-type="float" office:value="185" table:style-name="ce248">
            <text:p><text:s text:c="3"/>185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270" table:style-name="ce248">
            <text:p><text:s text:c="3"/>270</text:p>
          </table:table-cell>
          <table:table-cell office:value-type="float" office:value="183" table:style-name="ce248">
            <text:p><text:s text:c="3"/>183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5" table:style-name="ce248">
            <text:p><text:s text:c="3"/>45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3" table:style-name="ce248">
            <text:p><text:s text:c="3"/>43</text:p>
          </table:table-cell>
          <table:table-cell office:value-type="float" office:value="80" table:style-name="ce247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19">
            <text:p><text:s text:c="3"/>4,218</text:p>
          </table:table-cell>
          <table:table-cell office:value-type="float" office:value="4120" table:style-name="ce119">
            <text:p><text:s text:c="3"/>4,120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5" table:style-name="ce119">
            <text:p><text:s text:c="3"/>35</text:p>
          </table:table-cell>
          <table:table-cell office:value-type="float" office:value="4190" table:style-name="ce250">
            <text:p><text:s text:c="3"/>4,190</text:p>
          </table:table-cell>
          <table:table-cell office:value-type="float" office:value="4092" table:style-name="ce145">
            <text:p><text:s text:c="3"/>4,092</text:p>
          </table:table-cell>
          <table:table-cell office:value-type="float" office:value="4089" table:style-name="ce145">
            <text:p><text:s text:c="3"/>4,089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35" table:style-name="ce251">
            <text:p><text:s text:c="3"/>35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4242" table:style-name="ce125">
            <text:p><text:s text:c="3"/>4,242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0" table:style-name="ce125">
            <text:p>—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35" table:style-name="ce125">
            <text:p><text:s text:c="3"/>135</text:p>
          </table:table-cell>
          <table:table-cell office:value-type="float" office:value="104" table:style-name="ce125">
            <text:p><text:s text:c="3"/>10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8" table:style-name="ce125">
            <text:p><text:s text:c="3"/>248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40" table:style-name="ce125">
            <text:p><text:s text:c="3"/>240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190" table:style-name="ce256">
            <text:p><text:s text:c="3"/>4,190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0" table:style-name="ce146">
            <text:p>—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135" table:style-name="ce146">
            <text:p><text:s text:c="3"/>135</text:p>
          </table:table-cell>
          <table:table-cell office:value-type="float" office:value="104" table:style-name="ce146">
            <text:p><text:s text:c="3"/>104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67" table:style-name="ce146">
            <text:p><text:s text:c="3"/>67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7750" table:style-name="ce113">
            <text:p><text:s text:c="3"/>7,750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0" table:style-name="ce113">
            <text:p>—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17" table:style-name="ce113">
            <text:p><text:s text:c="3"/>1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160" table:style-name="ce113">
            <text:p><text:s text:c="3"/>160</text:p>
          </table:table-cell>
          <table:table-cell office:value-type="float" office:value="79" table:style-name="ce113">
            <text:p><text:s text:c="3"/>7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7656" table:style-name="ce247">
            <text:p><text:s text:c="3"/>7,656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0" table:style-name="ce248">
            <text:p>—</text:p>
          </table:table-cell>
          <table:table-cell office:value-type="float" office:value="246" table:style-name="ce248">
            <text:p><text:s text:c="3"/>246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79" table:style-name="ce248">
            <text:p><text:s text:c="3"/>279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17" table:style-name="ce248">
            <text:p><text:s text:c="3"/>1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160" table:style-name="ce248">
            <text:p><text:s text:c="3"/>160</text:p>
          </table:table-cell>
          <table:table-cell office:value-type="float" office:value="79" table:style-name="ce248">
            <text:p><text:s text:c="3"/>79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94" table:style-name="ce247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19">
            <text:p><text:s text:c="3"/>3,854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828" table:style-name="ce250">
            <text:p><text:s text:c="3"/>3,828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3" table:style-name="ce145">
            <text:p><text:s text:c="3"/>43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8" table:style-name="ce251">
            <text:p><text:s text:c="3"/>28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0" table:style-name="ce125">
            <text:p>—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4" table:style-name="ce125">
            <text:p><text:s text:c="3"/>124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828" table:style-name="ce256">
            <text:p><text:s text:c="3"/>3,828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0" table:style-name="ce146">
            <text:p>—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24" table:style-name="ce146">
            <text:p><text:s text:c="3"/>124</text:p>
          </table:table-cell>
          <table:table-cell office:value-type="float" office:value="109" table:style-name="ce146">
            <text:p><text:s text:c="3"/>109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74" table:style-name="ce146">
            <text:p><text:s text:c="3"/>74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68" table:style-name="ce25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6512" table:style-name="ce113">
            <text:p><text:s text:c="3"/>6,512</text:p>
          </table:table-cell>
          <table:table-cell office:value-type="float" office:value="6065" table:style-name="ce113">
            <text:p><text:s text:c="3"/>6,065</text:p>
          </table:table-cell>
          <table:table-cell office:value-type="float" office:value="6064" table:style-name="ce113">
            <text:p><text:s text:c="3"/>6,06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14" table:style-name="ce113">
            <text:p><text:s text:c="3"/>214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118" table:style-name="ce113">
            <text:p><text:s text:c="3"/>118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6452" table:style-name="ce247">
            <text:p><text:s text:c="3"/>6,452</text:p>
          </table:table-cell>
          <table:table-cell office:value-type="float" office:value="6005" table:style-name="ce248">
            <text:p><text:s text:c="3"/>6,005</text:p>
          </table:table-cell>
          <table:table-cell office:value-type="float" office:value="6004" table:style-name="ce248">
            <text:p><text:s text:c="3"/>6,00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14" table:style-name="ce248">
            <text:p><text:s text:c="3"/>214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118" table:style-name="ce248">
            <text:p><text:s text:c="3"/>118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3240" table:style-name="ce119">
            <text:p><text:s text:c="3"/>3,240</text:p>
          </table:table-cell>
          <table:table-cell office:value-type="float" office:value="3172" table:style-name="ce119">
            <text:p><text:s text:c="3"/>3,172</text:p>
          </table:table-cell>
          <table:table-cell office:value-type="float" office:value="3172" table:style-name="ce119">
            <text:p><text:s text:c="3"/>3,172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226" table:style-name="ce250">
            <text:p><text:s text:c="3"/>3,226</text:p>
          </table:table-cell>
          <table:table-cell office:value-type="float" office:value="3158" table:style-name="ce145">
            <text:p><text:s text:c="3"/>3,158</text:p>
          </table:table-cell>
          <table:table-cell office:value-type="float" office:value="3158" table:style-name="ce145">
            <text:p><text:s text:c="3"/>3,158</text:p>
          </table:table-cell>
          <table:table-cell office:value-type="float" office:value="0" table:style-name="ce145">
            <text:p>—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2" table:style-name="ce145">
            <text:p><text:s text:c="3"/>32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272" table:style-name="ce125">
            <text:p><text:s text:c="3"/>3,272</text:p>
          </table:table-cell>
          <table:table-cell office:value-type="float" office:value="2893" table:style-name="ce125">
            <text:p><text:s text:c="3"/>2,893</text:p>
          </table:table-cell>
          <table:table-cell office:value-type="float" office:value="2892" table:style-name="ce125">
            <text:p><text:s text:c="3"/>2,89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80" table:style-name="ce125">
            <text:p><text:s text:c="3"/>180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169" table:style-name="ce125">
            <text:p><text:s text:c="3"/>169</text:p>
          </table:table-cell>
          <table:table-cell office:value-type="float" office:value="115" table:style-name="ce125">
            <text:p><text:s text:c="3"/>115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226" table:style-name="ce256">
            <text:p><text:s text:c="3"/>3,226</text:p>
          </table:table-cell>
          <table:table-cell office:value-type="float" office:value="2847" table:style-name="ce146">
            <text:p><text:s text:c="3"/>2,847</text:p>
          </table:table-cell>
          <table:table-cell office:value-type="float" office:value="2846" table:style-name="ce146">
            <text:p><text:s text:c="3"/>2,846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95" table:style-name="ce146">
            <text:p><text:s text:c="3"/>195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80" table:style-name="ce146">
            <text:p><text:s text:c="3"/>180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69" table:style-name="ce146">
            <text:p><text:s text:c="3"/>169</text:p>
          </table:table-cell>
          <table:table-cell office:value-type="float" office:value="115" table:style-name="ce146">
            <text:p><text:s text:c="3"/>115</text:p>
          </table:table-cell>
          <table:table-cell office:value-type="float" office:value="54" table:style-name="ce146">
            <text:p><text:s text:c="3"/>54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46" table:style-name="ce256">
            <text:p><text:s text:c="3"/>46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7686" table:style-name="ce113">
            <text:p><text:s text:c="3"/>7,686</text:p>
          </table:table-cell>
          <table:table-cell office:value-type="float" office:value="7134" table:style-name="ce113">
            <text:p><text:s text:c="3"/>7,134</text:p>
          </table:table-cell>
          <table:table-cell office:value-type="float" office:value="7133" table:style-name="ce113">
            <text:p><text:s text:c="3"/>7,13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21" table:style-name="ce113">
            <text:p><text:s text:c="3"/>121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95" table:style-name="ce113">
            <text:p><text:s text:c="3"/>295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4" table:style-name="ce113">
            <text:p><text:s text:c="3"/>4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2" table:style-name="ce113">
            <text:p><text:s text:c="3"/>42</text:p>
          </table:table-cell>
          <table:table-cell office:value-type="float" office:value="7636" table:style-name="ce247">
            <text:p><text:s text:c="3"/>7,636</text:p>
          </table:table-cell>
          <table:table-cell office:value-type="float" office:value="7084" table:style-name="ce248">
            <text:p><text:s text:c="3"/>7,084</text:p>
          </table:table-cell>
          <table:table-cell office:value-type="float" office:value="7083" table:style-name="ce248">
            <text:p><text:s text:c="3"/>7,08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21" table:style-name="ce248">
            <text:p><text:s text:c="3"/>121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95" table:style-name="ce248">
            <text:p><text:s text:c="3"/>295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66" table:style-name="ce248">
            <text:p><text:s text:c="3"/>166</text:p>
          </table:table-cell>
          <table:table-cell office:value-type="float" office:value="85" table:style-name="ce248">
            <text:p><text:s text:c="3"/>85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50" table:style-name="ce247">
            <text:p><text:s text:c="3"/>50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3834" table:style-name="ce119">
            <text:p><text:s text:c="3"/>3,834</text:p>
          </table:table-cell>
          <table:table-cell office:value-type="float" office:value="3751" table:style-name="ce119">
            <text:p><text:s text:c="3"/>3,751</text:p>
          </table:table-cell>
          <table:table-cell office:value-type="float" office:value="3750" table:style-name="ce119">
            <text:p><text:s text:c="3"/>3,7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818" table:style-name="ce250">
            <text:p><text:s text:c="3"/>3,818</text:p>
          </table:table-cell>
          <table:table-cell office:value-type="float" office:value="3735" table:style-name="ce145">
            <text:p><text:s text:c="3"/>3,735</text:p>
          </table:table-cell>
          <table:table-cell office:value-type="float" office:value="3734" table:style-name="ce145">
            <text:p><text:s text:c="3"/>3,73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852" table:style-name="ce125">
            <text:p><text:s text:c="3"/>3,852</text:p>
          </table:table-cell>
          <table:table-cell office:value-type="float" office:value="3383" table:style-name="ce125">
            <text:p><text:s text:c="3"/>3,383</text:p>
          </table:table-cell>
          <table:table-cell office:value-type="float" office:value="3383" table:style-name="ce125">
            <text:p><text:s text:c="3"/>3,383</text:p>
          </table:table-cell>
          <table:table-cell office:value-type="float" office:value="0" table:style-name="ce125">
            <text:p>—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118" table:style-name="ce125">
            <text:p><text:s text:c="3"/>118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64" table:style-name="ce125">
            <text:p><text:s text:c="3"/>164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231" table:style-name="ce125">
            <text:p><text:s text:c="3"/>231</text:p>
          </table:table-cell>
          <table:table-cell office:value-type="float" office:value="163" table:style-name="ce125">
            <text:p><text:s text:c="3"/>163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818" table:style-name="ce256">
            <text:p><text:s text:c="3"/>3,818</text:p>
          </table:table-cell>
          <table:table-cell office:value-type="float" office:value="3349" table:style-name="ce146">
            <text:p><text:s text:c="3"/>3,349</text:p>
          </table:table-cell>
          <table:table-cell office:value-type="float" office:value="3349" table:style-name="ce146">
            <text:p><text:s text:c="3"/>3,349</text:p>
          </table:table-cell>
          <table:table-cell office:value-type="float" office:value="0" table:style-name="ce146">
            <text:p>—</text:p>
          </table:table-cell>
          <table:table-cell office:value-type="float" office:value="218" table:style-name="ce146">
            <text:p><text:s text:c="3"/>218</text:p>
          </table:table-cell>
          <table:table-cell office:value-type="float" office:value="118" table:style-name="ce146">
            <text:p><text:s text:c="3"/>118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64" table:style-name="ce146">
            <text:p><text:s text:c="3"/>164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231" table:style-name="ce146">
            <text:p><text:s text:c="3"/>231</text:p>
          </table:table-cell>
          <table:table-cell office:value-type="float" office:value="163" table:style-name="ce146">
            <text:p><text:s text:c="3"/>163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146">
            <text:p><text:s text:c="3"/>34</text:p>
          </table:table-cell>
          <table:table-cell office:value-type="float" office:value="34" table:style-name="ce146">
            <text:p><text:s text:c="3"/>34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50"/>
          <table:table-cell table:style-name="ce271"/>
          <table:table-cell office:value-type="string" table:style-name="ce167">
            <text:p>說明：1.本表按登記日期統計，95年以前未有設籍情形統計。</text:p>
          </table:table-cell>
          <table:table-cell table:number-columns-repeated="3" table:style-name="ce272"/>
          <table:table-cell table:number-columns-repeated="4" table:style-name="ce273"/>
          <table:table-cell table:number-columns-spanned="2" table:number-rows-spanned="1" table:style-name="ce295"/>
          <table:covered-table-cell/>
          <table:table-cell table:number-columns-repeated="4" table:style-name="ce272"/>
          <table:table-cell table:number-columns-repeated="2" table:style-name="ce50"/>
          <table:table-cell table:style-name="ce169"/>
          <table:table-cell table:style-name="ce275"/>
          <table:table-cell table:number-columns-repeated="22" table:style-name="ce50"/>
          <table:table-cell table:number-columns-repeated="10" table:style-name="ce276"/>
          <table:table-cell table:number-columns-repeated="6" table:style-name="ce50"/>
          <table:table-cell office:value-type="string" table:style-name="ce166">
            <text:p>內政部戶政司 民國110年8月10日編製</text:p>
          </table:table-cell>
          <table:table-cell table:number-columns-repeated="16325"/>
        </table:table-row>
        <table:table-row table:style-name="ro7">
          <table:table-cell table:number-columns-repeated="2" table:style-name="ce50"/>
          <table:table-cell office:value-type="string" table:style-name="ce167">
            <text:p>     <text:s/>2.本國籍未設籍欄位係指臺灣地區無戶籍國民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style-name="ce50"/>
          <table:table-cell table:style-name="ce197"/>
          <table:table-cell office:value-type="string" table:style-name="ce167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7">
          <table:table-cell table:style-name="ce50"/>
          <table:table-cell table:style-name="ce278"/>
          <table:table-cell office:value-type="string" table:style-name="ce167">
            <text:p><text:s text:c="6"/>6.終止結婚(相同性別)資料係自108年5月24日起統計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169"/>
          <table:table-cell table:style-name="ce279"/>
          <table:table-cell table:number-columns-repeated="19" table:style-name="ce272"/>
          <table:table-cell table:style-name="ce280"/>
          <table:table-cell table:number-columns-repeated="18" table:style-name="ce276"/>
          <table:table-cell table:style-name="ce28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8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 table:style-name="ce50"/>
        </table:table-row>
        <table:table-row table:number-rows-repeated="7" table:style-name="ro7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 table:style-name="ce50"/>
        </table:table-row>
        <table:table-row table:number-rows-repeated="36" table:style-name="ro7">
          <table:table-cell table:number-columns-repeated="2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76"/>
          <table:table-cell table:number-columns-repeated="16332"/>
        </table:table-row>
        <table:table-row table:number-rows-repeated="1048273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50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1D0" table:style-name="ta4">
        <table:table-source xlink:href="file:///C:/Users/moi1849/Desktop/123/3/1.月報/06速(月)報套印/11007/上網各月08及09公式(7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1E0" table:style-name="ta4">
        <table:table-source xlink:href="file:///C:/Users/moi1849/Desktop/123/3/1.月報/06速(月)報套印/11007/上網各月08及09公式(7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8結-年月別" table:style-name="ta4">
        <table:table-source xlink:href="file:///C:/Users/moi1849/Desktop/123/3/1.月報/06速(月)報套印/11007/上網各月08及09公式(7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8結-縣市別" table:style-name="ta4">
        <table:table-source xlink:href="file:///C:/Users/moi1849/Desktop/123/3/1.月報/06速(月)報套印/11007/上網各月08及09公式(7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8結-設籍情形" table:style-name="ta4">
        <table:table-source xlink:href="file:///C:/Users/moi1849/Desktop/123/3/1.月報/06速(月)報套印/11007/上網各月08及09公式(7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9離-年月別" table:style-name="ta4">
        <table:table-source xlink:href="file:///C:/Users/moi1849/Desktop/123/3/1.月報/06速(月)報套印/11007/上網各月08及09公式(7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9離-縣市別" table:style-name="ta4">
        <table:table-source xlink:href="file:///C:/Users/moi1849/Desktop/123/3/1.月報/06速(月)報套印/11007/上網各月08及09公式(7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9離-設籍情形" table:style-name="ta4">
        <table:table-source xlink:href="file:///C:/Users/moi1849/Desktop/123/3/1.月報/06速(月)報套印/11007/上網各月08及09公式(7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8-05T06:10:38Z</meta:creation-date>
    <dc:date>2021-08-05T06:11:13Z</dc:date>
  </office:meta>
</office:document-meta>
</file>